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6.241cm"/>
    </style:style>
    <style:style style:name="co5" style:family="table-column">
      <style:table-column-properties fo:break-before="auto" style:column-width="3.348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0.968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9.961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7.489cm"/>
    </style:style>
    <style:style style:name="co13" style:family="table-column">
      <style:table-column-properties fo:break-before="auto" style:column-width="5.625cm"/>
    </style:style>
    <style:style style:name="co14" style:family="table-column">
      <style:table-column-properties fo:break-before="auto" style:column-width="20.964cm"/>
    </style:style>
    <style:style style:name="co15" style:family="table-column">
      <style:table-column-properties fo:break-before="auto" style:column-width="6.235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3.297cm"/>
    </style:style>
    <style:style style:name="co18" style:family="table-column">
      <style:table-column-properties fo:break-before="auto" style:column-width="7.775cm"/>
    </style:style>
    <style:style style:name="co19" style:family="table-column">
      <style:table-column-properties fo:break-before="auto" style:column-width="4.408cm"/>
    </style:style>
    <style:style style:name="co20" style:family="table-column">
      <style:table-column-properties fo:break-before="auto" style:column-width="7.74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ext-style style:name="N5100" number:language="fr" number:country="FR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66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503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503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503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 style:data-style-name="N5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503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50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 style:data-style-name="N5000">
      <style:table-cell-properties style:cell-protect="protected 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33cccc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99cc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cccc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cccc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33cccc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990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5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1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6" table:default-cell-style-name="ce19"/>
        <table:table-column table:style-name="co9" table:default-cell-style-name="ce9"/>
        <table:table-column table:style-name="co10" table:default-cell-style-name="ce39"/>
        <table:table-column table:style-name="co11" table:default-cell-style-name="ce9"/>
        <table:table-column table:style-name="co12" table:default-cell-style-name="ce39"/>
        <table:table-column table:style-name="co13" table:default-cell-style-name="ce9"/>
        <table:table-column table:style-name="co14" table:default-cell-style-name="ce39"/>
        <table:table-column table:style-name="co15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6" table:number-columns-repeated="4" table:default-cell-style-name="ce9"/>
        <table:table-column table:style-name="co18" table:default-cell-style-name="ce9"/>
        <table:table-column table:style-name="co19" table:default-cell-style-name="ce9"/>
        <table:table-column table:style-name="co16" table:number-columns-repeated="8" table:default-cell-style-name="ce9"/>
        <table:table-column table:style-name="co20" table:default-cell-style-name="ce9"/>
        <table:table-column table:style-name="co16" table:number-columns-repeated="988" table:default-cell-style-name="ce9"/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ABDULLAH <text:s text:c="3"/></text:p>
          </table:table-cell>
          <table:table-cell office:value-type="string">
            <text:p>Nurul-Nadhirah</text:p>
          </table:table-cell>
          <table:table-cell/>
          <table:table-cell table:style-name="ce9"/>
          <table:table-cell office:value-type="float" office:value="91">
            <text:p>91</text:p>
          </table:table-cell>
          <table:table-cell table:number-columns-repeated="2"/>
          <table:table-cell table:style-name="ce9"/>
          <table:table-cell office:value-type="string">
            <text:p>malaisie</text:p>
          </table:table-cell>
          <table:table-cell office:value-type="string">
            <text:p>MIMOS BERHAD</text:p>
          </table:table-cell>
          <table:table-cell office:value-type="string">
            <text:p>moNsieur</text:p>
          </table:table-cell>
          <table:table-cell/>
          <table:table-cell office:value-type="string">
            <text:p>KUALA LUMPUR</text:p>
          </table:table-cell>
          <table:table-cell/>
          <table:table-cell office:value-type="string">
            <text:p>1.500 ringgit 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0-2011</text:p>
          </table:table-cell>
          <table:table-cell table:style-name="ce10" office:value-type="string">
            <text:p>Mademoiselle</text:p>
          </table:table-cell>
          <table:table-cell table:style-name="ce18" office:value-type="string">
            <text:p>AMMANCHERY</text:p>
          </table:table-cell>
          <table:table-cell table:style-name="ce18" office:value-type="string">
            <text:p>Sandra</text:p>
          </table:table-cell>
          <table:table-cell table:style-name="ce20" office:value-type="date" office:date-value="2011-07-01">
            <text:p>01/07/2011</text:p>
          </table:table-cell>
          <table:table-cell table:style-name="ce20" office:value-type="date" office:date-value="2011-08-01">
            <text:p>01/08/2011</text:p>
          </table:table-cell>
          <table:table-cell table:style-name="ce25" table:formula="of:=IF(ISBLANK([.F2]);&quot;&quot;;[.G2]-[.F2])" office:value-type="float" office:value="31">
            <text:p>31</text:p>
          </table:table-cell>
          <table:table-cell table:style-name="ce10"/>
          <table:table-cell table:style-name="ce20" office:value-type="date" office:date-value="2011-07-04">
            <text:p>04/07/2011</text:p>
          </table:table-cell>
          <table:table-cell table:style-name="ce20"/>
          <table:table-cell table:style-name="ce29" office:value-type="string">
            <text:p>Inde</text:p>
          </table:table-cell>
          <table:table-cell table:style-name="ce15" office:value-type="string">
            <text:p>Choco-là</text:p>
          </table:table-cell>
          <table:table-cell table:style-name="ce15" office:value-type="string">
            <text:p>Monsieur</text:p>
          </table:table-cell>
          <table:table-cell table:style-name="ce15" office:value-type="string">
            <text:p>Operations manager</text:p>
          </table:table-cell>
          <table:table-cell table:style-name="ce15" office:value-type="string">
            <text:p>Pondicherry</text:p>
          </table:table-cell>
          <table:table-cell table:style-name="ce15" office:value-type="string">
            <text:p>stage en production</text:p>
          </table:table-cell>
          <table:table-cell table:style-name="ce18" office:value-type="float" office:value="160">
            <text:p>160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AMMANCHERY Sandra</text:p>
          </table:table-cell>
          <table:table-cell/>
          <table:table-cell/>
          <table:table-cell table:style-name="ce9"/>
          <table:table-cell table:style-name="ce25" table:formula="of:=IF(ISBLANK([.F3]);&quot;&quot;;[.G3]-[.F3])">
            <text:p/>
          </table:table-cell>
          <table:table-cell table:number-columns-repeated="2"/>
          <table:table-cell table:style-name="ce9"/>
          <table:table-cell table:style-name="ce30" office:value-type="string">
            <text:p>Brésil</text:p>
          </table:table-cell>
          <table:table-cell office:value-type="string">
            <text:p>Universidade Federal de Sergipe</text:p>
          </table:table-cell>
          <table:table-cell/>
          <table:table-cell office:value-type="string">
            <text:p>Chef du département d'ingénierie Alimentaire</text:p>
          </table:table-cell>
          <table:table-cell office:value-type="string">
            <text:p>Saint Kitts, en Ontario </text:p>
          </table:table-cell>
          <table:table-cell/>
          <table:table-cell office:value-type="float" office:value="610">
            <text:p>61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BA Fatou</text:p>
          </table:table-cell>
          <table:table-cell table:style-name="ce18"/>
          <table:table-cell table:style-name="ce21" office:value-type="date" office:date-value="2012-04-14">
            <text:p>14/04/2012</text:p>
          </table:table-cell>
          <table:table-cell table:style-name="ce21" office:value-type="date" office:date-value="2012-07-14">
            <text:p>14/07/2012</text:p>
          </table:table-cell>
          <table:table-cell table:style-name="ce25" table:formula="of:=IF(ISBLANK([.F4]);&quot;&quot;;[.G4]-[.F4])" office:value-type="float" office:value="91">
            <text:p>91</text:p>
          </table:table-cell>
          <table:table-cell table:number-columns-repeated="2"/>
          <table:table-cell table:style-name="ce21" office:value-type="date" office:date-value="2012-03-13">
            <text:p>13/03/2012</text:p>
          </table:table-cell>
          <table:table-cell table:style-name="ce31" office:value-type="string">
            <text:p>Sénégal</text:p>
          </table:table-cell>
          <table:table-cell table:style-name="ce40" office:value-type="string">
            <text:p>ITA (institut de technologie alimentaire)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r</text:p>
          </table:table-cell>
          <table:table-cell table:style-name="ce14" office:value-type="string">
            <text:p>Dakar</text:p>
          </table:table-cell>
          <table:table-cell table:style-name="ce10" office:value-type="string">
            <text:p>développement de la technologie de production de gomme xanthane à partir de la mélasse comme source de carbone</text:p>
          </table:table-cell>
          <table:table-cell table:style-name="ce43" office:value-type="float" office:value="440">
            <text:p>44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A MAMADOU </text:p>
          </table:table-cell>
          <table:table-cell office:value-type="string">
            <text:p>Saliou </text:p>
          </table:table-cell>
          <table:table-cell table:style-name="ce19" office:value-type="date" office:date-value="2012-05-01">
            <text:p>01/05/2012</text:p>
          </table:table-cell>
          <table:table-cell office:value-type="date" office:date-value="2012-07-15">
            <text:p>15/07/2012</text:p>
          </table:table-cell>
          <table:table-cell table:style-name="ce25" table:formula="of:=IF(ISBLANK([.F5]);&quot;&quot;;[.G5]-[.F5])" office:value-type="float" office:value="75">
            <text:p>7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/>
          <table:table-cell office:value-type="string">
            <text:p>WARSZAWA</text:p>
          </table:table-cell>
          <table:table-cell office:value-type="string">
            <text:p>Experiments of cold extrusion of aluminium on severe plastic deformations conditions </text:p>
          </table:table-cell>
          <table:table-cell office:value-type="float" office:value="540">
            <text:p>5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3" office:value-type="string">
            <text:p>Baert Domitille</text:p>
          </table:table-cell>
          <table:table-cell/>
          <table:table-cell table:style-name="ce19" office:value-type="date" office:date-value="2012-03-05">
            <text:p>05/03/2012</text:p>
          </table:table-cell>
          <table:table-cell office:value-type="date" office:date-value="2012-08-31">
            <text:p>31/08/2012</text:p>
          </table:table-cell>
          <table:table-cell table:style-name="ce25" table:formula="of:=IF(ISBLANK([.F6]);&quot;&quot;;[.G6]-[.F6])" office:value-type="float" office:value="179">
            <text:p>179</text:p>
          </table:table-cell>
          <table:table-cell table:number-columns-repeated="2"/>
          <table:table-cell table:style-name="ce9"/>
          <table:table-cell table:style-name="ce32" office:value-type="string">
            <text:p>Belgique</text:p>
          </table:table-cell>
          <table:table-cell office:value-type="string">
            <text:p>McCain Alimentaire SAS</text:p>
          </table:table-cell>
          <table:table-cell office:value-type="string">
            <text:p>Madame</text:p>
          </table:table-cell>
          <table:table-cell office:value-type="string">
            <text:p>Responsable Formation</text:p>
          </table:table-cell>
          <table:table-cell office:value-type="string">
            <text:p>HARNES</text:p>
          </table:table-cell>
          <table:table-cell/>
          <table:table-cell office:value-type="string">
            <text:p>1000 dollars australiens soit 810,58 €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BAHM Sophi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6-18">
            <text:p>18/06/2010</text:p>
          </table:table-cell>
          <table:table-cell table:style-name="ce25" table:formula="of:=IF(ISBLANK([.F7]);&quot;&quot;;[.G7]-[.F7])" office:value-type="float" office:value="68">
            <text:p>68</text:p>
          </table:table-cell>
          <table:table-cell/>
          <table:table-cell table:style-name="ce21" office:value-type="date" office:date-value="2010-04-11">
            <text:p>11/04/2010</text:p>
          </table:table-cell>
          <table:table-cell table:style-name="ce21"/>
          <table:table-cell table:style-name="ce33" office:value-type="string">
            <text:p>Allemagne</text:p>
          </table:table-cell>
          <table:table-cell table:style-name="ce40" office:value-type="string">
            <text:p>Institut fur Mikrobiologie</text:p>
          </table:table-cell>
          <table:table-cell table:style-name="ce14" office:value-type="string">
            <text:p>Prof. Dr.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Stuttgart</text:p>
          </table:table-cell>
          <table:table-cell table:style-name="ce10" office:value-type="string">
            <text:p>changement de la spécificité de substrat de l'enolpytuvyltranferase Mur A d'E.Coli par évolution dirigée </text:p>
          </table:table-cell>
          <table:table-cell table:style-name="ce44" office:value-type="float" office:value="450">
            <text:p>45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BARBRY </text:p>
          </table:table-cell>
          <table:table-cell office:value-type="string">
            <text:p>Loic</text:p>
          </table:table-cell>
          <table:table-cell table:style-name="ce19"/>
          <table:table-cell/>
          <table:table-cell table:style-name="ce25" table:formula="of:=IF(ISBLANK([.F8]);&quot;&quot;;[.G8]-[.F8]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34" office:value-type="string">
            <text:p>USA</text:p>
          </table:table-cell>
          <table:table-cell office:value-type="string">
            <text:p>SANTA CRUZ SEASIDE COMPANY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SANTA CRUZ CA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IMA5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BARON </text:p>
          </table:table-cell>
          <table:table-cell office:value-type="string">
            <text:p>Marius</text:p>
          </table:table-cell>
          <table:table-cell/>
          <table:table-cell table:style-name="ce9"/>
          <table:table-cell office:value-type="float" office:value="158">
            <text:p>158</text:p>
          </table:table-cell>
          <table:table-cell table:number-columns-repeated="2"/>
          <table:table-cell table:style-name="ce9"/>
          <table:table-cell office:value-type="string">
            <text:p>CANADA </text:p>
          </table:table-cell>
          <table:table-cell office:value-type="string">
            <text:p>CREO INC </text:p>
          </table:table-cell>
          <table:table-cell office:value-type="string">
            <text:p>madame</text:p>
          </table:table-cell>
          <table:table-cell office:value-type="string">
            <text:p>diRECTEUR général</text:p>
          </table:table-cell>
          <table:table-cell office:value-type="string">
            <text:p>MONTREAL 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ATANE</text:p>
          </table:table-cell>
          <table:table-cell office:value-type="string">
            <text:p>Mehdi</text:p>
          </table:table-cell>
          <table:table-cell table:style-name="ce19" office:value-type="date" office:date-value="2010-03-01">
            <text:p>01/03/2010</text:p>
          </table:table-cell>
          <table:table-cell/>
          <table:table-cell table:style-name="ce25"/>
          <table:table-cell table:number-columns-repeated="3"/>
          <table:table-cell office:value-type="string">
            <text:p>BELGIQUE </text:p>
          </table:table-cell>
          <table:table-cell office:value-type="string">
            <text:p>TECHSPACE AERO </text:p>
          </table:table-cell>
          <table:table-cell office:value-type="string">
            <text:p>M</text:p>
          </table:table-cell>
          <table:table-cell office:value-type="string">
            <text:p>Directeur </text:p>
          </table:table-cell>
          <table:table-cell office:value-type="string">
            <text:p>MILMORT </text:p>
          </table:table-cell>
          <table:table-cell office:value-type="string">
            <text:p>Assistant Chef de Projet mécanique 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ademoiselle</text:p>
          </table:table-cell>
          <table:table-cell table:style-name="ce14" office:value-type="string">
            <text:p>BDIOUI</text:p>
          </table:table-cell>
          <table:table-cell table:style-name="ce12" office:value-type="string">
            <text:p>Nawelle </text:p>
          </table:table-cell>
          <table:table-cell table:style-name="ce21" office:value-type="date" office:date-value="2010-01-01">
            <text:p>01/01/2010</text:p>
          </table:table-cell>
          <table:table-cell table:style-name="ce21" office:value-type="date" office:date-value="2010-07-14">
            <text:p>14/07/2010</text:p>
          </table:table-cell>
          <table:table-cell table:style-name="ce25" table:formula="of:=IF(ISBLANK([.F11]);&quot;&quot;;[.G11]-[.F11])" office:value-type="float" office:value="194">
            <text:p>194</text:p>
          </table:table-cell>
          <table:table-cell table:style-name="ce11"/>
          <table:table-cell table:style-name="ce21" office:value-type="string">
            <text:p>17/11/1009</text:p>
          </table:table-cell>
          <table:table-cell table:style-name="ce21" office:value-type="date" office:date-value="2010-01-04">
            <text:p>04/01/2010</text:p>
          </table:table-cell>
          <table:table-cell table:style-name="ce33" office:value-type="string">
            <text:p>Canada</text:p>
          </table:table-cell>
          <table:table-cell table:style-name="ce40" office:value-type="string">
            <text:p>Les entreprises Amira INC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DG</text:p>
          </table:table-cell>
          <table:table-cell table:style-name="ce14" office:value-type="string">
            <text:p>Montréal</text:p>
          </table:table-cell>
          <table:table-cell table:style-name="ce40" office:value-type="string">
            <text:p>Amélioration de la chaîne de production et lancement d'un nouveau produit</text:p>
          </table:table-cell>
          <table:table-cell table:style-name="ce14" office:value-type="string">
            <text:p>700 USD 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EURET</text:p>
          </table:table-cell>
          <table:table-cell office:value-type="string">
            <text:p>Eloi</text:p>
          </table:table-cell>
          <table:table-cell table:style-name="ce19" office:value-type="date" office:date-value="2010-05-05">
            <text:p>05/05/2010</text:p>
          </table:table-cell>
          <table:table-cell office:value-type="date" office:date-value="2010-07-31">
            <text:p>31/07/2010</text:p>
          </table:table-cell>
          <table:table-cell table:style-name="ce25" table:formula="of:=IF(ISBLANK([.F12]);&quot;&quot;;[.G12]-[.F12])" office:value-type="float" office:value="87">
            <text:p>87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y of Technology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WARSZAWA</text:p>
          </table:table-cell>
          <table:table-cell office:value-type="string">
            <text:p>3 projets différents de la division planning des procédés de production </text:p>
          </table:table-cell>
          <table:table-cell office:value-type="float" office:value="790">
            <text:p>79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BLANCHET </text:p>
          </table:table-cell>
          <table:table-cell office:value-type="string">
            <text:p>Joris </text:p>
          </table:table-cell>
          <table:table-cell table:style-name="ce19"/>
          <table:table-cell/>
          <table:table-cell table:style-name="ce25" table:formula="of:=IF(ISBLANK([.F13]);&quot;&quot;;[.G13]-[.F13])">
            <text:p/>
          </table:table-cell>
          <table:table-cell table:number-columns-repeated="3"/>
          <table:table-cell table:style-name="ce34" office:value-type="string">
            <text:p>ALLEMAGNE</text:p>
          </table:table-cell>
          <table:table-cell office:value-type="string">
            <text:p>Faurecia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Hagenbach</text:p>
          </table:table-cell>
          <table:table-cell office:value-type="string">
            <text:p>Support the airbag deployment engineer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ademoiselle</text:p>
          </table:table-cell>
          <table:table-cell office:value-type="string">
            <text:p>BLASZCZYK</text:p>
          </table:table-cell>
          <table:table-cell office:value-type="string">
            <text:p>Tiphaine</text:p>
          </table:table-cell>
          <table:table-cell table:style-name="ce19" office:value-type="date" office:date-value="2011-05-10">
            <text:p>10/05/2011</text:p>
          </table:table-cell>
          <table:table-cell office:value-type="date" office:date-value="2011-08-04">
            <text:p>04/08/2011</text:p>
          </table:table-cell>
          <table:table-cell table:style-name="ce25" table:formula="of:=IF(ISBLANK([.F14]);&quot;&quot;;[.G14]-[.F14])" office:value-type="float" office:value="86">
            <text:p>86</text:p>
          </table:table-cell>
          <table:table-cell table:number-columns-repeated="3"/>
          <table:table-cell office:value-type="string">
            <text:p>ALLEMAGNE</text:p>
          </table:table-cell>
          <table:table-cell office:value-type="string">
            <text:p>Oris Fahrzeugteile Hans Riehle GMBH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MARKGRONINGEN</text:p>
          </table:table-cell>
          <table:table-cell office:value-type="string">
            <text:p>Elaboration de plans de détail sous autocad</text:p>
          </table:table-cell>
          <table:table-cell office:value-type="float" office:value="340">
            <text:p>34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10-2011</text:p>
          </table:table-cell>
          <table:table-cell office:value-type="string">
            <text:p>Melle </text:p>
          </table:table-cell>
          <table:table-cell office:value-type="string">
            <text:p>BLASZCZYK</text:p>
          </table:table-cell>
          <table:table-cell office:value-type="string">
            <text:p>Thiphaine</text:p>
          </table:table-cell>
          <table:table-cell table:style-name="ce19" office:value-type="date" office:date-value="2011-04-04">
            <text:p>04/04/2011</text:p>
          </table:table-cell>
          <table:table-cell/>
          <table:table-cell table:style-name="ce25"/>
          <table:table-cell table:number-columns-repeated="3"/>
          <table:table-cell office:value-type="string">
            <text:p>Allemagne </text:p>
          </table:table-cell>
          <table:table-cell office:value-type="string">
            <text:p>Robert BOSCH Gmbh Munchen </text:p>
          </table:table-cell>
          <table:table-cell office:value-type="string">
            <text:p>Mme </text:p>
          </table:table-cell>
          <table:table-cell/>
          <table:table-cell office:value-type="string">
            <text:p>MUNCHEN </text:p>
          </table:table-cell>
          <table:table-cell office:value-type="string">
            <text:p>Aircraft structure / cabinetry design 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BOBEUF Michael</text:p>
          </table:table-cell>
          <table:table-cell/>
          <table:table-cell/>
          <table:table-cell table:style-name="ce9"/>
          <table:table-cell table:style-name="ce25" table:formula="of:=IF(ISBLANK([.F16]);&quot;&quot;;[.G16]-[.F16])">
            <text:p/>
          </table:table-cell>
          <table:table-cell table:number-columns-repeated="2"/>
          <table:table-cell table:style-name="ce9"/>
          <table:table-cell table:style-name="ce30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Laval, Québac</text:p>
          </table:table-cell>
          <table:table-cell office:value-type="string">
            <text:p>Évaluation des propriétés biologiques des composantes naturelles telles que les polyphénols</text:p>
          </table:table-cell>
          <table:table-cell office:value-type="float" office:value="730">
            <text:p>730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ORGONJE</text:p>
          </table:table-cell>
          <table:table-cell office:value-type="string">
            <text:p>Wynand</text:p>
          </table:table-cell>
          <table:table-cell table:style-name="ce19" office:value-type="date" office:date-value="2011-05-10">
            <text:p>10/05/2011</text:p>
          </table:table-cell>
          <table:table-cell office:value-type="date" office:date-value="2011-08-18">
            <text:p>18/08/2011</text:p>
          </table:table-cell>
          <table:table-cell table:style-name="ce25" table:formula="of:=IF(ISBLANK([.F17]);&quot;&quot;;[.G17]-[.F17])" office:value-type="float" office:value="100">
            <text:p>100</text:p>
          </table:table-cell>
          <table:table-cell table:number-columns-repeated="3"/>
          <table:table-cell office:value-type="string">
            <text:p>CHINE</text:p>
          </table:table-cell>
          <table:table-cell office:value-type="string">
            <text:p>FIVES ENGINEERING </text:p>
          </table:table-cell>
          <table:table-cell office:value-type="string">
            <text:p>M</text:p>
          </table:table-cell>
          <table:table-cell office:value-type="string">
            <text:p>Director General</text:p>
          </table:table-cell>
          <table:table-cell office:value-type="string">
            <text:p>SHANGHAI </text:p>
          </table:table-cell>
          <table:table-cell office:value-type="string">
            <text:p>Modeling of cycling loading response of special granular sturctures 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ORISOV</text:p>
          </table:table-cell>
          <table:table-cell office:value-type="string">
            <text:p>Roman </text:p>
          </table:table-cell>
          <table:table-cell table:style-name="ce19" office:value-type="date" office:date-value="2012-05-01">
            <text:p>01/05/2012</text:p>
          </table:table-cell>
          <table:table-cell/>
          <table:table-cell table:style-name="ce25"/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Modelado CAD de componentes de un robot humanoide para el area de robotica de ESI </text:p>
          </table:table-cell>
          <table:table-cell office:value-type="float" office:value="140">
            <text:p>14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BOUAIBA </text:p>
          </table:table-cell>
          <table:table-cell office:value-type="string">
            <text:p>HAMZA </text:p>
          </table:table-cell>
          <table:table-cell/>
          <table:table-cell table:style-name="ce9"/>
          <table:table-cell table:style-name="ce25" table:formula="of:=IF(ISBLANK([.F19]);&quot;&quot;;[.G19]-[.F19])">
            <text:p/>
          </table:table-cell>
          <table:table-cell table:number-columns-repeated="2"/>
          <table:table-cell table:style-name="ce9"/>
          <table:table-cell office:value-type="string">
            <text:p>maroc</text:p>
          </table:table-cell>
          <table:table-cell office:value-type="string">
            <text:p>OFFICE CHERIFIEN </text:p>
          </table:table-cell>
          <table:table-cell office:value-type="string">
            <text:p>MONsieur</text:p>
          </table:table-cell>
          <table:table-cell table:number-columns-repeated="2"/>
          <table:table-cell office:value-type="string">
            <text:p>Experiments on mono and bi-directional ethernet data transmission based on LED light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OUCHER </text:p>
          </table:table-cell>
          <table:table-cell office:value-type="string">
            <text:p>Stéphane</text:p>
          </table:table-cell>
          <table:table-cell table:style-name="ce19" office:value-type="date" office:date-value="2012-05-01">
            <text:p>01/05/2012</text:p>
          </table:table-cell>
          <table:table-cell/>
          <table:table-cell table:style-name="ce25"/>
          <table:table-cell table:number-columns-repeated="3"/>
          <table:table-cell office:value-type="string">
            <text:p>ESPAGNE</text:p>
          </table:table-cell>
          <table:table-cell office:value-type="string">
            <text:p>Escuela Superior De Ingeneria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CADIZ </text:p>
          </table:table-cell>
          <table:table-cell office:value-type="string">
            <text:p>Parameters estimation of magneto-rheological damper model </text:p>
          </table:table-cell>
          <table:table-cell office:value-type="float" office:value="510">
            <text:p>51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OUJDARIA</text:p>
          </table:table-cell>
          <table:table-cell office:value-type="string">
            <text:p>Oumeima</text:p>
          </table:table-cell>
          <table:table-cell table:style-name="ce22" office:value-type="date" office:date-value="2012-07-14">
            <text:p>14-juil.</text:p>
          </table:table-cell>
          <table:table-cell table:style-name="ce21" office:value-type="date" office:date-value="2012-08-10">
            <text:p>10/08/2012</text:p>
          </table:table-cell>
          <table:table-cell table:style-name="ce25" table:formula="of:=IF(ISBLANK([.F21]);&quot;&quot;;[.G21]-[.F21])" office:value-type="float" office:value="27">
            <text:p>27</text:p>
          </table:table-cell>
          <table:table-cell/>
          <table:table-cell table:style-name="ce21" office:value-type="date" office:date-value="2012-07-10">
            <text:p>10/07/2012</text:p>
          </table:table-cell>
          <table:table-cell table:style-name="ce9"/>
          <table:table-cell table:style-name="ce30" office:value-type="string">
            <text:p>Maroc</text:p>
          </table:table-cell>
          <table:table-cell office:value-type="string">
            <text:p>CARVEN</text:p>
          </table:table-cell>
          <table:table-cell office:value-type="string">
            <text:p>Monsieur</text:p>
          </table:table-cell>
          <table:table-cell office:value-type="string">
            <text:p>PDG</text:p>
          </table:table-cell>
          <table:table-cell office:value-type="string">
            <text:p>CASABLANCA</text:p>
          </table:table-cell>
          <table:table-cell office:value-type="string">
            <text:p>Stage ouvrier agroalimentaire</text:p>
          </table:table-cell>
          <table:table-cell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1" office:value-type="string">
            <text:p>BOUKATTAYA</text:p>
          </table:table-cell>
          <table:table-cell table:style-name="ce15" office:value-type="string">
            <text:p>Manal</text:p>
          </table:table-cell>
          <table:table-cell table:style-name="ce23" office:value-type="date" office:date-value="2010-07-07">
            <text:p>07/07/2010</text:p>
          </table:table-cell>
          <table:table-cell table:style-name="ce23" office:value-type="date" office:date-value="2010-08-07">
            <text:p>07/08/2010</text:p>
          </table:table-cell>
          <table:table-cell table:style-name="ce25" table:formula="of:=IF(ISBLANK([.F22]);&quot;&quot;;[.G22]-[.F22])" office:value-type="float" office:value="31">
            <text:p>31</text:p>
          </table:table-cell>
          <table:table-cell table:style-name="ce15"/>
          <table:table-cell table:style-name="ce23" office:value-type="date" office:date-value="2010-07-08">
            <text:p>08/07/2010</text:p>
          </table:table-cell>
          <table:table-cell table:style-name="ce15"/>
          <table:table-cell table:style-name="ce35" office:value-type="string">
            <text:p>Maroc</text:p>
          </table:table-cell>
          <table:table-cell table:style-name="ce15" office:value-type="string">
            <text:p>Société AICHA des conserves</text:p>
          </table:table-cell>
          <table:table-cell table:style-name="ce15" office:value-type="string">
            <text:p>Monsieur </text:p>
          </table:table-cell>
          <table:table-cell table:style-name="ce15" office:value-type="string">
            <text:p>Directeur Production</text:p>
          </table:table-cell>
          <table:table-cell table:style-name="ce15" office:value-type="string">
            <text:p>Meknes</text:p>
          </table:table-cell>
          <table:table-cell table:style-name="ce15" office:value-type="string">
            <text:p>Découverte de l'entreprise <text:s/></text:p>
          </table:table-cell>
          <table:table-cell table:style-name="ce18" office:value-type="string">
            <text:p>710£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GBIAAL3</text:p>
          </table:table-cell>
          <table:table-cell table:style-name="ce10" office:value-type="string">
            <text:p>2010-2011</text:p>
          </table:table-cell>
          <table:table-cell office:value-type="string">
            <text:p>Mlle</text:p>
          </table:table-cell>
          <table:table-cell office:value-type="string">
            <text:p>BOURNISIEN</text:p>
          </table:table-cell>
          <table:table-cell office:value-type="string">
            <text:p>Lucile</text:p>
          </table:table-cell>
          <table:table-cell table:style-name="ce22" office:value-type="date" office:date-value="2012-05-18">
            <text:p>18-mai</text:p>
          </table:table-cell>
          <table:table-cell table:style-name="ce21" office:value-type="date" office:date-value="2011-07-13">
            <text:p>13/07/2011</text:p>
          </table:table-cell>
          <table:table-cell table:style-name="ce25"/>
          <table:table-cell table:number-columns-repeated="2"/>
          <table:table-cell table:style-name="ce9"/>
          <table:table-cell table:style-name="ce30" office:value-type="string">
            <text:p>United Kingdom</text:p>
          </table:table-cell>
          <table:table-cell office:value-type="string">
            <text:p>University of reading : Deparmentof food and nutritional science </text:p>
          </table:table-cell>
          <table:table-cell office:value-type="string">
            <text:p>Madame</text:p>
          </table:table-cell>
          <table:table-cell office:value-type="string">
            <text:p>Lecturer</text:p>
          </table:table-cell>
          <table:table-cell office:value-type="string">
            <text:p>Reading</text:p>
          </table:table-cell>
          <table:table-cell office:value-type="string">
            <text:p>characaterication of micelles formed by lipopeptides produces by fermentation of bacillus subtilis</text:p>
          </table:table-cell>
          <table:table-cell office:value-type="string">
            <text:p>350 US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OURNISIEN</text:p>
          </table:table-cell>
          <table:table-cell office:value-type="string">
            <text:p>Lucile</text:p>
          </table:table-cell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24]);&quot;&quot;;[.G24]-[.F24])" office:value-type="float" office:value="88">
            <text:p>88</text:p>
          </table:table-cell>
          <table:table-cell table:number-columns-repeated="2"/>
          <table:table-cell table:style-name="ce9"/>
          <table:table-cell table:style-name="ce31" office:value-type="string">
            <text:p>Bulgarie</text:p>
          </table:table-cell>
          <table:table-cell table:style-name="ce40" office:value-type="string">
            <text:p>Université de technologe chimique et de métallurgie (UTCM)</text:p>
          </table:table-cell>
          <table:table-cell office:value-type="string">
            <text:p>Prof </text:p>
          </table:table-cell>
          <table:table-cell table:style-name="ce40" office:value-type="string">
            <text:p>Recteur de l'UTCM</text:p>
          </table:table-cell>
          <table:table-cell table:style-name="ce14" office:value-type="string">
            <text:p>Sofia</text:p>
          </table:table-cell>
          <table:table-cell table:style-name="ce10" office:value-type="string">
            <text:p>valorisation optimale de la matière première lors de la fabrication de beurre de cacahuète</text:p>
          </table:table-cell>
          <table:table-cell table:style-name="ce43" office:value-type="float" office:value="560">
            <text:p>5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2" office:value-type="string">
            <text:p>Boussemaere Anais </text:p>
          </table:table-cell>
          <table:table-cell/>
          <table:table-cell table:style-name="ce19" office:value-type="date" office:date-value="2012-04-01">
            <text:p>01/04/2012</text:p>
          </table:table-cell>
          <table:table-cell office:value-type="date" office:date-value="2012-08-31">
            <text:p>31/08/2012</text:p>
          </table:table-cell>
          <table:table-cell table:style-name="ce25" table:formula="of:=IF(ISBLANK([.F25]);&quot;&quot;;[.G25]-[.F25])" office:value-type="float" office:value="152">
            <text:p>152</text:p>
          </table:table-cell>
          <table:table-cell table:number-columns-repeated="2"/>
          <table:table-cell table:style-name="ce9"/>
          <table:table-cell table:style-name="ce32" office:value-type="string">
            <text:p>Australie</text:p>
          </table:table-cell>
          <table:table-cell office:value-type="string">
            <text:p>DANISH PATISSERIE</text:p>
          </table:table-cell>
          <table:table-cell office:value-type="string">
            <text:p>Madame</text:p>
          </table:table-cell>
          <table:table-cell office:value-type="string">
            <text:p>Responsable Recherche et Développement </text:p>
          </table:table-cell>
          <table:table-cell office:value-type="string">
            <text:p>Perth, western</text:p>
          </table:table-cell>
          <table:table-cell office:value-type="string">
            <text:p>développement du « nutritional &amp; recipe management system » avec mise à jour des spécifications produits</text:p>
          </table:table-cell>
          <table:table-cell office:value-type="float" office:value="800">
            <text:p>800</text:p>
          </table:table-cell>
          <table:table-cell table:number-columns-repeated="1006"/>
        </table:table-row>
        <table:table-row table:style-name="ro1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ademoiselle</text:p>
          </table:table-cell>
          <table:table-cell table:style-name="ce14" office:value-type="string">
            <text:p>BOUZAMBOU</text:p>
          </table:table-cell>
          <table:table-cell table:style-name="ce12" office:value-type="string">
            <text:p>Hanane</text:p>
          </table:table-cell>
          <table:table-cell table:style-name="ce21" office:value-type="date" office:date-value="2010-01-11">
            <text:p>11/01/2010</text:p>
          </table:table-cell>
          <table:table-cell table:style-name="ce21" office:value-type="date" office:date-value="2010-08-07">
            <text:p>07/08/2010</text:p>
          </table:table-cell>
          <table:table-cell table:style-name="ce25" table:formula="of:=IF(ISBLANK([.F26]);&quot;&quot;;[.G26]-[.F26])" office:value-type="float" office:value="208">
            <text:p>208</text:p>
          </table:table-cell>
          <table:table-cell table:style-name="ce11"/>
          <table:table-cell table:style-name="ce21" office:value-type="date" office:date-value="2010-01-11">
            <text:p>11/01/2010</text:p>
          </table:table-cell>
          <table:table-cell table:style-name="ce21"/>
          <table:table-cell table:style-name="ce33" office:value-type="string">
            <text:p>Italie</text:p>
          </table:table-cell>
          <table:table-cell table:style-name="ce40" office:value-type="string">
            <text:p>Programme Alimentaire Mondial (PAM)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Rome</text:p>
          </table:table-cell>
          <table:table-cell table:style-name="ce40" office:value-type="string">
            <text:p>Amélioration et mise en place d'un système de qulité des aliments pour le PAM</text:p>
          </table:table-cell>
          <table:table-cell table:style-name="ce14" office:value-type="string">
            <text:p>500 $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REJARD Clémentine</text:p>
          </table:table-cell>
          <table:table-cell/>
          <table:table-cell/>
          <table:table-cell table:style-name="ce9"/>
          <table:table-cell table:style-name="ce25" table:formula="of:=IF(ISBLANK([.F27]);&quot;&quot;;[.G27]-[.F27])">
            <text:p/>
          </table:table-cell>
          <table:table-cell table:number-columns-repeated="2"/>
          <table:table-cell table:style-name="ce9"/>
          <table:table-cell table:style-name="ce30" office:value-type="string">
            <text:p>Italie</text:p>
          </table:table-cell>
          <table:table-cell office:value-type="string">
            <text:p>WFP</text:p>
          </table:table-cell>
          <table:table-cell office:value-type="string">
            <text:p>Monsieur</text:p>
          </table:table-cell>
          <table:table-cell office:value-type="string">
            <text:p>Chef de l'unité qualité</text:p>
          </table:table-cell>
          <table:table-cell office:value-type="string">
            <text:p>Rome</text:p>
          </table:table-cell>
          <table:table-cell office:value-type="string">
            <text:p>Contribution à la mise en place d'un système standardisé d'aide à la décision pour la gestion des incidents qualité </text:p>
          </table:table-cell>
          <table:table-cell office:value-type="string">
            <text:p>700 USD 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BRIEN Emili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11">
            <text:p>11/07/2010</text:p>
          </table:table-cell>
          <table:table-cell table:style-name="ce25" table:formula="of:=IF(ISBLANK([.F28]);&quot;&quot;;[.G28]-[.F28])" office:value-type="float" office:value="91">
            <text:p>91</text:p>
          </table:table-cell>
          <table:table-cell/>
          <table:table-cell table:style-name="ce21"/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Chine</text:p>
          </table:table-cell>
          <table:table-cell table:style-name="ce40" office:value-type="string">
            <text:p>College of Food Science and Technology NANJING AGRICULTURAL UNIVERSITY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ofesseur</text:p>
          </table:table-cell>
          <table:table-cell table:style-name="ce14"/>
          <table:table-cell table:style-name="ce10" office:value-type="string">
            <text:p>Purification ans identification of the quorum sensing inhibitors from auricularia auricula</text:p>
          </table:table-cell>
          <table:table-cell table:style-name="ce44"/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2" office:value-type="string">
            <text:p>Bulliard Aude</text:p>
          </table:table-cell>
          <table:table-cell/>
          <table:table-cell table:style-name="ce22" office:value-type="date" office:date-value="2012-01-17">
            <text:p>17-janv.</text:p>
          </table:table-cell>
          <table:table-cell table:style-name="ce22" office:value-type="date" office:date-value="2012-08-14">
            <text:p>14-août</text:p>
          </table:table-cell>
          <table:table-cell table:style-name="ce25" table:formula="of:=IF(ISBLANK([.F29]);&quot;&quot;;[.G29]-[.F29])" office:value-type="float" office:value="210">
            <text:p>210</text:p>
          </table:table-cell>
          <table:table-cell table:number-columns-repeated="2"/>
          <table:table-cell table:style-name="ce9"/>
          <table:table-cell table:style-name="ce32" office:value-type="string">
            <text:p>Belgique</text:p>
          </table:table-cell>
          <table:table-cell office:value-type="string">
            <text:p>DANONE BELGIUM</text:p>
          </table:table-cell>
          <table:table-cell office:value-type="string">
            <text:p>Madame</text:p>
          </table:table-cell>
          <table:table-cell office:value-type="string">
            <text:p>R&amp;D Engineer</text:p>
          </table:table-cell>
          <table:table-cell office:value-type="string">
            <text:p>ROTSELAAR </text:p>
          </table:table-cell>
          <table:table-cell office:value-type="string">
            <text:p>Stagiaire R&amp;D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2" office:value-type="string">
            <text:p>Burcher Loreline </text:p>
          </table:table-cell>
          <table:table-cell/>
          <table:table-cell table:style-name="ce22" office:value-type="date" office:date-value="2012-04-01">
            <text:p>01-avr.</text:p>
          </table:table-cell>
          <table:table-cell table:style-name="ce22" office:value-type="date" office:date-value="2012-08-31">
            <text:p>31-août</text:p>
          </table:table-cell>
          <table:table-cell table:style-name="ce25" table:formula="of:=IF(ISBLANK([.F30]);&quot;&quot;;[.G30]-[.F30])" office:value-type="float" office:value="152">
            <text:p>152</text:p>
          </table:table-cell>
          <table:table-cell table:number-columns-repeated="2"/>
          <table:table-cell table:style-name="ce9"/>
          <table:table-cell table:style-name="ce32" office:value-type="string">
            <text:p>Australie</text:p>
          </table:table-cell>
          <table:table-cell office:value-type="string">
            <text:p>DEGREMONT</text:p>
          </table:table-cell>
          <table:table-cell office:value-type="string">
            <text:p>Madame</text:p>
          </table:table-cell>
          <table:table-cell office:value-type="string">
            <text:p>RH Australie/RH France</text:p>
          </table:table-cell>
          <table:table-cell office:value-type="string">
            <text:p>Paris la Défense Cede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CALLENS Marylise</text:p>
          </table:table-cell>
          <table:table-cell/>
          <table:table-cell/>
          <table:table-cell table:style-name="ce9"/>
          <table:table-cell table:style-name="ce25" table:formula="of:=IF(ISBLANK([.F31]);&quot;&quot;;[.G31]-[.F31])">
            <text:p/>
          </table:table-cell>
          <table:table-cell table:number-columns-repeated="2"/>
          <table:table-cell table:style-name="ce9"/>
          <table:table-cell table:style-name="ce30" office:value-type="string">
            <text:p>Bulgarie</text:p>
          </table:table-cell>
          <table:table-cell office:value-type="string">
            <text:p>Université de Technologie chimique et Métallurgique</text:p>
          </table:table-cell>
          <table:table-cell/>
          <table:table-cell office:value-type="string">
            <text:p>Docteur, prof assistant</text:p>
          </table:table-cell>
          <table:table-cell office:value-type="string">
            <text:p>SOFIA</text:p>
          </table:table-cell>
          <table:table-cell office:value-type="string">
            <text:p>les nanoparticules d'argent</text:p>
          </table:table-cell>
          <table:table-cell office:value-type="float" office:value="640">
            <text:p>640</text:p>
          </table:table-cell>
          <table:table-cell table:number-columns-repeated="1006"/>
        </table:table-row>
        <table:table-row table:style-name="ro2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ademoiselle</text:p>
          </table:table-cell>
          <table:table-cell table:style-name="ce14" office:value-type="string">
            <text:p>CAMPAGNE</text:p>
          </table:table-cell>
          <table:table-cell table:style-name="ce12" office:value-type="string">
            <text:p>Cindy</text:p>
          </table:table-cell>
          <table:table-cell table:style-name="ce21" office:value-type="date" office:date-value="2010-01-01">
            <text:p>01/01/2010</text:p>
          </table:table-cell>
          <table:table-cell table:style-name="ce21" office:value-type="date" office:date-value="2010-07-31">
            <text:p>31/07/2010</text:p>
          </table:table-cell>
          <table:table-cell table:style-name="ce25" table:formula="of:=IF(ISBLANK([.F32]);&quot;&quot;;[.G32]-[.F32])" office:value-type="float" office:value="211">
            <text:p>211</text:p>
          </table:table-cell>
          <table:table-cell table:style-name="ce11"/>
          <table:table-cell table:style-name="ce14"/>
          <table:table-cell table:style-name="ce21" office:value-type="string">
            <text:p>01/11/1009</text:p>
          </table:table-cell>
          <table:table-cell table:style-name="ce33" office:value-type="string">
            <text:p>Canada</text:p>
          </table:table-cell>
          <table:table-cell table:style-name="ce40" office:value-type="string">
            <text:p>Rapid Snack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Canada</text:p>
          </table:table-cell>
          <table:table-cell table:style-name="ce10" office:value-type="string">
            <text:p>Assistante de la Responsable R&amp;D</text:p>
          </table:table-cell>
          <table:table-cell table:style-name="ce14" office:value-type="string">
            <text:p>8 livres / h 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CAPA</text:p>
          </table:table-cell>
          <table:table-cell office:value-type="string">
            <text:p>Anthony</text:p>
          </table:table-cell>
          <table:table-cell table:style-name="ce19" office:value-type="date" office:date-value="2011-05-04">
            <text:p>04/05/2011</text:p>
          </table:table-cell>
          <table:table-cell office:value-type="date" office:date-value="2011-07-31">
            <text:p>31/07/2011</text:p>
          </table:table-cell>
          <table:table-cell table:style-name="ce25" table:formula="of:=IF(ISBLANK([.F33]);&quot;&quot;;[.G33]-[.F33])" office:value-type="float" office:value="88">
            <text:p>88</text:p>
          </table:table-cell>
          <table:table-cell/>
          <table:table-cell table:number-columns-repeated="2" office:value-type="string">
            <text:p>ERASMUS</text:p>
          </table:table-cell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/>
          <table:table-cell office:value-type="string">
            <text:p>WARSAW</text:p>
          </table:table-cell>
          <table:table-cell office:value-type="string">
            <text:p>Assistant ingénieur BE </text:p>
          </table:table-cell>
          <table:table-cell office:value-type="float" office:value="430">
            <text:p>43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1" office:value-type="string">
            <text:p>CAPELLE</text:p>
          </table:table-cell>
          <table:table-cell table:style-name="ce15" office:value-type="string">
            <text:p>Charlotte</text:p>
          </table:table-cell>
          <table:table-cell table:style-name="ce23" office:value-type="date" office:date-value="2010-07-11">
            <text:p>11/07/2010</text:p>
          </table:table-cell>
          <table:table-cell table:style-name="ce23" office:value-type="date" office:date-value="2010-08-11">
            <text:p>11/08/2010</text:p>
          </table:table-cell>
          <table:table-cell table:style-name="ce25" table:formula="of:=IF(ISBLANK([.F34]);&quot;&quot;;[.G34]-[.F34])" office:value-type="float" office:value="31">
            <text:p>31</text:p>
          </table:table-cell>
          <table:table-cell table:style-name="ce15"/>
          <table:table-cell table:style-name="ce23" office:value-type="date" office:date-value="2010-04-01">
            <text:p>01/04/2010</text:p>
          </table:table-cell>
          <table:table-cell table:style-name="ce10"/>
          <table:table-cell table:style-name="ce35" office:value-type="string">
            <text:p>Chine</text:p>
          </table:table-cell>
          <table:table-cell table:style-name="ce15" office:value-type="string">
            <text:p>Grandgle International Wine&amp;Spirits co. LTD</text:p>
          </table:table-cell>
          <table:table-cell table:style-name="ce15" office:value-type="string">
            <text:p>Monsieur</text:p>
          </table:table-cell>
          <table:table-cell table:style-name="ce15" office:value-type="string">
            <text:p>Président Directeur Général</text:p>
          </table:table-cell>
          <table:table-cell table:style-name="ce15" office:value-type="string">
            <text:p>Xiamen </text:p>
          </table:table-cell>
          <table:table-cell table:style-name="ce15" office:value-type="string">
            <text:p>Découverte de l'entreprise <text:s/></text:p>
          </table:table-cell>
          <table:table-cell table:style-name="ce18" office:value-type="float" office:value="590">
            <text:p>59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0-2011</text:p>
          </table:table-cell>
          <table:table-cell office:value-type="string">
            <text:p>Mlle</text:p>
          </table:table-cell>
          <table:table-cell table:style-name="ce18" office:value-type="string">
            <text:p>CAPELLE Charlotte</text:p>
          </table:table-cell>
          <table:table-cell table:style-name="ce18"/>
          <table:table-cell table:style-name="ce21" office:value-type="date" office:date-value="2011-04-18">
            <text:p>18/04/2011</text:p>
          </table:table-cell>
          <table:table-cell table:style-name="ce21" office:value-type="date" office:date-value="2011-07-15">
            <text:p>15/07/2011</text:p>
          </table:table-cell>
          <table:table-cell table:style-name="ce25" table:formula="of:=IF(ISBLANK([.F35]);&quot;&quot;;[.G35]-[.F35])" office:value-type="float" office:value="88">
            <text:p>88</text:p>
          </table:table-cell>
          <table:table-cell/>
          <table:table-cell table:style-name="ce21" office:value-type="date" office:date-value="2011-04-13">
            <text:p>13/04/2011</text:p>
          </table:table-cell>
          <table:table-cell table:style-name="ce9"/>
          <table:table-cell table:style-name="ce31" office:value-type="string">
            <text:p>Chine</text:p>
          </table:table-cell>
          <table:table-cell table:style-name="ce40" office:value-type="string">
            <text:p>Nanjing Agricultural University </text:p>
          </table:table-cell>
          <table:table-cell/>
          <table:table-cell table:style-name="ce40"/>
          <table:table-cell table:style-name="ce14" office:value-type="string">
            <text:p>Nanjing</text:p>
          </table:table-cell>
          <table:table-cell table:style-name="ce42" office:value-type="string">
            <text:p>study on improvement of spore formation of bavillus sp.</text:p>
          </table:table-cell>
          <table:table-cell table:style-name="ce43" office:value-type="float" office:value="290">
            <text:p>29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2" office:value-type="string">
            <text:p>Capelle Charlotte</text:p>
          </table:table-cell>
          <table:table-cell/>
          <table:table-cell table:style-name="ce22" office:value-type="date" office:date-value="2012-03-05">
            <text:p>05-mars</text:p>
          </table:table-cell>
          <table:table-cell table:style-name="ce22" office:value-type="date" office:date-value="2012-08-31">
            <text:p>31-août</text:p>
          </table:table-cell>
          <table:table-cell table:style-name="ce25" table:formula="of:=IF(ISBLANK([.F36]);&quot;&quot;;[.G36]-[.F36])" office:value-type="float" office:value="179">
            <text:p>179</text:p>
          </table:table-cell>
          <table:table-cell table:number-columns-repeated="2"/>
          <table:table-cell table:style-name="ce9"/>
          <table:table-cell table:style-name="ce32" office:value-type="string">
            <text:p>Belgique</text:p>
          </table:table-cell>
          <table:table-cell office:value-type="string">
            <text:p>PURATOS N.V</text:p>
          </table:table-cell>
          <table:table-cell/>
          <table:table-cell office:value-type="string">
            <text:p>Product Manager</text:p>
          </table:table-cell>
          <table:table-cell office:value-type="string">
            <text:p>Groot Bijgaarden</text:p>
          </table:table-cell>
          <table:table-cell office:value-type="string">
            <text:p>Modernisation du matériel de communication de la gamme Puravita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CARPENTIER Alin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37]);&quot;&quot;;[.G37]-[.F37])" office:value-type="float" office:value="88">
            <text:p>88</text:p>
          </table:table-cell>
          <table:table-cell table:number-columns-repeated="2"/>
          <table:table-cell table:style-name="ce9"/>
          <table:table-cell table:style-name="ce31" office:value-type="string">
            <text:p>Bulgarie</text:p>
          </table:table-cell>
          <table:table-cell table:style-name="ce40" office:value-type="string">
            <text:p>Université de technologe chimique et de métallurgie (UTCM)</text:p>
          </table:table-cell>
          <table:table-cell office:value-type="string">
            <text:p>Prof </text:p>
          </table:table-cell>
          <table:table-cell table:style-name="ce40" office:value-type="string">
            <text:p>Recteur de l'UTCM</text:p>
          </table:table-cell>
          <table:table-cell table:style-name="ce14" office:value-type="string">
            <text:p>Sofia</text:p>
          </table:table-cell>
          <table:table-cell table:style-name="ce10" office:value-type="string">
            <text:p>Procédé de synthèse de matériaux composites cellulose nanoparticules d'argent, assisté par microonde, pour des applications agroalimentaires</text:p>
          </table:table-cell>
          <table:table-cell table:style-name="ce43" office:value-type="float" office:value="770">
            <text:p>770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CARTON </text:p>
          </table:table-cell>
          <table:table-cell office:value-type="string">
            <text:p>Rémi</text:p>
          </table:table-cell>
          <table:table-cell table:style-name="ce19" office:value-type="date" office:date-value="2012-05-01">
            <text:p>01/05/2012</text:p>
          </table:table-cell>
          <table:table-cell/>
          <table:table-cell table:style-name="ce25"/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/>
          <table:table-cell office:value-type="string">
            <text:p>WARSZAWA</text:p>
          </table:table-cell>
          <table:table-cell office:value-type="string">
            <text:p>Advanced CAD/CAE methods in design and analysis of the structures in automotive engineering. Design of the semi trailer for transporting the rally car </text:p>
          </table:table-cell>
          <table:table-cell office:value-type="float" office:value="680">
            <text:p>68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ASTELAIN</text:p>
          </table:table-cell>
          <table:table-cell office:value-type="string">
            <text:p>David</text:p>
          </table:table-cell>
          <table:table-cell/>
          <table:table-cell table:style-name="ce9"/>
          <table:table-cell office:value-type="float" office:value="74">
            <text:p>74</text:p>
          </table:table-cell>
          <table:table-cell table:number-columns-repeated="2"/>
          <table:table-cell table:style-name="ce9"/>
          <table:table-cell office:value-type="string">
            <text:p>angleterre</text:p>
          </table:table-cell>
          <table:table-cell office:value-type="string">
            <text:p>LIVERPOOL MOORES UNIVERSITY</text:p>
          </table:table-cell>
          <table:table-cell office:value-type="string">
            <text:p>Monsieur</text:p>
          </table:table-cell>
          <table:table-cell office:value-type="string">
            <text:p>PROFESSEUR </text:p>
          </table:table-cell>
          <table:table-cell office:value-type="string">
            <text:p>LIVERPOOL 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CATTOEN </text:p>
          </table:table-cell>
          <table:table-cell office:value-type="string">
            <text:p>Alexandre</text:p>
          </table:table-cell>
          <table:table-cell table:style-name="ce19" office:value-type="date" office:date-value="2012-05-04">
            <text:p>04/05/2012</text:p>
          </table:table-cell>
          <table:table-cell/>
          <table:table-cell table:style-name="ce25"/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WROCLAW</text:p>
          </table:table-cell>
          <table:table-cell office:value-type="string">
            <text:p>Dynamical influencies on machine tool 3 D precision</text:p>
          </table:table-cell>
          <table:table-cell office:value-type="float" office:value="600">
            <text:p>60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 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HALAUX </text:p>
          </table:table-cell>
          <table:table-cell office:value-type="string">
            <text:p>BASTIEN </text:p>
          </table:table-cell>
          <table:table-cell/>
          <table:table-cell table:style-name="ce9"/>
          <table:table-cell office:value-type="float" office:value="40">
            <text:p>40</text:p>
          </table:table-cell>
          <table:table-cell table:number-columns-repeated="2"/>
          <table:table-cell table:style-name="ce9"/>
          <table:table-cell table:style-name="ce36" office:value-type="string">
            <text:p>belgique</text:p>
          </table:table-cell>
          <table:table-cell office:value-type="string">
            <text:p>MELEXIS NV</text:p>
          </table:table-cell>
          <table:table-cell office:value-type="string">
            <text:p>monsieur</text:p>
          </table:table-cell>
          <table:table-cell/>
          <table:table-cell office:value-type="string">
            <text:p>IEPER</text:p>
          </table:table-cell>
          <table:table-cell/>
          <table:table-cell office:value-type="float" office:value="400">
            <text:p>40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8" office:value-type="string">
            <text:p>CHAMAS</text:p>
          </table:table-cell>
          <table:table-cell table:style-name="ce15" office:value-type="string">
            <text:p>Youmna</text:p>
          </table:table-cell>
          <table:table-cell table:style-name="ce23" office:value-type="date" office:date-value="2010-07-05">
            <text:p>05/07/2010</text:p>
          </table:table-cell>
          <table:table-cell table:style-name="ce23" office:value-type="date" office:date-value="2010-07-30">
            <text:p>30/07/2010</text:p>
          </table:table-cell>
          <table:table-cell table:style-name="ce25" table:formula="of:=IF(ISBLANK([.F42]);&quot;&quot;;[.G42]-[.F42])" office:value-type="float" office:value="25">
            <text:p>25</text:p>
          </table:table-cell>
          <table:table-cell table:style-name="ce15"/>
          <table:table-cell table:style-name="ce23" office:value-type="date" office:date-value="2010-03-15">
            <text:p>15/03/2010</text:p>
          </table:table-cell>
          <table:table-cell table:style-name="ce10"/>
          <table:table-cell table:style-name="ce35" office:value-type="string">
            <text:p>Liban</text:p>
          </table:table-cell>
          <table:table-cell table:style-name="ce15" office:value-type="string">
            <text:p>Société Liban Lait S.A.L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Responsable qualité </text:p>
          </table:table-cell>
          <table:table-cell table:style-name="ce15" office:value-type="string">
            <text:p>Liban</text:p>
          </table:table-cell>
          <table:table-cell table:style-name="ce15" office:value-type="string">
            <text:p>Stage ouvrier</text:p>
          </table:table-cell>
          <table:table-cell table:style-name="ce18" office:value-type="float" office:value="0">
            <text:p>0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0-2011</text:p>
          </table:table-cell>
          <table:table-cell office:value-type="string">
            <text:p>Mlle</text:p>
          </table:table-cell>
          <table:table-cell table:style-name="ce18" office:value-type="string">
            <text:p>CHAMAS Youmna</text:p>
          </table:table-cell>
          <table:table-cell table:style-name="ce18"/>
          <table:table-cell table:style-name="ce21" office:value-type="date" office:date-value="2011-05-01">
            <text:p>01/05/2011</text:p>
          </table:table-cell>
          <table:table-cell table:style-name="ce21" office:value-type="date" office:date-value="2011-07-08">
            <text:p>08/07/2011</text:p>
          </table:table-cell>
          <table:table-cell table:style-name="ce25" table:formula="of:=IF(ISBLANK([.F43]);&quot;&quot;;[.G43]-[.F43])" office:value-type="float" office:value="68">
            <text:p>68</text:p>
          </table:table-cell>
          <table:table-cell/>
          <table:table-cell table:style-name="ce21"/>
          <table:table-cell table:style-name="ce21" office:value-type="date" office:date-value="2011-05-05">
            <text:p>05/05/2011</text:p>
          </table:table-cell>
          <table:table-cell table:style-name="ce31" office:value-type="string">
            <text:p>Belgique</text:p>
          </table:table-cell>
          <table:table-cell table:style-name="ce40" office:value-type="string">
            <text:p>Lab Phytopathology, Dept Crop Protection, Fac. Bioscience Engineering, Ghent University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Head of Laboratory</text:p>
          </table:table-cell>
          <table:table-cell table:style-name="ce14" office:value-type="string">
            <text:p>Gent</text:p>
          </table:table-cell>
          <table:table-cell table:style-name="ce42" office:value-type="string">
            <text:p>etude de l'effet des lipopeptides de bacillus subtilis sur le développement de bremia lactucae sur laitues</text:p>
          </table:table-cell>
          <table:table-cell table:style-name="ce43" office:value-type="string">
            <text:p>700 USD 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CHANOUSSI MOUSTAPHA </text:p>
          </table:table-cell>
          <table:table-cell office:value-type="string">
            <text:p>AISSATA </text:p>
          </table:table-cell>
          <table:table-cell/>
          <table:table-cell table:style-name="ce9"/>
          <table:table-cell office:value-type="float" office:value="41">
            <text:p>41</text:p>
          </table:table-cell>
          <table:table-cell table:number-columns-repeated="2"/>
          <table:table-cell table:style-name="ce9"/>
          <table:table-cell office:value-type="string">
            <text:p>niger</text:p>
          </table:table-cell>
          <table:table-cell office:value-type="string">
            <text:p>NIGELEC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NIAMEY</text:p>
          </table:table-cell>
          <table:table-cell office:value-type="string">
            <text:p>Etude des spectres astronomiques à haute résolution et détermination dans les étoile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1" office:value-type="string">
            <text:p>CHARTRES</text:p>
          </table:table-cell>
          <table:table-cell table:style-name="ce15" office:value-type="string">
            <text:p>Marie</text:p>
          </table:table-cell>
          <table:table-cell table:style-name="ce23" office:value-type="date" office:date-value="2010-07-19">
            <text:p>19/07/2010</text:p>
          </table:table-cell>
          <table:table-cell table:style-name="ce23" office:value-type="date" office:date-value="2010-08-13">
            <text:p>13/08/2010</text:p>
          </table:table-cell>
          <table:table-cell table:style-name="ce25" table:formula="of:=IF(ISBLANK([.F45]);&quot;&quot;;[.G45]-[.F45])" office:value-type="float" office:value="25">
            <text:p>25</text:p>
          </table:table-cell>
          <table:table-cell table:style-name="ce15" table:number-columns-repeated="2"/>
          <table:table-cell table:style-name="ce23" office:value-type="date" office:date-value="2010-05-10">
            <text:p>10/05/2010</text:p>
          </table:table-cell>
          <table:table-cell table:style-name="ce15" office:value-type="string">
            <text:p>Maroc</text:p>
          </table:table-cell>
          <table:table-cell table:style-name="ce15" office:value-type="string">
            <text:p>MARTINET SAS</text:p>
          </table:table-cell>
          <table:table-cell table:style-name="ce15" office:value-type="string">
            <text:p>Madame</text:p>
          </table:table-cell>
          <table:table-cell table:style-name="ce15" office:value-type="string">
            <text:p>directeur Qualité R&amp;D</text:p>
          </table:table-cell>
          <table:table-cell table:style-name="ce15" office:value-type="string">
            <text:p>Saint Quentin Fallavier</text:p>
          </table:table-cell>
          <table:table-cell table:style-name="ce15" office:value-type="string">
            <text:p>Découverte de l'entreprise <text:s/></text:p>
          </table:table-cell>
          <table:table-cell table:style-name="ce18" office:value-type="string">
            <text:p>350 US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CHARTRES Marie</text:p>
          </table:table-cell>
          <table:table-cell table:style-name="ce18"/>
          <table:table-cell table:style-name="ce21" office:value-type="date" office:date-value="2012-04-15">
            <text:p>15/04/2012</text:p>
          </table:table-cell>
          <table:table-cell table:style-name="ce21" office:value-type="date" office:date-value="2012-07-11">
            <text:p>11/07/2012</text:p>
          </table:table-cell>
          <table:table-cell table:style-name="ce25" table:formula="of:=IF(ISBLANK([.F46]);&quot;&quot;;[.G46]-[.F46])" office:value-type="float" office:value="87">
            <text:p>87</text:p>
          </table:table-cell>
          <table:table-cell/>
          <table:table-cell table:style-name="ce14"/>
          <table:table-cell table:style-name="ce21" office:value-type="date" office:date-value="2012-03-10">
            <text:p>10/03/2012</text:p>
          </table:table-cell>
          <table:table-cell table:style-name="ce31" office:value-type="string">
            <text:p>Australie</text:p>
          </table:table-cell>
          <table:table-cell table:style-name="ce40" office:value-type="string">
            <text:p>Danish Patisserie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Perth</text:p>
          </table:table-cell>
          <table:table-cell table:style-name="ce42" office:value-type="string">
            <text:p>Assisting un product developement current projects &amp; setting quality standards and product specialications for factory environment</text:p>
          </table:table-cell>
          <table:table-cell table:style-name="ce43" office:value-type="float" office:value="170">
            <text:p>17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CHEKKOURI </text:p>
          </table:table-cell>
          <table:table-cell office:value-type="string">
            <text:p>ASMAA </text:p>
          </table:table-cell>
          <table:table-cell/>
          <table:table-cell table:style-name="ce9"/>
          <table:table-cell office:value-type="float" office:value="90">
            <text:p>90</text:p>
          </table:table-cell>
          <table:table-cell table:number-columns-repeated="2"/>
          <table:table-cell table:style-name="ce9"/>
          <table:table-cell table:style-name="ce36" office:value-type="string">
            <text:p>maroc</text:p>
          </table:table-cell>
          <table:table-cell office:value-type="string">
            <text:p>MAROC PHOSPHORE SAFI </text:p>
          </table:table-cell>
          <table:table-cell office:value-type="string">
            <text:p>monsieur</text:p>
          </table:table-cell>
          <table:table-cell/>
          <table:table-cell office:value-type="string">
            <text:p>SAFI</text:p>
          </table:table-cell>
          <table:table-cell office:value-type="string">
            <text:p>Département <text:s/>Production – Achat de composants électroniques – Assemblage des composants – apprendre à utiliser des logiciel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HEMIN </text:p>
          </table:table-cell>
          <table:table-cell office:value-type="string">
            <text:p>AYMERIC </text:p>
          </table:table-cell>
          <table:table-cell/>
          <table:table-cell table:style-name="ce9"/>
          <table:table-cell office:value-type="float" office:value="81">
            <text:p>81</text:p>
          </table:table-cell>
          <table:table-cell table:number-columns-repeated="2"/>
          <table:table-cell table:style-name="ce9"/>
          <table:table-cell table:style-name="ce36" office:value-type="string">
            <text:p>ALLEMAGNE</text:p>
          </table:table-cell>
          <table:table-cell office:value-type="string">
            <text:p>ALSTOM</text:p>
          </table:table-cell>
          <table:table-cell office:value-type="string">
            <text:p>madame</text:p>
          </table:table-cell>
          <table:table-cell office:value-type="string">
            <text:p>Human ressoruces</text:p>
          </table:table-cell>
          <table:table-cell office:value-type="string">
            <text:p>monchengladbach</text:p>
          </table:table-cell>
          <table:table-cell office:value-type="string">
            <text:p>Assemblage des mécaniques et instrument dans le département de fabrication</text:p>
          </table:table-cell>
          <table:table-cell office:value-type="float" office:value="300">
            <text:p>30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office:value-type="string">
            <text:p>2010-2011</text:p>
          </table:table-cell>
          <table:table-cell office:value-type="string">
            <text:p>Monsieur </text:p>
          </table:table-cell>
          <table:table-cell office:value-type="string">
            <text:p>CHEMIN </text:p>
          </table:table-cell>
          <table:table-cell office:value-type="string">
            <text:p>AYMERIC </text:p>
          </table:table-cell>
          <table:table-cell/>
          <table:table-cell table:style-name="ce9"/>
          <table:table-cell office:value-type="float" office:value="31">
            <text:p>31</text:p>
          </table:table-cell>
          <table:table-cell table:number-columns-repeated="2"/>
          <table:table-cell table:style-name="ce9"/>
          <table:table-cell office:value-type="string">
            <text:p>angleterre</text:p>
          </table:table-cell>
          <table:table-cell office:value-type="string">
            <text:p>ALSTOM GRID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stafford </text:p>
          </table:table-cell>
          <table:table-cell/>
          <table:table-cell office:value-type="string">
            <text:p>50 pounds par week 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COADOU</text:p>
          </table:table-cell>
          <table:table-cell table:style-name="ce16" office:value-type="string">
            <text:p>Antoine </text:p>
          </table:table-cell>
          <table:table-cell table:style-name="ce19" office:value-type="date" office:date-value="2010-04-11">
            <text:p>11/04/2010</text:p>
          </table:table-cell>
          <table:table-cell table:style-name="ce24" office:value-type="date" office:date-value="2010-09-03">
            <text:p>03/09/2010</text:p>
          </table:table-cell>
          <table:table-cell table:style-name="ce25" table:formula="of:=IF(ISBLANK([.F50]);&quot;&quot;;[.G50]-[.F50])" office:value-type="float" office:value="145">
            <text:p>145</text:p>
          </table:table-cell>
          <table:table-cell table:style-name="ce26"/>
          <table:table-cell table:style-name="ce28"/>
          <table:table-cell table:style-name="ce24"/>
          <table:table-cell table:style-name="ce28" office:value-type="string">
            <text:p>Irlande </text:p>
          </table:table-cell>
          <table:table-cell table:style-name="ce41" office:value-type="string">
            <text:p>Tralee Bay Sailing School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Commodore </text:p>
          </table:table-cell>
          <table:table-cell table:style-name="ce28" office:value-type="string">
            <text:p>Tralee CO Kerry </text:p>
          </table:table-cell>
          <table:table-cell office:value-type="string">
            <text:p>Maintenance manager of the tralee bay sailing school 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OADOU</text:p>
          </table:table-cell>
          <table:table-cell office:value-type="string">
            <text:p>ANTOINE</text:p>
          </table:table-cell>
          <table:table-cell table:style-name="ce19" office:value-type="date" office:date-value="2012-03-05">
            <text:p>05/03/2012</text:p>
          </table:table-cell>
          <table:table-cell office:value-type="date" office:date-value="2012-08-31">
            <text:p>31/08/2012</text:p>
          </table:table-cell>
          <table:table-cell table:style-name="ce25" table:formula="of:=IF(ISBLANK([.F51]);&quot;&quot;;[.G51]-[.F51])" office:value-type="float" office:value="179">
            <text:p>179</text:p>
          </table:table-cell>
          <table:table-cell table:number-columns-repeated="3"/>
          <table:table-cell table:style-name="ce34" office:value-type="string">
            <text:p>PAYS BAS</text:p>
          </table:table-cell>
          <table:table-cell office:value-type="string">
            <text:p>Schickler Tagliapietra Yacht design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AMSTERDAM</text:p>
          </table:table-cell>
          <table:table-cell office:value-type="string">
            <text:p>Conception mécanique d'antennes de vol</text:p>
          </table:table-cell>
          <table:table-cell office:value-type="float" office:value="470">
            <text:p>47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COASNE</text:p>
          </table:table-cell>
          <table:table-cell office:value-type="string">
            <text:p>Nicolas</text:p>
          </table:table-cell>
          <table:table-cell table:style-name="ce19" office:value-type="date" office:date-value="2010-03-01">
            <text:p>01/03/2010</text:p>
          </table:table-cell>
          <table:table-cell/>
          <table:table-cell table:style-name="ce25"/>
          <table:table-cell table:number-columns-repeated="3"/>
          <table:table-cell office:value-type="string">
            <text:p>BELGIQUE </text:p>
          </table:table-cell>
          <table:table-cell office:value-type="string">
            <text:p>SIMTECH 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Froyennes - </text:p>
          </table:table-cell>
          <table:table-cell office:value-type="string">
            <text:p>Comportement de pièces composites qui, dans le cadre de leurs sollicitations, sont soumises à des impacts de type FOD</text:p>
          </table:table-cell>
          <table:table-cell office:value-type="float" office:value="820">
            <text:p>82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COCHET</text:p>
          </table:table-cell>
          <table:table-cell table:style-name="ce16" office:value-type="string">
            <text:p>Antoine</text:p>
          </table:table-cell>
          <table:table-cell table:style-name="ce19" office:value-type="date" office:date-value="2010-04-11">
            <text:p>11/04/2010</text:p>
          </table:table-cell>
          <table:table-cell table:style-name="ce24" office:value-type="date" office:date-value="2010-08-01">
            <text:p>01/08/2010</text:p>
          </table:table-cell>
          <table:table-cell table:style-name="ce25" table:formula="of:=IF(ISBLANK([.F53]);&quot;&quot;;[.G53]-[.F53])" office:value-type="float" office:value="112">
            <text:p>112</text:p>
          </table:table-cell>
          <table:table-cell table:style-name="ce26"/>
          <table:table-cell table:style-name="ce28"/>
          <table:table-cell table:style-name="ce24" office:value-type="date" office:date-value="2010-04-11">
            <text:p>11/04/2010</text:p>
          </table:table-cell>
          <table:table-cell table:style-name="ce28" office:value-type="string">
            <text:p>Allemagne</text:p>
          </table:table-cell>
          <table:table-cell table:style-name="ce41" office:value-type="string">
            <text:p>RHI AG </text:p>
          </table:table-cell>
          <table:table-cell table:style-name="ce28" office:value-type="string">
            <text:p>M</text:p>
          </table:table-cell>
          <table:table-cell table:style-name="ce41"/>
          <table:table-cell table:style-name="ce28" office:value-type="string">
            <text:p>DUISBURG (Allemagne)</text:p>
          </table:table-cell>
          <table:table-cell office:value-type="string">
            <text:p>Travail dans l'équipe de maintenance </text:p>
          </table:table-cell>
          <table:table-cell office:value-type="float" office:value="710">
            <text:p>71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COLIN Célin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09">
            <text:p>09/07/2010</text:p>
          </table:table-cell>
          <table:table-cell table:style-name="ce25" table:formula="of:=IF(ISBLANK([.F54]);&quot;&quot;;[.G54]-[.F54])" office:value-type="float" office:value="89">
            <text:p>89</text:p>
          </table:table-cell>
          <table:table-cell/>
          <table:table-cell table:style-name="ce21" office:value-type="date" office:date-value="2010-01-11">
            <text:p>11/01/2010</text:p>
          </table:table-cell>
          <table:table-cell table:style-name="ce21"/>
          <table:table-cell table:style-name="ce33" office:value-type="string">
            <text:p>Angleterre</text:p>
          </table:table-cell>
          <table:table-cell table:style-name="ce40" office:value-type="string">
            <text:p>Université og Newcastle 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Newcastle</text:p>
          </table:table-cell>
          <table:table-cell table:style-name="ce10" office:value-type="string">
            <text:p>Purification et caractérisation de SepF</text:p>
          </table:table-cell>
          <table:table-cell table:style-name="ce44"/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ONFLAND </text:p>
          </table:table-cell>
          <table:table-cell office:value-type="string">
            <text:p>BENOIT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JAPON</text:p>
          </table:table-cell>
          <table:table-cell office:value-type="string">
            <text:p>EJRCCF</text:p>
          </table:table-cell>
          <table:table-cell office:value-type="string">
            <text:p>monsieur</text:p>
          </table:table-cell>
          <table:table-cell/>
          <table:table-cell office:value-type="string">
            <text:p>saitana city</text:p>
          </table:table-cell>
          <table:table-cell office:value-type="string">
            <text:p>lift installatio, renovation and after sale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COUSPEYRE</text:p>
          </table:table-cell>
          <table:table-cell office:value-type="string">
            <text:p>Chloe</text:p>
          </table:table-cell>
          <table:table-cell/>
          <table:table-cell table:style-name="ce21"/>
          <table:table-cell table:number-columns-repeated="3"/>
          <table:table-cell table:style-name="ce9"/>
          <table:table-cell table:style-name="ce30" office:value-type="string">
            <text:p>Bulgarie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180">
            <text:p>1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DAMOUR Mariann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57]);&quot;&quot;;[.G57]-[.F57])" office:value-type="float" office:value="88">
            <text:p>88</text:p>
          </table:table-cell>
          <table:table-cell/>
          <table:table-cell table:style-name="ce21" office:value-type="date" office:date-value="2012-01-13">
            <text:p>13/01/2012</text:p>
          </table:table-cell>
          <table:table-cell table:style-name="ce21" office:value-type="date" office:date-value="2012-03-07">
            <text:p>07/03/2012</text:p>
          </table:table-cell>
          <table:table-cell table:style-name="ce31" office:value-type="string">
            <text:p>Angleterre</text:p>
          </table:table-cell>
          <table:table-cell table:style-name="ce40" office:value-type="string">
            <text:p>Reading University</text:p>
          </table:table-cell>
          <table:table-cell table:style-name="ce18"/>
          <table:table-cell table:style-name="ce40" office:value-type="string">
            <text:p>Prof</text:p>
          </table:table-cell>
          <table:table-cell table:style-name="ce14" office:value-type="string">
            <text:p>Reading</text:p>
          </table:table-cell>
          <table:table-cell table:style-name="ce10" office:value-type="string">
            <text:p>production et purification de bio surffactants produits par fermentation de bacillus subtilis</text:p>
          </table:table-cell>
          <table:table-cell table:style-name="ce43" office:value-type="float" office:value="680">
            <text:p>6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DAVROUX Lise</text:p>
          </table:table-cell>
          <table:table-cell table:style-name="ce14"/>
          <table:table-cell table:style-name="ce21" office:value-type="date" office:date-value="2010-04-05">
            <text:p>05/04/2010</text:p>
          </table:table-cell>
          <table:table-cell table:style-name="ce21" office:value-type="date" office:date-value="2010-07-05">
            <text:p>05/07/2010</text:p>
          </table:table-cell>
          <table:table-cell table:style-name="ce25" table:formula="of:=IF(ISBLANK([.F58]);&quot;&quot;;[.G58]-[.F58])" office:value-type="float" office:value="91">
            <text:p>91</text:p>
          </table:table-cell>
          <table:table-cell/>
          <table:table-cell table:style-name="ce14"/>
          <table:table-cell table:style-name="ce21" office:value-type="date" office:date-value="2010-01-09">
            <text:p>09/01/2010</text:p>
          </table:table-cell>
          <table:table-cell table:style-name="ce33" office:value-type="string">
            <text:p>Australie</text:p>
          </table:table-cell>
          <table:table-cell table:style-name="ce40" office:value-type="string">
            <text:p>Danish Patisserie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Bassenddean</text:p>
          </table:table-cell>
          <table:table-cell table:style-name="ce10" office:value-type="string">
            <text:p>produc Development</text:p>
          </table:table-cell>
          <table:table-cell table:style-name="ce44"/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table:style-name="ce17" office:value-type="string">
            <text:p>Mlle</text:p>
          </table:table-cell>
          <table:table-cell table:style-name="ce17" office:value-type="string">
            <text:p>DAVROUX Lise</text:p>
          </table:table-cell>
          <table:table-cell table:style-name="ce17"/>
          <table:table-cell table:number-columns-repeated="2" table:style-name="ce17"/>
          <table:table-cell table:style-name="ce25" table:formula="of:=IF(ISBLANK([.F59]);&quot;&quot;;[.G59]-[.F59])">
            <text:p/>
          </table:table-cell>
          <table:table-cell table:style-name="ce17" table:number-columns-repeated="2"/>
          <table:table-cell table:style-name="ce9"/>
          <table:table-cell office:value-type="string">
            <text:p>Angleterre</text:p>
          </table:table-cell>
          <table:table-cell office:value-type="string">
            <text:p>LACTALIS</text:p>
          </table:table-cell>
          <table:table-cell office:value-type="string">
            <text:p>Madame</text:p>
          </table:table-cell>
          <table:table-cell office:value-type="string">
            <text:p>Development &amp; Quality Manager</text:p>
          </table:table-cell>
          <table:table-cell office:value-type="string">
            <text:p>Redhill, Surrey</text:p>
          </table:table-cell>
          <table:table-cell office:value-type="string">
            <text:p>stagiaire qualité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DEDIEU</text:p>
          </table:table-cell>
          <table:table-cell office:value-type="string">
            <text:p>Pierre</text:p>
          </table:table-cell>
          <table:table-cell table:style-name="ce19" office:value-type="date" office:date-value="2011-05-17">
            <text:p>17/05/2011</text:p>
          </table:table-cell>
          <table:table-cell office:value-type="date" office:date-value="2011-08-10">
            <text:p>10/08/2011</text:p>
          </table:table-cell>
          <table:table-cell table:style-name="ce25" table:formula="of:=IF(ISBLANK([.F60]);&quot;&quot;;[.G60]-[.F60])" office:value-type="float" office:value="85">
            <text:p>8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SUNREEF YACHTS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GDANSK</text:p>
          </table:table-cell>
          <table:table-cell office:value-type="string">
            <text:p>The manufacturing technology of refractory 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ademoiselle</text:p>
          </table:table-cell>
          <table:table-cell table:style-name="ce14" office:value-type="string">
            <text:p>DEGOUT</text:p>
          </table:table-cell>
          <table:table-cell table:style-name="ce12" office:value-type="string">
            <text:p>Claire</text:p>
          </table:table-cell>
          <table:table-cell table:style-name="ce21" office:value-type="date" office:date-value="2010-01-01">
            <text:p>01/01/2010</text:p>
          </table:table-cell>
          <table:table-cell table:style-name="ce21" office:value-type="date" office:date-value="2010-07-31">
            <text:p>31/07/2010</text:p>
          </table:table-cell>
          <table:table-cell table:style-name="ce25" table:formula="of:=IF(ISBLANK([.F61]);&quot;&quot;;[.G61]-[.F61])" office:value-type="float" office:value="211">
            <text:p>211</text:p>
          </table:table-cell>
          <table:table-cell table:style-name="ce11"/>
          <table:table-cell table:style-name="ce21" table:number-columns-repeated="2"/>
          <table:table-cell table:style-name="ce14" office:value-type="string">
            <text:p>Angleterre</text:p>
          </table:table-cell>
          <table:table-cell table:style-name="ce40" office:value-type="string">
            <text:p>Mars Chocolat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/>
          <table:table-cell table:style-name="ce40" office:value-type="string">
            <text:p>Développement d'une nouvelle recette dans le cadre d'un projet 1001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DEHAENE</text:p>
          </table:table-cell>
          <table:table-cell office:value-type="string">
            <text:p>Noemie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0" office:value-type="string">
            <text:p>Bulgarie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DELAPORTE </text:p>
          </table:table-cell>
          <table:table-cell office:value-type="string">
            <text:p>Nicolas</text:p>
          </table:table-cell>
          <table:table-cell table:style-name="ce19" office:value-type="date" office:date-value="2012-03-07">
            <text:p>07/03/2012</text:p>
          </table:table-cell>
          <table:table-cell/>
          <table:table-cell table:style-name="ce25"/>
          <table:table-cell table:number-columns-repeated="3"/>
          <table:table-cell office:value-type="string">
            <text:p>ETATS UNIS </text:p>
          </table:table-cell>
          <table:table-cell office:value-type="string">
            <text:p>DASSAULT FALCON JET </text:p>
          </table:table-cell>
          <table:table-cell office:value-type="string">
            <text:p>M</text:p>
          </table:table-cell>
          <table:table-cell office:value-type="string">
            <text:p>Engineering Director and Deputy to VP</text:p>
          </table:table-cell>
          <table:table-cell office:value-type="string">
            <text:p>LITTLE ROCK</text:p>
          </table:table-cell>
          <table:table-cell office:value-type="string">
            <text:p>Conception des systèmes mécaniques pour les voiliers</text:p>
          </table:table-cell>
          <table:table-cell office:value-type="float" office:value="250">
            <text:p>250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table:style-name="ce10" office:value-type="string">
            <text:p>Mademoiselle</text:p>
          </table:table-cell>
          <table:table-cell table:style-name="ce18" office:value-type="string">
            <text:p>DEMETTRE</text:p>
          </table:table-cell>
          <table:table-cell table:style-name="ce18" office:value-type="string">
            <text:p>Julie</text:p>
          </table:table-cell>
          <table:table-cell table:style-name="ce20" office:value-type="date" office:date-value="2012-04-10">
            <text:p>10/04/2012</text:p>
          </table:table-cell>
          <table:table-cell table:style-name="ce20" office:value-type="date" office:date-value="2012-07-15">
            <text:p>15/07/2012</text:p>
          </table:table-cell>
          <table:table-cell table:style-name="ce25" table:formula="of:=IF(ISBLANK([.F64]);&quot;&quot;;[.G64]-[.F64])" office:value-type="float" office:value="96">
            <text:p>96</text:p>
          </table:table-cell>
          <table:table-cell table:style-name="ce10" table:number-columns-repeated="2"/>
          <table:table-cell table:style-name="ce20" office:value-type="date" office:date-value="2012-05-13">
            <text:p>13/05/2012</text:p>
          </table:table-cell>
          <table:table-cell table:style-name="ce29" office:value-type="string">
            <text:p>Angleterre</text:p>
          </table:table-cell>
          <table:table-cell table:style-name="ce15" office:value-type="string">
            <text:p>Elmtree beers</text:p>
          </table:table-cell>
          <table:table-cell table:style-name="ce15" office:value-type="string">
            <text:p>Madame</text:p>
          </table:table-cell>
          <table:table-cell table:style-name="ce15" office:value-type="string">
            <text:p>Brasseur et propriétaire de la brasserie</text:p>
          </table:table-cell>
          <table:table-cell table:style-name="ce15" office:value-type="string">
            <text:p>Snetterton</text:p>
          </table:table-cell>
          <table:table-cell table:style-name="ce15" office:value-type="string">
            <text:p>découverte et participation aux activités d'une brasserie</text:p>
          </table:table-cell>
          <table:table-cell table:style-name="ce18" office:value-type="float" office:value="810">
            <text:p>81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DÉSAUNAY</text:p>
          </table:table-cell>
          <table:table-cell office:value-type="string">
            <text:p>Benjamin</text:p>
          </table:table-cell>
          <table:table-cell table:style-name="ce19" office:value-type="date" office:date-value="2012-05-14">
            <text:p>14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BRESIL</text:p>
          </table:table-cell>
          <table:table-cell office:value-type="string">
            <text:p>Universidad Federal de Sergip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ARACAJU</text:p>
          </table:table-cell>
          <table:table-cell office:value-type="string">
            <text:p>Relation entre propriétés mécanique et moléculaire et microstructure </text:p>
          </table:table-cell>
          <table:table-cell office:value-type="string">
            <text:p>170 USD/ week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DESCHAMPS Julie</text:p>
          </table:table-cell>
          <table:table-cell/>
          <table:table-cell/>
          <table:table-cell table:style-name="ce9"/>
          <table:table-cell table:style-name="ce25" table:formula="of:=IF(ISBLANK([.F66]);&quot;&quot;;[.G66]-[.F66])">
            <text:p/>
          </table:table-cell>
          <table:table-cell table:number-columns-repeated="2"/>
          <table:table-cell table:style-name="ce9"/>
          <table:table-cell table:style-name="ce30" office:value-type="string">
            <text:p>Inde</text:p>
          </table:table-cell>
          <table:table-cell office:value-type="string">
            <text:p>IIT DE KHARAGPUR</text:p>
          </table:table-cell>
          <table:table-cell office:value-type="string">
            <text:p>Professor </text:p>
          </table:table-cell>
          <table:table-cell office:value-type="string">
            <text:p>Indian institute of technology</text:p>
          </table:table-cell>
          <table:table-cell office:value-type="string">
            <text:p>KHARAGPUR</text:p>
          </table:table-cell>
          <table:table-cell office:value-type="string">
            <text:p>determination of oxidative stability of vegetable oils</text:p>
          </table:table-cell>
          <table:table-cell office:value-type="float" office:value="760">
            <text:p>760</text:p>
          </table:table-cell>
          <table:table-cell table:style-name="ce18" table:number-columns-repeated="1006"/>
        </table:table-row>
        <table:table-row table:style-name="ro4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DI MARTINO Noémi</text:p>
          </table:table-cell>
          <table:table-cell table:style-name="ce18"/>
          <table:table-cell table:style-name="ce20" office:value-type="date" office:date-value="2012-04-18">
            <text:p>18/04/2012</text:p>
          </table:table-cell>
          <table:table-cell table:style-name="ce20" office:value-type="date" office:date-value="2012-07-31">
            <text:p>31/07/2012</text:p>
          </table:table-cell>
          <table:table-cell table:style-name="ce25" table:formula="of:=IF(ISBLANK([.F67]);&quot;&quot;;[.G67]-[.F67])" office:value-type="float" office:value="104">
            <text:p>104</text:p>
          </table:table-cell>
          <table:table-cell/>
          <table:table-cell table:style-name="ce20"/>
          <table:table-cell table:style-name="ce20" office:value-type="date" office:date-value="2012-03-07">
            <text:p>07/03/2012</text:p>
          </table:table-cell>
          <table:table-cell table:style-name="ce37" office:value-type="string">
            <text:p>USA</text:p>
          </table:table-cell>
          <table:table-cell table:style-name="ce10" office:value-type="string">
            <text:p>AgReliant Genetics LLC</text:p>
          </table:table-cell>
          <table:table-cell table:style-name="ce10" table:number-columns-repeated="2"/>
          <table:table-cell table:style-name="ce10" office:value-type="string">
            <text:p>Westfield Indiana</text:p>
          </table:table-cell>
          <table:table-cell table:style-name="ce10" office:value-type="string">
            <text:p>La sélection et amélioration de variété de Maïs ayant un amidon modifié</text:p>
          </table:table-cell>
          <table:table-cell table:style-name="ce45" office:value-type="float" office:value="490">
            <text:p>490</text:p>
          </table:table-cell>
          <table:table-cell table:style-name="ce18" table:number-columns-repeated="1006"/>
        </table:table-row>
        <table:table-row table:style-name="ro5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DJATOUT - DANZ</text:p>
          </table:table-cell>
          <table:table-cell office:value-type="string">
            <text:p>Florian</text:p>
          </table:table-cell>
          <table:table-cell table:style-name="ce19" office:value-type="date" office:date-value="2011-05-17">
            <text:p>17/05/2011</text:p>
          </table:table-cell>
          <table:table-cell office:value-type="date" office:date-value="2011-07-19">
            <text:p>19/07/2011</text:p>
          </table:table-cell>
          <table:table-cell table:style-name="ce25" table:formula="of:=IF(ISBLANK([.F68]);&quot;&quot;;[.G68]-[.F68])" office:value-type="float" office:value="63">
            <text:p>63</text:p>
          </table:table-cell>
          <table:table-cell table:number-columns-repeated="3"/>
          <table:table-cell office:value-type="string">
            <text:p>JAPON</text:p>
          </table:table-cell>
          <table:table-cell office:value-type="string">
            <text:p>TYK CORPORATION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TAJIMI <text:s/>- JAPON </text:p>
          </table:table-cell>
          <table:table-cell office:value-type="string">
            <text:p>Design and study of magnetorheological dampor prototype </text:p>
          </table:table-cell>
          <table:table-cell/>
          <table:table-cell table:style-name="ce18"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table:style-name="ce14" office:value-type="string">
            <text:p>Monsieur</text:p>
          </table:table-cell>
          <table:table-cell table:style-name="ce18" office:value-type="string">
            <text:p>DOUSSOT Alexis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69]);&quot;&quot;;[.G69]-[.F69])" office:value-type="float" office:value="88">
            <text:p>88</text:p>
          </table:table-cell>
          <table:table-cell/>
          <table:table-cell table:style-name="ce21" office:value-type="date" office:date-value="2012-04-13">
            <text:p>13/04/2012</text:p>
          </table:table-cell>
          <table:table-cell table:style-name="ce21"/>
          <table:table-cell table:style-name="ce31" office:value-type="string">
            <text:p>Chine</text:p>
          </table:table-cell>
          <table:table-cell table:style-name="ce40"/>
          <table:table-cell table:style-name="ce14"/>
          <table:table-cell table:style-name="ce40"/>
          <table:table-cell table:style-name="ce14"/>
          <table:table-cell table:style-name="ce10"/>
          <table:table-cell table:style-name="ce43"/>
          <table:table-cell table:style-name="ce18"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DUFOUR Charlèn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70]);&quot;&quot;;[.G70]-[.F70])" office:value-type="float" office:value="88">
            <text:p>88</text:p>
          </table:table-cell>
          <table:table-cell/>
          <table:table-cell table:style-name="ce21" office:value-type="date" office:date-value="2012-01-11">
            <text:p>11/01/2012</text:p>
          </table:table-cell>
          <table:table-cell table:style-name="ce21" office:value-type="date" office:date-value="2012-03-07">
            <text:p>07/03/2012</text:p>
          </table:table-cell>
          <table:table-cell table:style-name="ce31" office:value-type="string">
            <text:p>Pologne</text:p>
          </table:table-cell>
          <table:table-cell table:style-name="ce40" office:value-type="string">
            <text:p>Royal Canin Polska Sp. Z o . o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Niepolomice</text:p>
          </table:table-cell>
          <table:table-cell table:style-name="ce10" office:value-type="string">
            <text:p>mise en place des contrôles poids et mise en place de la prise d'echantillon bacterio au packaging</text:p>
          </table:table-cell>
          <table:table-cell table:style-name="ce43"/>
          <table:table-cell table:style-name="ce11"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DUHOO</text:p>
          </table:table-cell>
          <table:table-cell office:value-type="string">
            <text:p>Haymeric</text:p>
          </table:table-cell>
          <table:table-cell/>
          <table:table-cell table:style-name="ce9"/>
          <table:table-cell table:number-columns-repeated="3"/>
          <table:table-cell table:style-name="ce9"/>
          <table:table-cell office:value-type="string">
            <text:p>pologne </text:p>
          </table:table-cell>
          <table:table-cell office:value-type="string">
            <text:p>Institute of control and conmutation engineering </text:p>
          </table:table-cell>
          <table:table-cell/>
          <table:table-cell office:value-type="string">
            <text:p>prof</text:p>
          </table:table-cell>
          <table:table-cell office:value-type="string">
            <text:p>zielona </text:p>
          </table:table-cell>
          <table:table-cell table:number-columns-repeated="2"/>
          <table:table-cell table:style-name="ce11"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DURANTON</text:p>
          </table:table-cell>
          <table:table-cell office:value-type="string">
            <text:p>Eva</text:p>
          </table:table-cell>
          <table:table-cell/>
          <table:table-cell table:style-name="ce9"/>
          <table:table-cell office:value-type="float" office:value="47">
            <text:p>47</text:p>
          </table:table-cell>
          <table:table-cell table:number-columns-repeated="2"/>
          <table:table-cell table:style-name="ce9"/>
          <table:table-cell office:value-type="string">
            <text:p>angleterre</text:p>
          </table:table-cell>
          <table:table-cell office:value-type="string">
            <text:p>UNIVERSITY OF WARWICK</text:p>
          </table:table-cell>
          <table:table-cell office:value-type="string">
            <text:p>MoNsieur</text:p>
          </table:table-cell>
          <table:table-cell/>
          <table:table-cell office:value-type="string">
            <text:p>coventy</text:p>
          </table:table-cell>
          <table:table-cell/>
          <table:table-cell office:value-type="float" office:value="0">
            <text:p>0</text:p>
          </table:table-cell>
          <table:table-cell table:style-name="ce11"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EL BARTALI </text:p>
          </table:table-cell>
          <table:table-cell office:value-type="string">
            <text:p>Abdel-Ilah</text:p>
          </table:table-cell>
          <table:table-cell table:style-name="ce19" office:value-type="date" office:date-value="2011-05-05">
            <text:p>05/05/2011</text:p>
          </table:table-cell>
          <table:table-cell office:value-type="date" office:date-value="2011-07-30">
            <text:p>30/07/2011</text:p>
          </table:table-cell>
          <table:table-cell table:style-name="ce25" table:formula="of:=IF(ISBLANK([.F73]);&quot;&quot;;[.G73]-[.F73])" office:value-type="float" office:value="86">
            <text:p>86</text:p>
          </table:table-cell>
          <table:table-cell/>
          <table:table-cell table:number-columns-repeated="2" office:value-type="string">
            <text:p>ERASMUS</text:p>
          </table:table-cell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/>
          <table:table-cell office:value-type="string">
            <text:p>WARSAW</text:p>
          </table:table-cell>
          <table:table-cell office:value-type="string">
            <text:p>Application de la méthode des élèments finis en usinage </text:p>
          </table:table-cell>
          <table:table-cell office:value-type="float" office:value="460">
            <text:p>460</text:p>
          </table:table-cell>
          <table:table-cell table:style-name="ce18"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ELMOUDEN </text:p>
          </table:table-cell>
          <table:table-cell office:value-type="string">
            <text:p>Said</text:p>
          </table:table-cell>
          <table:table-cell table:style-name="ce19" office:value-type="date" office:date-value="2010-03-01">
            <text:p>01/03/2010</text:p>
          </table:table-cell>
          <table:table-cell/>
          <table:table-cell table:style-name="ce25"/>
          <table:table-cell table:number-columns-repeated="3"/>
          <table:table-cell office:value-type="string">
            <text:p>BELGIQUE </text:p>
          </table:table-cell>
          <table:table-cell office:value-type="string">
            <text:p>TECHSPACE AERO </text:p>
          </table:table-cell>
          <table:table-cell office:value-type="string">
            <text:p>M</text:p>
          </table:table-cell>
          <table:table-cell office:value-type="string">
            <text:p>Directeur </text:p>
          </table:table-cell>
          <table:table-cell office:value-type="string">
            <text:p>MILMORT </text:p>
          </table:table-cell>
          <table:table-cell office:value-type="string">
            <text:p>Development of quality control models, methods and tools for digimat software</text:p>
          </table:table-cell>
          <table:table-cell office:value-type="float" office:value="0">
            <text:p>0</text:p>
          </table:table-cell>
          <table:table-cell table:style-name="ce18"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FAUCHER </text:p>
          </table:table-cell>
          <table:table-cell office:value-type="string">
            <text:p>Aurélien</text:p>
          </table:table-cell>
          <table:table-cell table:style-name="ce19" office:value-type="date" office:date-value="2012-05-01">
            <text:p>01/05/2012</text:p>
          </table:table-cell>
          <table:table-cell/>
          <table:table-cell table:style-name="ce25"/>
          <table:table-cell table:number-columns-repeated="3"/>
          <table:table-cell office:value-type="string">
            <text:p>Roumanie </text:p>
          </table:table-cell>
          <table:table-cell office:value-type="string">
            <text:p>uNiversitatea Politechnica din Bucaresti 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BUCARESTI </text:p>
          </table:table-cell>
          <table:table-cell office:value-type="string">
            <text:p>Modeling and parameters estimation of special granular structures </text:p>
          </table:table-cell>
          <table:table-cell office:value-type="string">
            <text:p>350 USD</text:p>
          </table:table-cell>
          <table:table-cell table:style-name="ce11"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FERNANDEZ Barbara</text:p>
          </table:table-cell>
          <table:table-cell table:style-name="ce14"/>
          <table:table-cell table:style-name="ce21" office:value-type="date" office:date-value="2010-04-19">
            <text:p>19/04/2010</text:p>
          </table:table-cell>
          <table:table-cell table:style-name="ce21" office:value-type="date" office:date-value="2010-07-01">
            <text:p>01/07/2010</text:p>
          </table:table-cell>
          <table:table-cell table:style-name="ce25" table:formula="of:=IF(ISBLANK([.F76]);&quot;&quot;;[.G76]-[.F76])" office:value-type="float" office:value="73">
            <text:p>73</text:p>
          </table:table-cell>
          <table:table-cell/>
          <table:table-cell table:style-name="ce21" office:value-type="date" office:date-value="2010-03-14">
            <text:p>14/03/2010</text:p>
          </table:table-cell>
          <table:table-cell table:style-name="ce21" office:value-type="date" office:date-value="2010-04-01">
            <text:p>01/04/2010</text:p>
          </table:table-cell>
          <table:table-cell table:style-name="ce33" office:value-type="string">
            <text:p>Roumanie</text:p>
          </table:table-cell>
          <table:table-cell table:style-name="ce40" office:value-type="string">
            <text:p>Centre de Recherche- <text:s/>« Chimie Appliquée <text:s/>et Génie des Procédés » de l’ Université <text:s/>« Vasile Alecsandri » de Bacau</text:p>
          </table:table-cell>
          <table:table-cell table:style-name="ce18" office:value-type="string">
            <text:p>Madame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<text:s/>Bacau <text:s/></text:p>
          </table:table-cell>
          <table:table-cell table:style-name="ce10" office:value-type="string">
            <text:p>« Etude sur la stabilité et la valorisation du petit lait. »</text:p>
          </table:table-cell>
          <table:table-cell table:style-name="ce44" office:value-type="float" office:value="650">
            <text:p>650</text:p>
          </table:table-cell>
          <table:table-cell table:style-name="ce11" table:number-columns-repeated="1006"/>
        </table:table-row>
        <table:table-row table:style-name="ro1">
          <table:table-cell table:style-name="ce8" office:value-type="string">
            <text:p>IMA3 </text:p>
          </table:table-cell>
          <table:table-cell table:style-name="ce11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FOUAIDE </text:p>
          </table:table-cell>
          <table:table-cell office:value-type="string">
            <text:p>Imane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MAROC</text:p>
          </table:table-cell>
          <table:table-cell office:value-type="string">
            <text:p>O C P </text:p>
          </table:table-cell>
          <table:table-cell office:value-type="string">
            <text:p>monsieur</text:p>
          </table:table-cell>
          <table:table-cell/>
          <table:table-cell office:value-type="string">
            <text:p>KHOURIBGA</text:p>
          </table:table-cell>
          <table:table-cell office:value-type="string">
            <text:p>Organisation de l'exposition Dar Maalma 2012</text:p>
          </table:table-cell>
          <table:table-cell office:value-type="float" office:value="0">
            <text:p>0</text:p>
          </table:table-cell>
          <table:table-cell table:style-name="ce11"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table:style-name="ce14" office:value-type="string">
            <text:p>Monsieur</text:p>
          </table:table-cell>
          <table:table-cell table:style-name="ce18" office:value-type="string">
            <text:p>FOUQUET Geoffroy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78]);&quot;&quot;;[.G78]-[.F78])" office:value-type="float" office:value="88">
            <text:p>88</text:p>
          </table:table-cell>
          <table:table-cell/>
          <table:table-cell table:style-name="ce21" office:value-type="date" office:date-value="2012-01-11">
            <text:p>11/01/2012</text:p>
          </table:table-cell>
          <table:table-cell table:style-name="ce21"/>
          <table:table-cell table:style-name="ce31" office:value-type="string">
            <text:p>Angleterre</text:p>
          </table:table-cell>
          <table:table-cell table:style-name="ce40" office:value-type="string">
            <text:p>Centre for Bacterial Cell Biology, Institue for cell and Molecular Bioscences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.</text:p>
          </table:table-cell>
          <table:table-cell table:style-name="ce14" office:value-type="string">
            <text:p>Newcastle</text:p>
          </table:table-cell>
          <table:table-cell table:style-name="ce10" office:value-type="string">
            <text:p>Membrane potentiel dependent protein localization</text:p>
          </table:table-cell>
          <table:table-cell table:style-name="ce43"/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FRANCHI Manon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79]);&quot;&quot;;[.G79]-[.F79])" office:value-type="float" office:value="88">
            <text:p>88</text:p>
          </table:table-cell>
          <table:table-cell/>
          <table:table-cell table:style-name="ce14"/>
          <table:table-cell table:style-name="ce21" office:value-type="date" office:date-value="2012-03-11">
            <text:p>11/03/2012</text:p>
          </table:table-cell>
          <table:table-cell table:style-name="ce31" office:value-type="string">
            <text:p>Angleterre</text:p>
          </table:table-cell>
          <table:table-cell table:style-name="ce40" office:value-type="string">
            <text:p>Institute of Agri-Food a Land Use</text:p>
          </table:table-cell>
          <table:table-cell table:style-name="ce14"/>
          <table:table-cell table:style-name="ce40"/>
          <table:table-cell table:style-name="ce14" office:value-type="string">
            <text:p>Belfast</text:p>
          </table:table-cell>
          <table:table-cell table:style-name="ce15" office:value-type="string">
            <text:p>development of specific antibiodies for detection of growth hormone abuse in agricultural milk production</text:p>
          </table:table-cell>
          <table:table-cell table:style-name="ce43"/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FRANCHOIS Julie 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80]);&quot;&quot;;[.G80]-[.F80])" office:value-type="float" office:value="88">
            <text:p>88</text:p>
          </table:table-cell>
          <table:table-cell/>
          <table:table-cell table:style-name="ce14"/>
          <table:table-cell table:style-name="ce21" office:value-type="date" office:date-value="2012-04-15">
            <text:p>15/04/2012</text:p>
          </table:table-cell>
          <table:table-cell table:style-name="ce31" office:value-type="string">
            <text:p>Bulgarie </text:p>
          </table:table-cell>
          <table:table-cell table:style-name="ce40" office:value-type="string">
            <text:p>Université des tecnilogies alimentaire – Laboratoire de panification « TCFPP3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Dirigeant de departement « TCFPP »</text:p>
          </table:table-cell>
          <table:table-cell table:style-name="ce14" office:value-type="string">
            <text:p>Plovdiv</text:p>
          </table:table-cell>
          <table:table-cell table:style-name="ce10" office:value-type="string">
            <text:p>création de différentes recettes pour les paons fonctionnels destinés à la maladie diabète type II</text:p>
          </table:table-cell>
          <table:table-cell table:style-name="ce43"/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GAMBLIN </text:p>
          </table:table-cell>
          <table:table-cell office:value-type="string">
            <text:p>Pierre-Yves</text:p>
          </table:table-cell>
          <table:table-cell table:style-name="ce19"/>
          <table:table-cell/>
          <table:table-cell table:style-name="ce25" table:formula="of:=IF(ISBLANK([.F81]);&quot;&quot;;[.G81]-[.F81])">
            <text:p/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Optimisation foussed on engine management </text:p>
          </table:table-cell>
          <table:table-cell office:value-type="float" office:value="280">
            <text:p>28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ASNIER </text:p>
          </table:table-cell>
          <table:table-cell office:value-type="string">
            <text:p>DAMIEN </text:p>
          </table:table-cell>
          <table:table-cell/>
          <table:table-cell table:style-name="ce9"/>
          <table:table-cell office:value-type="float" office:value="75">
            <text:p>75</text:p>
          </table:table-cell>
          <table:table-cell office:value-type="string">
            <text:p>job</text:p>
          </table:table-cell>
          <table:table-cell/>
          <table:table-cell table:style-name="ce9"/>
          <table:table-cell table:style-name="ce36" office:value-type="string">
            <text:p>CANADA</text:p>
          </table:table-cell>
          <table:table-cell office:value-type="string">
            <text:p>tim horton children's foundation </text:p>
          </table:table-cell>
          <table:table-cell table:number-columns-repeated="3"/>
          <table:table-cell office:value-type="string">
            <text:p>Mise en place d'une interface web de connexion spécifique pour les clients.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onsieur</text:p>
          </table:table-cell>
          <table:table-cell table:style-name="ce11" office:value-type="string">
            <text:p>GENTIL</text:p>
          </table:table-cell>
          <table:table-cell table:style-name="ce14" office:value-type="string">
            <text:p>Basile</text:p>
          </table:table-cell>
          <table:table-cell table:style-name="ce21" office:value-type="date" office:date-value="2010-04-18">
            <text:p>18/04/2010</text:p>
          </table:table-cell>
          <table:table-cell table:style-name="ce21" office:value-type="date" office:date-value="2010-08-10">
            <text:p>10/08/2010</text:p>
          </table:table-cell>
          <table:table-cell table:style-name="ce25" table:formula="of:=IF(ISBLANK([.F83]);&quot;&quot;;[.G83]-[.F83])" office:value-type="float" office:value="114">
            <text:p>114</text:p>
          </table:table-cell>
          <table:table-cell table:style-name="ce27"/>
          <table:table-cell table:style-name="ce21" office:value-type="date" office:date-value="2010-05-19">
            <text:p>19/05/2010</text:p>
          </table:table-cell>
          <table:table-cell table:style-name="ce21" office:value-type="date" office:date-value="2010-05-15">
            <text:p>15/05/2010</text:p>
          </table:table-cell>
          <table:table-cell table:style-name="ce33" office:value-type="string">
            <text:p>USA</text:p>
          </table:table-cell>
          <table:table-cell table:style-name="ce40" office:value-type="string">
            <text:p>Lactalis US</text:p>
          </table:table-cell>
          <table:table-cell table:style-name="ce14" office:value-type="string">
            <text:p>Monsieur</text:p>
          </table:table-cell>
          <table:table-cell table:style-name="ce40"/>
          <table:table-cell table:style-name="ce14" office:value-type="string">
            <text:p>New York</text:p>
          </table:table-cell>
          <table:table-cell table:style-name="ce10" office:value-type="string">
            <text:p>Découverte de l'entreprise <text:s/></text:p>
          </table:table-cell>
          <table:table-cell table:style-name="ce11" office:value-type="float" office:value="660">
            <text:p>660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table:style-name="ce18" office:value-type="string">
            <text:p>Monsieur</text:p>
          </table:table-cell>
          <table:table-cell table:style-name="ce12" office:value-type="string">
            <text:p>Gentil Basile</text:p>
          </table:table-cell>
          <table:table-cell/>
          <table:table-cell table:style-name="ce22" office:value-type="date" office:date-value="2012-03-05">
            <text:p>05-mars</text:p>
          </table:table-cell>
          <table:table-cell table:style-name="ce22" office:value-type="date" office:date-value="2012-08-31">
            <text:p>31-août</text:p>
          </table:table-cell>
          <table:table-cell table:style-name="ce25" table:formula="of:=IF(ISBLANK([.F84]);&quot;&quot;;[.G84]-[.F84])" office:value-type="float" office:value="179">
            <text:p>179</text:p>
          </table:table-cell>
          <table:table-cell table:number-columns-repeated="2"/>
          <table:table-cell table:style-name="ce9"/>
          <table:table-cell table:style-name="ce32" office:value-type="string">
            <text:p>Malaisie</text:p>
          </table:table-cell>
          <table:table-cell office:value-type="string">
            <text:p>DENIS FRERES </text:p>
          </table:table-cell>
          <table:table-cell office:value-type="string">
            <text:p>Monsieur</text:p>
          </table:table-cell>
          <table:table-cell office:value-type="string">
            <text:p>Director of Guinea Foods Sdn Bhd</text:p>
          </table:table-cell>
          <table:table-cell office:value-type="string">
            <text:p>Taiping</text:p>
          </table:table-cell>
          <table:table-cell office:value-type="string">
            <text:p>The study of the relocation of machineries from existing plant to new plant and reviex the productivity/effucuency of the production line</text:p>
          </table:table-cell>
          <table:table-cell office:value-type="string">
            <text:p>1000riggints/mois soit 150€ 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GENTY </text:p>
          </table:table-cell>
          <table:table-cell office:value-type="string">
            <text:p>Thomas</text:p>
          </table:table-cell>
          <table:table-cell table:style-name="ce19"/>
          <table:table-cell/>
          <table:table-cell table:style-name="ce25" table:formula="of:=IF(ISBLANK([.F85]);&quot;&quot;;[.G85]-[.F85])">
            <text:p/>
          </table:table-cell>
          <table:table-cell table:number-columns-repeated="3"/>
          <table:table-cell office:value-type="string">
            <text:p>Angleterre</text:p>
          </table:table-cell>
          <table:table-cell office:value-type="string">
            <text:p>Université de Bradford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BRADFORD </text:p>
          </table:table-cell>
          <table:table-cell office:value-type="string">
            <text:p>Project water desinfection process and study for the development of a pilot plant 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OMBAULT </text:p>
          </table:table-cell>
          <table:table-cell office:value-type="string">
            <text:p>PHILIPPE </text:p>
          </table:table-cell>
          <table:table-cell/>
          <table:table-cell table:style-name="ce9"/>
          <table:table-cell office:value-type="float" office:value="18">
            <text:p>18</text:p>
          </table:table-cell>
          <table:table-cell office:value-type="string">
            <text:p>job</text:p>
          </table:table-cell>
          <table:table-cell/>
          <table:table-cell table:style-name="ce9"/>
          <table:table-cell table:style-name="ce36" office:value-type="string">
            <text:p>ANGLETERRE</text:p>
          </table:table-cell>
          <table:table-cell office:value-type="string">
            <text:p>youth exchange service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OSSELIN </text:p>
          </table:table-cell>
          <table:table-cell office:value-type="string">
            <text:p>JEAN-LUC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lliverpool</text:p>
          </table:table-cell>
          <table:table-cell office:value-type="string">
            <text:p>LOOM</text:p>
          </table:table-cell>
          <table:table-cell office:value-type="string">
            <text:p>monsieur</text:p>
          </table:table-cell>
          <table:table-cell office:value-type="string">
            <text:p>READER </text:p>
          </table:table-cell>
          <table:table-cell office:value-type="string">
            <text:p>liverpool</text:p>
          </table:table-cell>
          <table:table-cell office:value-type="string">
            <text:p>Assistant d'achat et étude marketing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GUILLOIS </text:p>
          </table:table-cell>
          <table:table-cell office:value-type="string">
            <text:p>Olivier </text:p>
          </table:table-cell>
          <table:table-cell table:style-name="ce19"/>
          <table:table-cell/>
          <table:table-cell table:style-name="ce25" table:formula="of:=IF(ISBLANK([.F88]);&quot;&quot;;[.G88]-[.F88])">
            <text:p/>
          </table:table-cell>
          <table:table-cell table:number-columns-repeated="3"/>
          <table:table-cell table:style-name="ce34" office:value-type="string">
            <text:p>ANGLETERRE</text:p>
          </table:table-cell>
          <table:table-cell office:value-type="string">
            <text:p>Sellafield Limited</text:p>
          </table:table-cell>
          <table:table-cell table:number-columns-repeated="2"/>
          <table:table-cell office:value-type="string">
            <text:p>SEASCALE</text:p>
          </table:table-cell>
          <table:table-cell office:value-type="string">
            <text:p>Mechanical engineering support to the verification plant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GUO</text:p>
          </table:table-cell>
          <table:table-cell office:value-type="string">
            <text:p>Tianyue</text:p>
          </table:table-cell>
          <table:table-cell table:style-name="ce22" office:value-type="date" office:date-value="2012-07-30">
            <text:p>30-juil.</text:p>
          </table:table-cell>
          <table:table-cell table:style-name="ce9"/>
          <table:table-cell office:value-type="float" office:value="17">
            <text:p>17</text:p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Fondue Chinoise Shuan YangYang</text:p>
          </table:table-cell>
          <table:table-cell/>
          <table:table-cell office:value-type="string">
            <text:p>Manager of the compagny</text:p>
          </table:table-cell>
          <table:table-cell office:value-type="string">
            <text:p>zhenjiang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HAZIME</text:p>
          </table:table-cell>
          <table:table-cell table:style-name="ce16" office:value-type="string">
            <text:p>Mohamad</text:p>
          </table:table-cell>
          <table:table-cell table:style-name="ce24" office:value-type="date" office:date-value="2010-04-18">
            <text:p>18/04/2010</text:p>
          </table:table-cell>
          <table:table-cell table:style-name="ce24" office:value-type="date" office:date-value="2010-07-30">
            <text:p>30/07/2010</text:p>
          </table:table-cell>
          <table:table-cell table:style-name="ce25" table:formula="of:=IF(ISBLANK([.F90]);&quot;&quot;;[.G90]-[.F90])" office:value-type="float" office:value="103">
            <text:p>103</text:p>
          </table:table-cell>
          <table:table-cell table:style-name="ce26"/>
          <table:table-cell table:style-name="ce28"/>
          <table:table-cell table:style-name="ce24" office:value-type="date" office:date-value="2010-04-01">
            <text:p>01/04/2010</text:p>
          </table:table-cell>
          <table:table-cell table:style-name="ce28" office:value-type="string">
            <text:p>Belgique </text:p>
          </table:table-cell>
          <table:table-cell table:style-name="ce41" office:value-type="string">
            <text:p>ESPRIT CAR SPRL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Gérant</text:p>
          </table:table-cell>
          <table:table-cell table:style-name="ce28" office:value-type="string">
            <text:p>COUILLET Belgique</text:p>
          </table:table-cell>
          <table:table-cell office:value-type="string">
            <text:p>Achat et vente de voitures import export </text:p>
          </table:table-cell>
          <table:table-cell office:value-type="float" office:value="770">
            <text:p>77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HAZIME</text:p>
          </table:table-cell>
          <table:table-cell office:value-type="string">
            <text:p>Mohammad</text:p>
          </table:table-cell>
          <table:table-cell table:style-name="ce19" office:value-type="date" office:date-value="2011-04-13">
            <text:p>13/04/2011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BELGIQUE</text:p>
          </table:table-cell>
          <table:table-cell office:value-type="string">
            <text:p>SOLVAY S.A</text:p>
          </table:table-cell>
          <table:table-cell office:value-type="string">
            <text:p>Monsieur </text:p>
          </table:table-cell>
          <table:table-cell office:value-type="string">
            <text:p>Directeur général</text:p>
          </table:table-cell>
          <table:table-cell office:value-type="string">
            <text:p>BRUXELLES </text:p>
          </table:table-cell>
          <table:table-cell office:value-type="string">
            <text:p>Analyser les données sur les apparitions de bruit de frein sur les véhicules Jaguar Land Rover au cours des 3 dernières années</text:p>
          </table:table-cell>
          <table:table-cell office:value-type="float" office:value="640">
            <text:p>64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HECIAK</text:p>
          </table:table-cell>
          <table:table-cell office:value-type="string">
            <text:p>Maxime</text:p>
          </table:table-cell>
          <table:table-cell/>
          <table:table-cell table:style-name="ce9"/>
          <table:table-cell office:value-type="float" office:value="40">
            <text:p>40</text:p>
          </table:table-cell>
          <table:table-cell table:number-columns-repeated="2"/>
          <table:table-cell table:style-name="ce9"/>
          <table:table-cell office:value-type="string">
            <text:p>ireland</text:p>
          </table:table-cell>
          <table:table-cell office:value-type="string">
            <text:p>UNIVERSITY OF LIMERICK</text:p>
          </table:table-cell>
          <table:table-cell office:value-type="string">
            <text:p>MONsieur</text:p>
          </table:table-cell>
          <table:table-cell office:value-type="string">
            <text:p>profeseur</text:p>
          </table:table-cell>
          <table:table-cell office:value-type="string">
            <text:p>LIMERICK 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HIJAZI</text:p>
          </table:table-cell>
          <table:table-cell office:value-type="string">
            <text:p>Hussein</text:p>
          </table:table-cell>
          <table:table-cell/>
          <table:table-cell table:style-name="ce9"/>
          <table:table-cell office:value-type="float" office:value="98">
            <text:p>98</text:p>
          </table:table-cell>
          <table:table-cell table:number-columns-repeated="2"/>
          <table:table-cell table:style-name="ce9"/>
          <table:table-cell office:value-type="string">
            <text:p>belgique</text:p>
          </table:table-cell>
          <table:table-cell office:value-type="string">
            <text:p>VALEO VISION</text:p>
          </table:table-cell>
          <table:table-cell table:number-columns-repeated="2"/>
          <table:table-cell office:value-type="string">
            <text:p>MESLIN LEVEQUE</text:p>
          </table:table-cell>
          <table:table-cell office:value-type="string">
            <text:p>Sales engineer in energy management</text:p>
          </table:table-cell>
          <table:table-cell/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MEIDAN</text:p>
          </table:table-cell>
          <table:table-cell office:value-type="string">
            <text:p>Justine</text:p>
          </table:table-cell>
          <table:table-cell table:style-name="ce22" office:value-type="date" office:date-value="2012-07-11">
            <text:p>11-juil.</text:p>
          </table:table-cell>
          <table:table-cell table:style-name="ce9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9"/>
          <table:table-cell table:style-name="ce30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190">
            <text:p>19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OAREAU Marina</text:p>
          </table:table-cell>
          <table:table-cell/>
          <table:table-cell/>
          <table:table-cell table:style-name="ce9"/>
          <table:table-cell table:style-name="ce25" table:formula="of:=IF(ISBLANK([.F95]);&quot;&quot;;[.G95]-[.F95])">
            <text:p/>
          </table:table-cell>
          <table:table-cell table:number-columns-repeated="2"/>
          <table:table-cell table:style-name="ce9"/>
          <table:table-cell table:style-name="ce30" office:value-type="string">
            <text:p>Chili</text:p>
          </table:table-cell>
          <table:table-cell office:value-type="string">
            <text:p>USACH</text:p>
          </table:table-cell>
          <table:table-cell office:value-type="string">
            <text:p>Prof</text:p>
          </table:table-cell>
          <table:table-cell office:value-type="string">
            <text:p>Directora</text:p>
          </table:table-cell>
          <table:table-cell office:value-type="string">
            <text:p>SANTIAGO</text:p>
          </table:table-cell>
          <table:table-cell office:value-type="string">
            <text:p>viscosité extensionnelle de solutions de gélatine et de détermination des propriétés mécaniques de films de gélatine</text:p>
          </table:table-cell>
          <table:table-cell office:value-type="float" office:value="270">
            <text:p>270</text:p>
          </table:table-cell>
          <table:table-cell table:style-name="ce11" table:number-columns-repeated="14"/>
          <table:table-cell table:number-columns-repeated="992"/>
        </table:table-row>
        <table:table-row table:style-name="ro2">
          <table:table-cell table:style-name="ce2" office:value-type="string">
            <text:p>GBIAAL3</text:p>
          </table:table-cell>
          <table:table-cell table:style-name="ce10" office:value-type="string">
            <text:p>2010-2011</text:p>
          </table:table-cell>
          <table:table-cell table:style-name="ce10" office:value-type="string">
            <text:p>Mademoiselle</text:p>
          </table:table-cell>
          <table:table-cell table:style-name="ce18" office:value-type="string">
            <text:p>HOUGRON</text:p>
          </table:table-cell>
          <table:table-cell table:style-name="ce18" office:value-type="string">
            <text:p>Aurélie</text:p>
          </table:table-cell>
          <table:table-cell table:number-columns-repeated="2" table:style-name="ce21" office:value-type="date" office:date-value="2011-07-15">
            <text:p>15/07/2011</text:p>
          </table:table-cell>
          <table:table-cell table:style-name="ce25" table:formula="of:=IF(ISBLANK([.F96]);&quot;&quot;;[.G96]-[.F96])" office:value-type="float" office:value="0">
            <text:p>0</text:p>
          </table:table-cell>
          <table:table-cell table:style-name="ce27"/>
          <table:table-cell table:style-name="ce14"/>
          <table:table-cell table:style-name="ce21" office:value-type="date" office:date-value="2011-05-13">
            <text:p>13/05/2011</text:p>
          </table:table-cell>
          <table:table-cell table:style-name="ce38" office:value-type="string">
            <text:p>Angleterre</text:p>
          </table:table-cell>
          <table:table-cell table:style-name="ce15" office:value-type="string">
            <text:p>Elmtree beers</text:p>
          </table:table-cell>
          <table:table-cell table:style-name="ce15" office:value-type="string">
            <text:p>Madame</text:p>
          </table:table-cell>
          <table:table-cell table:style-name="ce15" office:value-type="string">
            <text:p>Brasseur et propriétaire de la brasserie</text:p>
          </table:table-cell>
          <table:table-cell table:style-name="ce15" office:value-type="string">
            <text:p>Snetterton</text:p>
          </table:table-cell>
          <table:table-cell table:style-name="ce10" office:value-type="string">
            <text:p>découverte du processus de fermentation et particiaption aux activité d'une brasserie</text:p>
          </table:table-cell>
          <table:table-cell table:style-name="ce11" office:value-type="float" office:value="280">
            <text:p>28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OUGRON <text:s text:c="3"/>Aurélie</text:p>
          </table:table-cell>
          <table:table-cell/>
          <table:table-cell/>
          <table:table-cell table:style-name="ce9"/>
          <table:table-cell table:style-name="ce25" table:formula="of:=IF(ISBLANK([.F97]);&quot;&quot;;[.G97]-[.F97])">
            <text:p/>
          </table:table-cell>
          <table:table-cell table:number-columns-repeated="2"/>
          <table:table-cell table:style-name="ce9"/>
          <table:table-cell table:style-name="ce30" office:value-type="string">
            <text:p>Bulgarie</text:p>
          </table:table-cell>
          <table:table-cell office:value-type="string">
            <text:p>Université de Technologie chimique et Métallurgiqu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SOFIA</text:p>
          </table:table-cell>
          <table:table-cell office:value-type="string">
            <text:p>Extraction des antioxydants pour la valorisation des déchets d'origine agro-alimentaire</text:p>
          </table:table-cell>
          <table:table-cell office:value-type="float" office:value="0">
            <text:p>0</text:p>
          </table:table-cell>
          <table:table-cell table:style-name="ce11" table:number-columns-repeated="14"/>
          <table:table-cell table:number-columns-repeated="992"/>
        </table:table-row>
        <table:table-row table:style-name="ro2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HU</text:p>
          </table:table-cell>
          <table:table-cell office:value-type="string">
            <text:p>Zheng </text:p>
          </table:table-cell>
          <table:table-cell table:style-name="ce19"/>
          <table:table-cell/>
          <table:table-cell table:style-name="ce25" table:formula="of:=IF(ISBLANK([.F98]);&quot;&quot;;[.G98]-[.F98])">
            <text:p/>
          </table:table-cell>
          <table:table-cell table:number-columns-repeated="3"/>
          <table:table-cell table:style-name="ce34" office:value-type="string">
            <text:p>Allemagne</text:p>
          </table:table-cell>
          <table:table-cell office:value-type="string">
            <text:p>Eugen Arnold GMBH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EILDERSTADT – HARTHAUSEN</text:p>
          </table:table-cell>
          <table:table-cell office:value-type="string">
            <text:p>Découverte de l'entreprise</text:p>
          </table:table-cell>
          <table:table-cell/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UANG</text:p>
          </table:table-cell>
          <table:table-cell office:value-type="string">
            <text:p>Lu</text:p>
          </table:table-cell>
          <table:table-cell table:style-name="ce22" office:value-type="date" office:date-value="2012-04-15">
            <text:p>15-avr.</text:p>
          </table:table-cell>
          <table:table-cell table:style-name="ce9"/>
          <table:table-cell office:value-type="float" office:value="41">
            <text:p>41</text:p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TAI ZHOU WEIGANG 'DAIRY COMPAGNU LIMITED'</text:p>
          </table:table-cell>
          <table:table-cell/>
          <table:table-cell office:value-type="string">
            <text:p>Manager</text:p>
          </table:table-cell>
          <table:table-cell office:value-type="string">
            <text:p>taizhou</text:p>
          </table:table-cell>
          <table:table-cell office:value-type="string">
            <text:p>mils testing ans quality control</text:p>
          </table:table-cell>
          <table:table-cell office:value-type="float" office:value="0">
            <text:p>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8" office:value-type="string">
            <text:p>IMA3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HUO </text:p>
          </table:table-cell>
          <table:table-cell office:value-type="string">
            <text:p>ZHENGJIE </text:p>
          </table:table-cell>
          <table:table-cell/>
          <table:table-cell table:style-name="ce9"/>
          <table:table-cell office:value-type="float" office:value="30">
            <text:p>30</text:p>
          </table:table-cell>
          <table:table-cell table:number-columns-repeated="2"/>
          <table:table-cell table:style-name="ce9"/>
          <table:table-cell office:value-type="string">
            <text:p>chine</text:p>
          </table:table-cell>
          <table:table-cell office:value-type="string">
            <text:p>GENERAL ELECTRIC</text:p>
          </table:table-cell>
          <table:table-cell table:number-columns-repeated="5"/>
          <table:table-cell table:style-name="ce11" table:number-columns-repeated="14"/>
          <table:table-cell table:number-columns-repeated="992"/>
        </table:table-row>
        <table:table-row table:style-name="ro3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IRATHNI</text:p>
          </table:table-cell>
          <table:table-cell office:value-type="string">
            <text:p>Ahmed</text:p>
          </table:table-cell>
          <table:table-cell table:style-name="ce19" office:value-type="date" office:date-value="2011-05-11">
            <text:p>11/05/2011</text:p>
          </table:table-cell>
          <table:table-cell office:value-type="date" office:date-value="2011-08-11">
            <text:p>11/08/2011</text:p>
          </table:table-cell>
          <table:table-cell table:style-name="ce25" table:formula="of:=IF(ISBLANK([.F101]);&quot;&quot;;[.G101]-[.F101])" office:value-type="float" office:value="92">
            <text:p>92</text:p>
          </table:table-cell>
          <table:table-cell table:number-columns-repeated="3"/>
          <table:table-cell office:value-type="string">
            <text:p>INDE</text:p>
          </table:table-cell>
          <table:table-cell office:value-type="string">
            <text:p>Indian Institute of technology KHARAGPUR </text:p>
          </table:table-cell>
          <table:table-cell office:value-type="string">
            <text:p>M</text:p>
          </table:table-cell>
          <table:table-cell office:value-type="string">
            <text:p>Professor </text:p>
          </table:table-cell>
          <table:table-cell office:value-type="string">
            <text:p>KHARKPUR </text:p>
          </table:table-cell>
          <table:table-cell office:value-type="string">
            <text:p>Simulation of pressure drop (ullage collapse) and droplet condensation in cryogenic fuel tanks in upper-stage spacecraft by comutational fluid dynamics</text:p>
          </table:table-cell>
          <table:table-cell office:value-type="float" office:value="430">
            <text:p>43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JIANG</text:p>
          </table:table-cell>
          <table:table-cell office:value-type="string">
            <text:p>Nangi</text:p>
          </table:table-cell>
          <table:table-cell table:style-name="ce22" office:value-type="date" office:date-value="2012-07-14">
            <text:p>14-juil.</text:p>
          </table:table-cell>
          <table:table-cell table:style-name="ce9"/>
          <table:table-cell office:value-type="float" office:value="30">
            <text:p>30</text:p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Bright Diary &amp; Food Co, Ltd</text:p>
          </table:table-cell>
          <table:table-cell/>
          <table:table-cell office:value-type="string">
            <text:p>Président of production</text:p>
          </table:table-cell>
          <table:table-cell office:value-type="string">
            <text:p>nanjing city</text:p>
          </table:table-cell>
          <table:table-cell office:value-type="string">
            <text:p>to learn the technology of dairying production and process</text:p>
          </table:table-cell>
          <table:table-cell office:value-type="float" office:value="200">
            <text:p>20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KASSA</text:p>
          </table:table-cell>
          <table:table-cell office:value-type="string">
            <text:p>Olympe</text:p>
          </table:table-cell>
          <table:table-cell/>
          <table:table-cell table:style-name="ce9"/>
          <table:table-cell office:value-type="float" office:value="91">
            <text:p>91</text:p>
          </table:table-cell>
          <table:table-cell table:number-columns-repeated="2"/>
          <table:table-cell table:style-name="ce9"/>
          <table:table-cell office:value-type="string">
            <text:p>belgique</text:p>
          </table:table-cell>
          <table:table-cell office:value-type="string">
            <text:p>CETIC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charleroi </text:p>
          </table:table-cell>
          <table:table-cell/>
          <table:table-cell office:value-type="float" office:value="0">
            <text:p>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elle </text:p>
          </table:table-cell>
          <table:table-cell office:value-type="string">
            <text:p>KASSOU </text:p>
          </table:table-cell>
          <table:table-cell office:value-type="string">
            <text:p>Loubna </text:p>
          </table:table-cell>
          <table:table-cell table:style-name="ce19"/>
          <table:table-cell/>
          <table:table-cell table:style-name="ce25" table:formula="of:=IF(ISBLANK([.F104]);&quot;&quot;;[.G104]-[.F104])">
            <text:p/>
          </table:table-cell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Design of a heat sink made by phase charge materials and a high-vaccum pressure vessel </text:p>
          </table:table-cell>
          <table:table-cell/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KLIMAS Emili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05]);&quot;&quot;;[.G105]-[.F105])" office:value-type="float" office:value="88">
            <text:p>88</text:p>
          </table:table-cell>
          <table:table-cell/>
          <table:table-cell table:style-name="ce21" office:value-type="date" office:date-value="2012-01-01">
            <text:p>01/01/2012</text:p>
          </table:table-cell>
          <table:table-cell table:style-name="ce21"/>
          <table:table-cell table:style-name="ce31" office:value-type="string">
            <text:p>Canada</text:p>
          </table:table-cell>
          <table:table-cell table:style-name="ce40" office:value-type="string">
            <text:p>INRS – Institut Armand Frappier</text:p>
          </table:table-cell>
          <table:table-cell table:style-name="ce14"/>
          <table:table-cell table:style-name="ce40"/>
          <table:table-cell table:style-name="ce14" office:value-type="string">
            <text:p>Laval (québec)</text:p>
          </table:table-cell>
          <table:table-cell table:style-name="ce42" office:value-type="string">
            <text:p>Evaluation des propriétés antimicrobiennes de polymères bioactifs sur des matrces alimentaires</text:p>
          </table:table-cell>
          <table:table-cell table:style-name="ce43" office:value-type="float" office:value="650">
            <text:p>65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ABARRE</text:p>
          </table:table-cell>
          <table:table-cell office:value-type="string">
            <text:p>Justine</text:p>
          </table:table-cell>
          <table:table-cell/>
          <table:table-cell table:style-name="ce9"/>
          <table:table-cell office:value-type="float" office:value="59">
            <text:p>59</text:p>
          </table:table-cell>
          <table:table-cell table:number-columns-repeated="2"/>
          <table:table-cell table:style-name="ce9"/>
          <table:table-cell table:style-name="ce30" office:value-type="string">
            <text:p>Thailand</text:p>
          </table:table-cell>
          <table:table-cell office:value-type="string">
            <text:p>PROJECT ABROAD</text:p>
          </table:table-cell>
          <table:table-cell office:value-type="string">
            <text:p>Madame</text:p>
          </table:table-cell>
          <table:table-cell office:value-type="string">
            <text:p>Director of Conservation</text:p>
          </table:table-cell>
          <table:table-cell office:value-type="string">
            <text:p>Muang Krabi </text:p>
          </table:table-cell>
          <table:table-cell office:value-type="string">
            <text:p>mission d'écovolontariat en Thailande</text:p>
          </table:table-cell>
          <table:table-cell office:value-type="float" office:value="130">
            <text:p>130</text:p>
          </table:table-cell>
          <table:table-cell table:style-name="ce11" table:number-columns-repeated="14"/>
          <table:table-cell table:number-columns-repeated="992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LABONNE Josée-Llyan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09">
            <text:p>09/07/2010</text:p>
          </table:table-cell>
          <table:table-cell table:style-name="ce25" table:formula="of:=IF(ISBLANK([.F107]);&quot;&quot;;[.G107]-[.F107])" office:value-type="float" office:value="89">
            <text:p>89</text:p>
          </table:table-cell>
          <table:table-cell/>
          <table:table-cell table:style-name="ce21" office:value-type="date" office:date-value="2010-03-11">
            <text:p>11/03/2010</text:p>
          </table:table-cell>
          <table:table-cell table:style-name="ce21"/>
          <table:table-cell table:style-name="ce33" office:value-type="string">
            <text:p>Trinidad ans Tobago</text:p>
          </table:table-cell>
          <table:table-cell table:style-name="ce40" office:value-type="string">
            <text:p>Sugarcane Feeds Centre -SFC)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/>
          <table:table-cell table:style-name="ce10" office:value-type="string">
            <text:p>influence de l'alimentation sur des canrds locaux</text:p>
          </table:table-cell>
          <table:table-cell table:style-name="ce44" office:value-type="float" office:value="530">
            <text:p>530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LAGACHE Cindy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11">
            <text:p>11/07/2010</text:p>
          </table:table-cell>
          <table:table-cell table:style-name="ce25" table:formula="of:=IF(ISBLANK([.F108]);&quot;&quot;;[.G108]-[.F108])" office:value-type="float" office:value="91">
            <text:p>91</text:p>
          </table:table-cell>
          <table:table-cell/>
          <table:table-cell table:style-name="ce21"/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Chine</text:p>
          </table:table-cell>
          <table:table-cell table:style-name="ce40" office:value-type="string">
            <text:p>College of Food Science and Technology NANJING AGRICULTURAL UNIVERSITY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ofesseur</text:p>
          </table:table-cell>
          <table:table-cell table:style-name="ce14"/>
          <table:table-cell table:style-name="ce10" office:value-type="string">
            <text:p>study on optimization of lipase production for recombined B. Subtils</text:p>
          </table:table-cell>
          <table:table-cell table:style-name="ce44" office:value-type="string">
            <text:p>700 USD 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LAHAYE </text:p>
          </table:table-cell>
          <table:table-cell office:value-type="string">
            <text:p>Théo </text:p>
          </table:table-cell>
          <table:table-cell table:style-name="ce19"/>
          <table:table-cell/>
          <table:table-cell table:style-name="ce25" table:formula="of:=IF(ISBLANK([.F109]);&quot;&quot;;[.G109]-[.F109])">
            <text:p/>
          </table:table-cell>
          <table:table-cell table:number-columns-repeated="3"/>
          <table:table-cell table:style-name="ce34" office:value-type="string">
            <text:p>ALLEMAGNE</text:p>
          </table:table-cell>
          <table:table-cell office:value-type="string">
            <text:p>DOLI Elektronik GmbH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MUNCHEN</text:p>
          </table:table-cell>
          <table:table-cell office:value-type="string">
            <text:p>Développement de composant hydraulique</text:p>
          </table:table-cell>
          <table:table-cell office:value-type="float" office:value="690">
            <text:p>69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LAROCHE Stelly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09">
            <text:p>09/07/2010</text:p>
          </table:table-cell>
          <table:table-cell table:style-name="ce25" table:formula="of:=IF(ISBLANK([.F110]);&quot;&quot;;[.G110]-[.F110])" office:value-type="float" office:value="89">
            <text:p>89</text:p>
          </table:table-cell>
          <table:table-cell/>
          <table:table-cell table:style-name="ce21" office:value-type="date" office:date-value="2010-03-11">
            <text:p>11/03/2010</text:p>
          </table:table-cell>
          <table:table-cell table:style-name="ce21"/>
          <table:table-cell table:style-name="ce33" office:value-type="string">
            <text:p>Trinidad ans Tobago</text:p>
          </table:table-cell>
          <table:table-cell table:style-name="ce40" office:value-type="string">
            <text:p>Sugarcane Feeds Centre -SFC)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/>
          <table:table-cell table:style-name="ce10" office:value-type="string">
            <text:p>influence de l'alimentation sur des canrds locaux</text:p>
          </table:table-cell>
          <table:table-cell table:style-name="ce44" office:value-type="float" office:value="670">
            <text:p>670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table:style-name="ce14" office:value-type="string">
            <text:p>Monsieur</text:p>
          </table:table-cell>
          <table:table-cell table:style-name="ce12" office:value-type="string">
            <text:p>LE LAY Aymeric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11">
            <text:p>11/07/2010</text:p>
          </table:table-cell>
          <table:table-cell table:style-name="ce25" table:formula="of:=IF(ISBLANK([.F111]);&quot;&quot;;[.G111]-[.F111])" office:value-type="float" office:value="91">
            <text:p>91</text:p>
          </table:table-cell>
          <table:table-cell/>
          <table:table-cell table:style-name="ce21"/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Chine</text:p>
          </table:table-cell>
          <table:table-cell table:style-name="ce40" office:value-type="string">
            <text:p>College of Food Science and Technology NANJING AGRICULTURAL UNIVERSITY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ofesseur</text:p>
          </table:table-cell>
          <table:table-cell table:style-name="ce14"/>
          <table:table-cell table:style-name="ce10" office:value-type="string">
            <text:p>inhibition activities of polyphenol extracted from kudingcha on lipase and amylase</text:p>
          </table:table-cell>
          <table:table-cell table:style-name="ce44" office:value-type="float" office:value="390">
            <text:p>39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onsieur</text:p>
          </table:table-cell>
          <table:table-cell table:style-name="ce14" office:value-type="string">
            <text:p>LE MEUR</text:p>
          </table:table-cell>
          <table:table-cell table:style-name="ce12" office:value-type="string">
            <text:p>David</text:p>
          </table:table-cell>
          <table:table-cell table:style-name="ce21" office:value-type="date" office:date-value="2010-01-01">
            <text:p>01/01/2010</text:p>
          </table:table-cell>
          <table:table-cell table:style-name="ce21" office:value-type="date" office:date-value="2010-07-30">
            <text:p>30/07/2010</text:p>
          </table:table-cell>
          <table:table-cell table:style-name="ce25" table:formula="of:=IF(ISBLANK([.F112]);&quot;&quot;;[.G112]-[.F112])" office:value-type="float" office:value="210">
            <text:p>210</text:p>
          </table:table-cell>
          <table:table-cell table:style-name="ce11"/>
          <table:table-cell table:style-name="ce21" office:value-type="date" office:date-value="2010-01-14">
            <text:p>14/01/2010</text:p>
          </table:table-cell>
          <table:table-cell table:style-name="ce21" office:value-type="date" office:date-value="2010-01-01">
            <text:p>01/01/2010</text:p>
          </table:table-cell>
          <table:table-cell table:style-name="ce33" office:value-type="string">
            <text:p>Italie</text:p>
          </table:table-cell>
          <table:table-cell table:style-name="ce40" office:value-type="string">
            <text:p>Ferrero S.p.A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Alba (CU)</text:p>
          </table:table-cell>
          <table:table-cell table:style-name="ce40" office:value-type="string">
            <text:p>Révisions des plans HACCP pour les produits Four, Chocolats, Boissons, Pâtes etc..</text:p>
          </table:table-cell>
          <table:table-cell table:style-name="ce14" office:value-type="string">
            <text:p>?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LE TURNIER</text:p>
          </table:table-cell>
          <table:table-cell office:value-type="string">
            <text:p>Vincent</text:p>
          </table:table-cell>
          <table:table-cell table:style-name="ce19" office:value-type="date" office:date-value="2010-04-01">
            <text:p>01/04/2010</text:p>
          </table:table-cell>
          <table:table-cell/>
          <table:table-cell table:style-name="ce25"/>
          <table:table-cell table:number-columns-repeated="3"/>
          <table:table-cell office:value-type="string">
            <text:p>LUXEMBOURG</text:p>
          </table:table-cell>
          <table:table-cell office:value-type="string">
            <text:p>E-XSTREAM ENGINEERING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BASCHARAGE</text:p>
          </table:table-cell>
          <table:table-cell office:value-type="string">
            <text:p>Conduit de projet en équipe dans le département « controlling »</text:p>
          </table:table-cell>
          <table:table-cell office:value-type="float" office:value="370">
            <text:p>37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CLERCQ</text:p>
          </table:table-cell>
          <table:table-cell office:value-type="string">
            <text:p>Cyril</text:p>
          </table:table-cell>
          <table:table-cell table:style-name="ce19"/>
          <table:table-cell/>
          <table:table-cell table:style-name="ce25" table:formula="of:=IF(ISBLANK([.F114]);&quot;&quot;;[.G114]-[.F114])">
            <text:p/>
          </table:table-cell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Analyse des actions mécaniques 3D en fraisage </text:p>
          </table:table-cell>
          <table:table-cell office:value-type="float" office:value="680">
            <text:p>680</text:p>
          </table:table-cell>
          <table:table-cell table:style-name="ce10" table:number-columns-repeated="2"/>
          <table:table-cell table:style-name="ce11" table:number-columns-repeated="8"/>
          <table:table-cell table:number-columns-repeated="99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ECLERCQ</text:p>
          </table:table-cell>
          <table:table-cell office:value-type="string">
            <text:p>Marie</text:p>
          </table:table-cell>
          <table:table-cell/>
          <table:table-cell table:style-name="ce9"/>
          <table:table-cell office:value-type="float" office:value="18">
            <text:p>18</text:p>
          </table:table-cell>
          <table:table-cell table:number-columns-repeated="2"/>
          <table:table-cell table:style-name="ce9"/>
          <table:table-cell table:style-name="ce30" office:value-type="string">
            <text:p>United Kingdom</text:p>
          </table:table-cell>
          <table:table-cell office:value-type="string">
            <text:p>Elmtree Beers</text:p>
          </table:table-cell>
          <table:table-cell office:value-type="string">
            <text:p>Madame</text:p>
          </table:table-cell>
          <table:table-cell office:value-type="string">
            <text:p>Propriétaire de la brasserie</text:p>
          </table:table-cell>
          <table:table-cell office:value-type="string">
            <text:p>SNETTERTON</text:p>
          </table:table-cell>
          <table:table-cell office:value-type="string">
            <text:p>Étude de la production et distribution de la bière ainsi que de la démarche qualité</text:p>
          </table:table-cell>
          <table:table-cell office:value-type="float" office:value="0">
            <text:p>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FEBVRE</text:p>
          </table:table-cell>
          <table:table-cell office:value-type="string">
            <text:p>Antonin</text:p>
          </table:table-cell>
          <table:table-cell table:style-name="ce19"/>
          <table:table-cell/>
          <table:table-cell table:style-name="ce25" table:formula="of:=IF(ISBLANK([.F116]);&quot;&quot;;[.G116]-[.F116])">
            <text:p/>
          </table:table-cell>
          <table:table-cell table:number-columns-repeated="3"/>
          <table:table-cell office:value-type="string">
            <text:p>Roumanie </text:p>
          </table:table-cell>
          <table:table-cell office:value-type="string">
            <text:p>Universitatea Politechnica din Bucaresti 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BUCARESTI </text:p>
          </table:table-cell>
          <table:table-cell office:value-type="string">
            <text:p>Studying thermomechanical fatigue (TMF) and establish a model </text:p>
          </table:table-cell>
          <table:table-cell office:value-type="string">
            <text:p>180 USD /week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FEBVRE</text:p>
          </table:table-cell>
          <table:table-cell office:value-type="string">
            <text:p>Thomas</text:p>
          </table:table-cell>
          <table:table-cell table:style-name="ce19" office:value-type="date" office:date-value="2012-05-07">
            <text:p>07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ANGLETERRE</text:p>
          </table:table-cell>
          <table:table-cell office:value-type="string">
            <text:p>Université de Bradford</text:p>
          </table:table-cell>
          <table:table-cell office:value-type="string">
            <text:p>Monsieur</text:p>
          </table:table-cell>
          <table:table-cell office:value-type="string">
            <text:p>Directeur du centre de recherche automobile de l'université</text:p>
          </table:table-cell>
          <table:table-cell office:value-type="string">
            <text:p>BRADFORD</text:p>
          </table:table-cell>
          <table:table-cell office:value-type="string">
            <text:p>conception navale</text:p>
          </table:table-cell>
          <table:table-cell/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/>
          <table:table-cell office:value-type="string">
            <text:p>LEJEUNE</text:p>
          </table:table-cell>
          <table:table-cell office:value-type="string">
            <text:p>Victor</text:p>
          </table:table-cell>
          <table:table-cell table:style-name="ce19" office:value-type="date" office:date-value="2011-04-17">
            <text:p>17/04/2011</text:p>
          </table:table-cell>
          <table:table-cell office:value-type="date" office:date-value="2011-08-17">
            <text:p>17/08/2011</text:p>
          </table:table-cell>
          <table:table-cell table:style-name="ce25" table:formula="of:=IF(ISBLANK([.F118]);&quot;&quot;;[.G118]-[.F118])" office:value-type="float" office:value="122">
            <text:p>122</text:p>
          </table:table-cell>
          <table:table-cell table:number-columns-repeated="2"/>
          <table:table-cell office:value-type="date" office:date-value="2011-03-17">
            <text:p>17/03/2011</text:p>
          </table:table-cell>
          <table:table-cell office:value-type="string">
            <text:p>Angleterre</text:p>
          </table:table-cell>
          <table:table-cell office:value-type="string">
            <text:p>Total Maintenance And Engineering Ltd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RYTON</text:p>
          </table:table-cell>
          <table:table-cell office:value-type="string">
            <text:p>Expérience professionnelle sur systèmes hydrauliques et mécaniques </text:p>
          </table:table-cell>
          <table:table-cell office:value-type="float" office:value="800">
            <text:p>80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JEUNE</text:p>
          </table:table-cell>
          <table:table-cell office:value-type="string">
            <text:p>Victor</text:p>
          </table:table-cell>
          <table:table-cell table:style-name="ce19" office:value-type="date" office:date-value="2012-05-08">
            <text:p>08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ANGLETERRE</text:p>
          </table:table-cell>
          <table:table-cell office:value-type="string">
            <text:p>HOULDER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LONDRES</text:p>
          </table:table-cell>
          <table:table-cell office:value-type="string">
            <text:p>Aider la conception d'un banc d'essai pour le <text:s/>bruit de frein pour vérification expérimentale</text:p>
          </table:table-cell>
          <table:table-cell office:value-type="float" office:value="830">
            <text:p>830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MAIRE</text:p>
          </table:table-cell>
          <table:table-cell office:value-type="string">
            <text:p>Maxime</text:p>
          </table:table-cell>
          <table:table-cell table:style-name="ce19" office:value-type="date" office:date-value="2012-05-07">
            <text:p>07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ANGLETERRE</text:p>
          </table:table-cell>
          <table:table-cell office:value-type="string">
            <text:p>Université de Bradford</text:p>
          </table:table-cell>
          <table:table-cell office:value-type="string">
            <text:p>Monsieur</text:p>
          </table:table-cell>
          <table:table-cell office:value-type="string">
            <text:p>Directeur du centre de recherche automobile de l'université</text:p>
          </table:table-cell>
          <table:table-cell office:value-type="string">
            <text:p>BRADFORD</text:p>
          </table:table-cell>
          <table:table-cell office:value-type="string">
            <text:p>The object to make a statically fixed bicycle to create electical energy in the gymnasium of the UFS students</text:p>
          </table:table-cell>
          <table:table-cell/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EMAIRE</text:p>
          </table:table-cell>
          <table:table-cell office:value-type="string">
            <text:p>Mathilde</text:p>
          </table:table-cell>
          <table:table-cell/>
          <table:table-cell table:style-name="ce9"/>
          <table:table-cell office:value-type="float" office:value="18">
            <text:p>18</text:p>
          </table:table-cell>
          <table:table-cell table:number-columns-repeated="2"/>
          <table:table-cell table:style-name="ce9"/>
          <table:table-cell table:style-name="ce30" office:value-type="string">
            <text:p>United Kingdom</text:p>
          </table:table-cell>
          <table:table-cell office:value-type="string">
            <text:p>Elmtree Beers</text:p>
          </table:table-cell>
          <table:table-cell office:value-type="string">
            <text:p>Madame</text:p>
          </table:table-cell>
          <table:table-cell office:value-type="string">
            <text:p>Propriétaire de la brasserie</text:p>
          </table:table-cell>
          <table:table-cell office:value-type="string">
            <text:p>SNETTERTON</text:p>
          </table:table-cell>
          <table:table-cell office:value-type="string">
            <text:p>Étude de la production et distribution de la bière ainsi que de la démarche qualité</text:p>
          </table:table-cell>
          <table:table-cell office:value-type="float" office:value="670">
            <text:p>67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LEMARCHAND</text:p>
          </table:table-cell>
          <table:table-cell table:style-name="ce16" office:value-type="string">
            <text:p>Kévin</text:p>
          </table:table-cell>
          <table:table-cell table:style-name="ce24" office:value-type="date" office:date-value="2010-04-11">
            <text:p>11/04/2010</text:p>
          </table:table-cell>
          <table:table-cell table:style-name="ce24" office:value-type="date" office:date-value="2010-08-17">
            <text:p>17/08/2010</text:p>
          </table:table-cell>
          <table:table-cell table:style-name="ce25" table:formula="of:=IF(ISBLANK([.F122]);&quot;&quot;;[.G122]-[.F122])" office:value-type="float" office:value="128">
            <text:p>128</text:p>
          </table:table-cell>
          <table:table-cell table:style-name="ce26"/>
          <table:table-cell table:style-name="ce28"/>
          <table:table-cell table:style-name="ce24"/>
          <table:table-cell table:style-name="ce28" office:value-type="string">
            <text:p>Grèce</text:p>
          </table:table-cell>
          <table:table-cell table:style-name="ce41" office:value-type="string">
            <text:p>ARCHELON 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Responsable of the volunteers department </text:p>
          </table:table-cell>
          <table:table-cell table:style-name="ce28" office:value-type="string">
            <text:p>ATHENS </text:p>
          </table:table-cell>
          <table:table-cell office:value-type="string">
            <text:p>Sauvetage et protection des tortues </text:p>
          </table:table-cell>
          <table:table-cell office:value-type="string">
            <text:p>350 USD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LEMIERE</text:p>
          </table:table-cell>
          <table:table-cell office:value-type="string">
            <text:p>Sylvain</text:p>
          </table:table-cell>
          <table:table-cell table:style-name="ce19" office:value-type="date" office:date-value="2011-05-17">
            <text:p>17/05/2011</text:p>
          </table:table-cell>
          <table:table-cell office:value-type="date" office:date-value="2011-08-14">
            <text:p>14/08/2011</text:p>
          </table:table-cell>
          <table:table-cell table:style-name="ce25" table:formula="of:=IF(ISBLANK([.F123]);&quot;&quot;;[.G123]-[.F123])" office:value-type="float" office:value="89">
            <text:p>89</text:p>
          </table:table-cell>
          <table:table-cell table:number-columns-repeated="3"/>
          <table:table-cell office:value-type="string">
            <text:p>ETATS UNIS</text:p>
          </table:table-cell>
          <table:table-cell office:value-type="string">
            <text:p>Florida Institute of Technology </text:p>
          </table:table-cell>
          <table:table-cell office:value-type="string">
            <text:p>M</text:p>
          </table:table-cell>
          <table:table-cell office:value-type="string">
            <text:p>Président</text:p>
          </table:table-cell>
          <table:table-cell office:value-type="string">
            <text:p>MELBOURNE </text:p>
          </table:table-cell>
          <table:table-cell office:value-type="string">
            <text:p>advanced CAD/CAE methods in design and analysis of the machines structures in automotive engineering </text:p>
          </table:table-cell>
          <table:table-cell office:value-type="float" office:value="520">
            <text:p>52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NOËL</text:p>
          </table:table-cell>
          <table:table-cell office:value-type="string">
            <text:p>Maxime</text:p>
          </table:table-cell>
          <table:table-cell table:style-name="ce19" office:value-type="date" office:date-value="2012-05-18">
            <text:p>18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BRESIL</text:p>
          </table:table-cell>
          <table:table-cell office:value-type="string">
            <text:p>Universidad Federal de Sergip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ARACAJU</text:p>
          </table:table-cell>
          <table:table-cell office:value-type="string">
            <text:p>Internship climb and Time Clocking support</text:p>
          </table:table-cell>
          <table:table-cell office:value-type="float" office:value="380">
            <text:p>380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LESDEMA Elodi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25]);&quot;&quot;;[.G125]-[.F125])" office:value-type="float" office:value="88">
            <text:p>88</text:p>
          </table:table-cell>
          <table:table-cell/>
          <table:table-cell table:style-name="ce21"/>
          <table:table-cell table:style-name="ce21" office:value-type="date" office:date-value="2012-04-11">
            <text:p>11/04/2012</text:p>
          </table:table-cell>
          <table:table-cell table:style-name="ce31" office:value-type="string">
            <text:p>Chili</text:p>
          </table:table-cell>
          <table:table-cell table:style-name="ce40" office:value-type="string">
            <text:p>Universidad de Santiago de Chile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Coordinatrice des programmes de mobilité étudainte</text:p>
          </table:table-cell>
          <table:table-cell table:style-name="ce14" office:value-type="string">
            <text:p>Santiago de Chile</text:p>
          </table:table-cell>
          <table:table-cell table:style-name="ce42" office:value-type="string">
            <text:p>effet de l'épaisseur sur les propriétés mécaniques des pellicules comestibles à base de gélatine</text:p>
          </table:table-cell>
          <table:table-cell table:style-name="ce43" office:value-type="float" office:value="770">
            <text:p>770</text:p>
          </table:table-cell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TELLIER </text:p>
          </table:table-cell>
          <table:table-cell office:value-type="string">
            <text:p>Cédric</text:p>
          </table:table-cell>
          <table:table-cell table:style-name="ce19"/>
          <table:table-cell/>
          <table:table-cell table:style-name="ce25" table:formula="of:=IF(ISBLANK([.F126]);&quot;&quot;;[.G126]-[.F126])">
            <text:p/>
          </table:table-cell>
          <table:table-cell table:number-columns-repeated="3"/>
          <table:table-cell office:value-type="string">
            <text:p>Suède </text:p>
          </table:table-cell>
          <table:table-cell office:value-type="string">
            <text:p>CHALMERS UNIVERSITY OF TECHNOLOGY DEPARTEMENT OF APPLIED MECHANICS</text:p>
          </table:table-cell>
          <table:table-cell office:value-type="string">
            <text:p>M</text:p>
          </table:table-cell>
          <table:table-cell office:value-type="string">
            <text:p>Head of Division</text:p>
          </table:table-cell>
          <table:table-cell office:value-type="string">
            <text:p>GOTHENBURG</text:p>
          </table:table-cell>
          <table:table-cell office:value-type="string">
            <text:p>Advanced CAD/CAE methods in design and analysis of the structures in automotive engineering. Design of the <text:s/>trailer for transporting the rally car </text:p>
          </table:table-cell>
          <table:table-cell office:value-type="float" office:value="680">
            <text:p>680</text:p>
          </table:table-cell>
          <table:table-cell table:style-name="ce11" table:number-columns-repeated="10"/>
          <table:table-cell table:number-columns-repeated="99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LOEMBET </text:p>
          </table:table-cell>
          <table:table-cell office:value-type="string">
            <text:p>STELLA </text:p>
          </table:table-cell>
          <table:table-cell/>
          <table:table-cell table:style-name="ce9"/>
          <table:table-cell office:value-type="float" office:value="30">
            <text:p>30</text:p>
          </table:table-cell>
          <table:table-cell office:value-type="string">
            <text:p>JOB</text:p>
          </table:table-cell>
          <table:table-cell/>
          <table:table-cell table:style-name="ce9"/>
          <table:table-cell table:style-name="ce36" office:value-type="string">
            <text:p>congo</text:p>
          </table:table-cell>
          <table:table-cell office:value-type="string">
            <text:p>BRASSERIES DU CONGO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BRAZAVILLE </text:p>
          </table:table-cell>
          <table:table-cell office:value-type="string">
            <text:p>Etude des algorithmes et développement d'un logiciel d'ordonnancement</text:p>
          </table:table-cell>
          <table:table-cell/>
          <table:table-cell table:style-name="ce11" table:number-columns-repeated="10"/>
          <table:table-cell table:number-columns-repeated="99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table:style-name="ce14" office:value-type="string">
            <text:p>Monsieur</text:p>
          </table:table-cell>
          <table:table-cell table:style-name="ce18" office:value-type="string">
            <text:p>LONGCHAMP Baptist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28]);&quot;&quot;;[.G128]-[.F128])" office:value-type="float" office:value="88">
            <text:p>88</text:p>
          </table:table-cell>
          <table:table-cell/>
          <table:table-cell table:style-name="ce14"/>
          <table:table-cell table:style-name="ce21" office:value-type="date" office:date-value="2012-04-15">
            <text:p>15/04/2012</text:p>
          </table:table-cell>
          <table:table-cell table:style-name="ce31" office:value-type="string">
            <text:p>Bulgarie </text:p>
          </table:table-cell>
          <table:table-cell table:style-name="ce40" office:value-type="string">
            <text:p>Université des tecnilogies alimentaire – Laboratoire de panification « TCFPP3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Dirigeant de departement « TCFPP »</text:p>
          </table:table-cell>
          <table:table-cell table:style-name="ce14" office:value-type="string">
            <text:p>Plovdiv</text:p>
          </table:table-cell>
          <table:table-cell office:value-type="string">
            <text:p>Technologie des pains traditionnelles bulgares</text:p>
          </table:table-cell>
          <table:table-cell table:style-name="ce43" office:value-type="float" office:value="190">
            <text:p>190</text:p>
          </table:table-cell>
          <table:table-cell table:style-name="ce11" table:number-columns-repeated="10"/>
          <table:table-cell table:number-columns-repeated="996"/>
        </table:table-row>
        <table:table-row table:style-name="ro2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onsieur</text:p>
          </table:table-cell>
          <table:table-cell table:style-name="ce14" office:value-type="string">
            <text:p>LOTIQUET</text:p>
          </table:table-cell>
          <table:table-cell table:style-name="ce12" office:value-type="string">
            <text:p>Damien</text:p>
          </table:table-cell>
          <table:table-cell table:style-name="ce21" office:value-type="date" office:date-value="2010-01-15">
            <text:p>15/01/2010</text:p>
          </table:table-cell>
          <table:table-cell table:style-name="ce21" office:value-type="date" office:date-value="2010-07-30">
            <text:p>30/07/2010</text:p>
          </table:table-cell>
          <table:table-cell table:style-name="ce25" table:formula="of:=IF(ISBLANK([.F129]);&quot;&quot;;[.G129]-[.F129])" office:value-type="float" office:value="196">
            <text:p>196</text:p>
          </table:table-cell>
          <table:table-cell table:style-name="ce11"/>
          <table:table-cell table:style-name="ce21" office:value-type="date" office:date-value="2010-01-11">
            <text:p>11/01/2010</text:p>
          </table:table-cell>
          <table:table-cell table:style-name="ce21" office:value-type="date" office:date-value="2010-01-18">
            <text:p>18/01/2010</text:p>
          </table:table-cell>
          <table:table-cell table:style-name="ce33" office:value-type="string">
            <text:p>USA</text:p>
          </table:table-cell>
          <table:table-cell table:style-name="ce40" office:value-type="string">
            <text:p>Lactalis Belmont USA, Inc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DG</text:p>
          </table:table-cell>
          <table:table-cell table:style-name="ce14" office:value-type="string">
            <text:p>Belmont</text:p>
          </table:table-cell>
          <table:table-cell table:style-name="ce40" office:value-type="string">
            <text:p>How to Reduce CIP time to increase production time – Réduction du temps de nettoyage dans le but d'augmenter la production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USCHER Alice</text:p>
          </table:table-cell>
          <table:table-cell/>
          <table:table-cell/>
          <table:table-cell table:style-name="ce9"/>
          <table:table-cell table:style-name="ce25" table:formula="of:=IF(ISBLANK([.F130]);&quot;&quot;;[.G130]-[.F130])">
            <text:p/>
          </table:table-cell>
          <table:table-cell table:number-columns-repeated="2"/>
          <table:table-cell table:style-name="ce9"/>
          <table:table-cell table:style-name="ce30" office:value-type="string">
            <text:p>Brésil</text:p>
          </table:table-cell>
          <table:table-cell office:value-type="string">
            <text:p>BRAZILIAN AGRICULTURE RESEARCH CORPORATION – EMBRAPA</text:p>
          </table:table-cell>
          <table:table-cell office:value-type="string">
            <text:p>Monsieur</text:p>
          </table:table-cell>
          <table:table-cell office:value-type="string">
            <text:p>DF, at Parque Estacao Biologic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6"/>
        </table:table-row>
        <table:table-row table:style-name="ro6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BROUK </text:p>
          </table:table-cell>
          <table:table-cell office:value-type="string">
            <text:p>ILYAS </text:p>
          </table:table-cell>
          <table:table-cell/>
          <table:table-cell table:style-name="ce9"/>
          <table:table-cell office:value-type="float" office:value="30">
            <text:p>30</text:p>
          </table:table-cell>
          <table:table-cell table:number-columns-repeated="2"/>
          <table:table-cell table:style-name="ce9"/>
          <table:table-cell table:style-name="ce36" office:value-type="string">
            <text:p>maroc</text:p>
          </table:table-cell>
          <table:table-cell office:value-type="string">
            <text:p>GOCP</text:p>
          </table:table-cell>
          <table:table-cell office:value-type="string">
            <text:p>MONsieur</text:p>
          </table:table-cell>
          <table:table-cell/>
          <table:table-cell office:value-type="string">
            <text:p>KHOURIBGA</text:p>
          </table:table-cell>
          <table:table-cell office:value-type="string">
            <text:p>Développement de maple cod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AMBOUCKA YOUBANGOYE Alexia</text:p>
          </table:table-cell>
          <table:table-cell/>
          <table:table-cell/>
          <table:table-cell table:style-name="ce9"/>
          <table:table-cell table:style-name="ce25" table:formula="of:=IF(ISBLANK([.F132]);&quot;&quot;;[.G132]-[.F132])">
            <text:p/>
          </table:table-cell>
          <table:table-cell table:number-columns-repeated="2"/>
          <table:table-cell table:style-name="ce9"/>
          <table:table-cell table:style-name="ce30" office:value-type="string">
            <text:p>Chili</text:p>
          </table:table-cell>
          <table:table-cell office:value-type="string">
            <text:p>USACH</text:p>
          </table:table-cell>
          <table:table-cell office:value-type="string">
            <text:p>Prof</text:p>
          </table:table-cell>
          <table:table-cell office:value-type="string">
            <text:p>Directora</text:p>
          </table:table-cell>
          <table:table-cell office:value-type="string">
            <text:p>SANTIAGO</text:p>
          </table:table-cell>
          <table:table-cell office:value-type="string">
            <text:p>Rheological properties of film-forming dispersion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NSOURI Sélim</text:p>
          </table:table-cell>
          <table:table-cell/>
          <table:table-cell/>
          <table:table-cell table:style-name="ce9"/>
          <table:table-cell table:style-name="ce25" table:formula="of:=IF(ISBLANK([.F133]);&quot;&quot;;[.G133]-[.F133])">
            <text:p/>
          </table:table-cell>
          <table:table-cell table:number-columns-repeated="2"/>
          <table:table-cell table:style-name="ce9"/>
          <table:table-cell table:style-name="ce30" office:value-type="string">
            <text:p>Bulgarie</text:p>
          </table:table-cell>
          <table:table-cell office:value-type="string">
            <text:p>SOLVAY SODI AD</text:p>
          </table:table-cell>
          <table:table-cell/>
          <table:table-cell office:value-type="string">
            <text:p>dDeputy production director</text:p>
          </table:table-cell>
          <table:table-cell office:value-type="string">
            <text:p>Devnya</text:p>
          </table:table-cell>
          <table:table-cell office:value-type="string">
            <text:p>investigation of new scrubbers for treatment of gas from calcinators</text:p>
          </table:table-cell>
          <table:table-cell table:number-columns-repeated="1007"/>
        </table:table-row>
        <table:table-row table:style-name="ro6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RTIN</text:p>
          </table:table-cell>
          <table:table-cell office:value-type="string">
            <text:p>Sylvain</text:p>
          </table:table-cell>
          <table:table-cell/>
          <table:table-cell table:style-name="ce9"/>
          <table:table-cell table:number-columns-repeated="3"/>
          <table:table-cell table:style-name="ce9"/>
          <table:table-cell office:value-type="string">
            <text:p>angleterre</text:p>
          </table:table-cell>
          <table:table-cell office:value-type="string">
            <text:p>hull university</text:p>
          </table:table-cell>
          <table:table-cell office:value-type="string">
            <text:p>moNsieur</text:p>
          </table:table-cell>
          <table:table-cell/>
          <table:table-cell office:value-type="string">
            <text:p>hull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MARTZ </text:p>
          </table:table-cell>
          <table:table-cell office:value-type="string">
            <text:p>Didier</text:p>
          </table:table-cell>
          <table:table-cell table:style-name="ce19"/>
          <table:table-cell/>
          <table:table-cell table:style-name="ce25" table:formula="of:=IF(ISBLANK([.F135]);&quot;&quot;;[.G135]-[.F135])">
            <text:p/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WROCLAW</text:p>
          </table:table-cell>
          <table:table-cell office:value-type="string">
            <text:p>Magneto-rehological mass-dampers fos seismic hazard mitigation. Proof of concept and feasibility study</text:p>
          </table:table-cell>
          <table:table-cell table:number-columns-repeated="1007"/>
        </table:table-row>
        <table:table-row table:style-name="ro6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BOUP </text:p>
          </table:table-cell>
          <table:table-cell office:value-type="string">
            <text:p>PAPA MOMAR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SENAGAL</text:p>
          </table:table-cell>
          <table:table-cell office:value-type="string">
            <text:p>HOPITAL PRINCIPAL </text:p>
          </table:table-cell>
          <table:table-cell office:value-type="string">
            <text:p>médecin colonel</text:p>
          </table:table-cell>
          <table:table-cell table:number-columns-repeated="2"/>
          <table:table-cell office:value-type="string">
            <text:p>Développement d'une plateforme servant de registres pour des capteurs</text:p>
          </table:table-cell>
          <table:table-cell office:value-type="string">
            <text:p>10000 CFA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5" office:value-type="string">
            <text:p>MENESES SALCEDO Chris Leidy </text:p>
          </table:table-cell>
          <table:table-cell table:style-name="ce18"/>
          <table:table-cell table:style-name="ce21" office:value-type="date" office:date-value="2012-05-01">
            <text:p>01/05/2012</text:p>
          </table:table-cell>
          <table:table-cell table:style-name="ce21" office:value-type="date" office:date-value="2012-07-08">
            <text:p>08/07/2012</text:p>
          </table:table-cell>
          <table:table-cell table:style-name="ce25" table:formula="of:=IF(ISBLANK([.F137]);&quot;&quot;;[.G137]-[.F137])" office:value-type="float" office:value="68">
            <text:p>68</text:p>
          </table:table-cell>
          <table:table-cell/>
          <table:table-cell table:style-name="ce21"/>
          <table:table-cell table:style-name="ce21" office:value-type="date" office:date-value="2012-05-05">
            <text:p>05/05/2012</text:p>
          </table:table-cell>
          <table:table-cell table:style-name="ce31" office:value-type="string">
            <text:p>Belgique</text:p>
          </table:table-cell>
          <table:table-cell table:style-name="ce40" office:value-type="string">
            <text:p>Lab Phytopathology, Dept Crop Protection, Fac. Bioscience Engineering, Ghent University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Head of Laboratory</text:p>
          </table:table-cell>
          <table:table-cell table:style-name="ce14" office:value-type="string">
            <text:p>Gent</text:p>
          </table:table-cell>
          <table:table-cell table:style-name="ce42" office:value-type="string">
            <text:p>etude de l'effet des lipopeptides de bacillus subtilis sur le développement de bremia lactucae sur laitues</text:p>
          </table:table-cell>
          <table:table-cell table:style-name="ce43" office:value-type="float" office:value="130">
            <text:p>130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MENIELLE</text:p>
          </table:table-cell>
          <table:table-cell office:value-type="string">
            <text:p>Matthieu</text:p>
          </table:table-cell>
          <table:table-cell table:style-name="ce19" office:value-type="date" office:date-value="2011-05-10">
            <text:p>10/05/2011</text:p>
          </table:table-cell>
          <table:table-cell office:value-type="date" office:date-value="2011-07-14">
            <text:p>14/07/2011</text:p>
          </table:table-cell>
          <table:table-cell table:style-name="ce25" table:formula="of:=IF(ISBLANK([.F138]);&quot;&quot;;[.G138]-[.F138])" office:value-type="float" office:value="65">
            <text:p>6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 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LUKASIEWICZA</text:p>
          </table:table-cell>
          <table:table-cell office:value-type="string">
            <text:p>The improvement and maintenance of equipment</text:p>
          </table:table-cell>
          <table:table-cell table:number-columns-repeated="1007"/>
        </table:table-row>
        <table:table-row table:style-name="ro6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METTHEY Nathanaëll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4-18">
            <text:p>18/04/2010</text:p>
          </table:table-cell>
          <table:table-cell table:style-name="ce25" table:formula="of:=IF(ISBLANK([.F139]);&quot;&quot;;[.G139]-[.F139])" office:value-type="float" office:value="7">
            <text:p>7</text:p>
          </table:table-cell>
          <table:table-cell/>
          <table:table-cell table:style-name="ce21"/>
          <table:table-cell table:style-name="ce21" office:value-type="date" office:date-value="2010-03-11">
            <text:p>11/03/2010</text:p>
          </table:table-cell>
          <table:table-cell table:style-name="ce33" office:value-type="string">
            <text:p>Belgique</text:p>
          </table:table-cell>
          <table:table-cell table:style-name="ce40" office:value-type="string">
            <text:p>Lab Phytopathology, Dept. Crop Protection, Fac.Bioscience En,gineering, Ghent University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Heod of department</text:p>
          </table:table-cell>
          <table:table-cell table:style-name="ce14" office:value-type="string">
            <text:p>Gent</text:p>
          </table:table-cell>
          <table:table-cell table:style-name="ce10" office:value-type="string">
            <text:p>Etude des effets des lipopeptides sur la laitue</text:p>
          </table:table-cell>
          <table:table-cell table:style-name="ce44" office:value-type="float" office:value="450">
            <text:p>450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MEULEAU</text:p>
          </table:table-cell>
          <table:table-cell office:value-type="string">
            <text:p>Joachim</text:p>
          </table:table-cell>
          <table:table-cell table:style-name="ce19" office:value-type="date" office:date-value="2011-05-17">
            <text:p>17/05/2011</text:p>
          </table:table-cell>
          <table:table-cell office:value-type="date" office:date-value="2011-07-19">
            <text:p>19/07/2011</text:p>
          </table:table-cell>
          <table:table-cell table:style-name="ce25" table:formula="of:=IF(ISBLANK([.F140]);&quot;&quot;;[.G140]-[.F140])" office:value-type="float" office:value="63">
            <text:p>63</text:p>
          </table:table-cell>
          <table:table-cell table:number-columns-repeated="3"/>
          <table:table-cell office:value-type="string">
            <text:p>JAPON</text:p>
          </table:table-cell>
          <table:table-cell office:value-type="string">
            <text:p>TYK CORPORATION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TAJIMI <text:s/>- JAPON </text:p>
          </table:table-cell>
          <table:table-cell office:value-type="string">
            <text:p>Advanced CAD/CAE methods in design and analysis of the machines structures in automotive engineering </text:p>
          </table:table-cell>
          <table:table-cell office:value-type="float" office:value="710">
            <text:p>71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ICHALAK Jennifer</text:p>
          </table:table-cell>
          <table:table-cell/>
          <table:table-cell/>
          <table:table-cell table:style-name="ce9"/>
          <table:table-cell table:style-name="ce25" table:formula="of:=IF(ISBLANK([.F141]);&quot;&quot;;[.G141]-[.F141])">
            <text:p/>
          </table:table-cell>
          <table:table-cell table:number-columns-repeated="2"/>
          <table:table-cell table:style-name="ce9"/>
          <table:table-cell table:style-name="ce30" office:value-type="string">
            <text:p>Angleterre</text:p>
          </table:table-cell>
          <table:table-cell office:value-type="string">
            <text:p>University of Reading</text:p>
          </table:table-cell>
          <table:table-cell office:value-type="string">
            <text:p>Dr</text:p>
          </table:table-cell>
          <table:table-cell office:value-type="string">
            <text:p>Lecturer</text:p>
          </table:table-cell>
          <table:table-cell office:value-type="string">
            <text:p>READING</text:p>
          </table:table-cell>
          <table:table-cell office:value-type="string">
            <text:p>Purification of lipopeptides produced by bacillus subtilis strains and investigation of their surface activity</text:p>
          </table:table-cell>
          <table:table-cell office:value-type="float" office:value="460">
            <text:p>460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MIGNOTTE-PICARD Elodie</text:p>
          </table:table-cell>
          <table:table-cell table:style-name="ce18"/>
          <table:table-cell table:style-name="ce21" office:value-type="date" office:date-value="2012-04-15">
            <text:p>15/04/2012</text:p>
          </table:table-cell>
          <table:table-cell table:style-name="ce21" office:value-type="date" office:date-value="2012-07-11">
            <text:p>11/07/2012</text:p>
          </table:table-cell>
          <table:table-cell table:style-name="ce25" table:formula="of:=IF(ISBLANK([.F142]);&quot;&quot;;[.G142]-[.F142])" office:value-type="float" office:value="87">
            <text:p>87</text:p>
          </table:table-cell>
          <table:table-cell/>
          <table:table-cell table:style-name="ce21"/>
          <table:table-cell table:style-name="ce21" office:value-type="date" office:date-value="2012-03-10">
            <text:p>10/03/2012</text:p>
          </table:table-cell>
          <table:table-cell table:style-name="ce31" office:value-type="string">
            <text:p>Australie</text:p>
          </table:table-cell>
          <table:table-cell table:style-name="ce40" office:value-type="string">
            <text:p>Danish Patisserie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Perth</text:p>
          </table:table-cell>
          <table:table-cell table:style-name="ce42" office:value-type="string">
            <text:p>Assisting un product developement current projects &amp; setting quality standards and product specialications for factory environment</text:p>
          </table:table-cell>
          <table:table-cell table:style-name="ce43" office:value-type="float" office:value="470">
            <text:p>47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OIGNER </text:p>
          </table:table-cell>
          <table:table-cell office:value-type="string">
            <text:p>VINCENT </text:p>
          </table:table-cell>
          <table:table-cell/>
          <table:table-cell table:style-name="ce9"/>
          <table:table-cell office:value-type="float" office:value="51">
            <text:p>51</text:p>
          </table:table-cell>
          <table:table-cell table:number-columns-repeated="2"/>
          <table:table-cell table:style-name="ce9"/>
          <table:table-cell table:style-name="ce36" office:value-type="string">
            <text:p>BELGIQUE</text:p>
          </table:table-cell>
          <table:table-cell office:value-type="string">
            <text:p>ROBERT BOSCH</text:p>
          </table:table-cell>
          <table:table-cell table:number-columns-repeated="2"/>
          <table:table-cell office:value-type="string">
            <text:p>HAMELENDREEF </text:p>
          </table:table-cell>
          <table:table-cell office:value-type="string">
            <text:p>development of mobile apps for the purpose of marketing and presenting real-estate objects.</text:p>
          </table:table-cell>
          <table:table-cell office:value-type="float" office:value="700">
            <text:p>70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/>
          <table:table-cell office:value-type="string">
            <text:p>MROZOWSKI</text:p>
          </table:table-cell>
          <table:table-cell table:style-name="ce19" office:value-type="string">
            <text:p>Benoit</text:p>
          </table:table-cell>
          <table:table-cell table:style-name="ce19" office:value-type="string">
            <text:p>juillet</text:p>
          </table:table-cell>
          <table:table-cell/>
          <table:table-cell table:style-name="ce25"/>
          <table:table-cell table:number-columns-repeated="2"/>
          <table:table-cell office:value-type="date" office:date-value="2011-04-13">
            <text:p>13/04/2011</text:p>
          </table:table-cell>
          <table:table-cell office:value-type="string">
            <text:p>Angleterre</text:p>
          </table:table-cell>
          <table:table-cell office:value-type="string">
            <text:p>PILLAR INDUSTRIAL ESTATE SPEEDER LTD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table:style-name="ce18" office:value-type="string">
            <text:p>BRIXHAM </text:p>
          </table:table-cell>
          <table:table-cell office:value-type="string">
            <text:p>Ouvrier dans le secteur électronique 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UCHA</text:p>
          </table:table-cell>
          <table:table-cell office:value-type="string">
            <text:p>Clarisse</text:p>
          </table:table-cell>
          <table:table-cell/>
          <table:table-cell table:style-name="ce9"/>
          <table:table-cell office:value-type="float" office:value="41">
            <text:p>41</text:p>
          </table:table-cell>
          <table:table-cell table:number-columns-repeated="2"/>
          <table:table-cell table:style-name="ce9"/>
          <table:table-cell table:style-name="ce30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Chercheur assistant professeur </text:p>
          </table:table-cell>
          <table:table-cell office:value-type="string">
            <text:p>LAVAL</text:p>
          </table:table-cell>
          <table:table-cell office:value-type="string">
            <text:p>régulation de l'activité de certains spécimens de ribozymes hammerhead en fonction de la concentration de cations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UNSCH</text:p>
          </table:table-cell>
          <table:table-cell office:value-type="string">
            <text:p>Julien</text:p>
          </table:table-cell>
          <table:table-cell table:style-name="ce19" office:value-type="date" office:date-value="2012-05-18">
            <text:p>18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Suisse</text:p>
          </table:table-cell>
          <table:table-cell office:value-type="string">
            <text:p>Jet Aviation Basel AG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Basel-Euroaiport SWITZERLAND</text:p>
          </table:table-cell>
          <table:table-cell office:value-type="string">
            <text:p>Stage d'ssistance dans un atelier de mécanique hydraulique -conception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NADARADJANE Pushparadjane</text:p>
          </table:table-cell>
          <table:table-cell/>
          <table:table-cell/>
          <table:table-cell table:style-name="ce9"/>
          <table:table-cell table:style-name="ce25" table:formula="of:=IF(ISBLANK([.F147]);&quot;&quot;;[.G147]-[.F147])">
            <text:p/>
          </table:table-cell>
          <table:table-cell table:number-columns-repeated="2"/>
          <table:table-cell table:style-name="ce9"/>
          <table:table-cell table:style-name="ce30" office:value-type="string">
            <text:p>Bulgarie</text:p>
          </table:table-cell>
          <table:table-cell office:value-type="string">
            <text:p>SOLVAY SODI AD</text:p>
          </table:table-cell>
          <table:table-cell/>
          <table:table-cell office:value-type="string">
            <text:p>dDeputy production director</text:p>
          </table:table-cell>
          <table:table-cell office:value-type="string">
            <text:p>Devnya</text:p>
          </table:table-cell>
          <table:table-cell office:value-type="string">
            <text:p>studying the moisture content in technical bicarbonate under various technical parameters of the filters</text:p>
          </table:table-cell>
          <table:table-cell office:value-type="float" office:value="690">
            <text:p>690</text:p>
          </table:table-cell>
          <table:table-cell table:style-name="ce11"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NEU</text:p>
          </table:table-cell>
          <table:table-cell table:style-name="ce16" office:value-type="string">
            <text:p>Vincent</text:p>
          </table:table-cell>
          <table:table-cell table:style-name="ce19" office:value-type="date" office:date-value="2010-07-05">
            <text:p>05/07/2010</text:p>
          </table:table-cell>
          <table:table-cell table:style-name="ce24" office:value-type="date" office:date-value="2010-08-13">
            <text:p>13/08/2010</text:p>
          </table:table-cell>
          <table:table-cell table:style-name="ce25" table:formula="of:=IF(ISBLANK([.F148]);&quot;&quot;;[.G148]-[.F148])" office:value-type="float" office:value="39">
            <text:p>39</text:p>
          </table:table-cell>
          <table:table-cell table:style-name="ce26"/>
          <table:table-cell table:style-name="ce28"/>
          <table:table-cell table:style-name="ce24" office:value-type="date" office:date-value="2010-04-17">
            <text:p>17/04/2010</text:p>
          </table:table-cell>
          <table:table-cell table:style-name="ce28" office:value-type="string">
            <text:p>Allemagne</text:p>
          </table:table-cell>
          <table:table-cell table:style-name="ce41" office:value-type="string">
            <text:p>John Deere Werke Zweibrucken</text:p>
          </table:table-cell>
          <table:table-cell table:style-name="ce28" office:value-type="string">
            <text:p>Mme </text:p>
          </table:table-cell>
          <table:table-cell table:style-name="ce41" office:value-type="string">
            <text:p>HR Representative</text:p>
          </table:table-cell>
          <table:table-cell table:style-name="ce28" office:value-type="string">
            <text:p>ZWEIBRUCKEN</text:p>
          </table:table-cell>
          <table:table-cell office:value-type="string">
            <text:p>Stage de découverte de l'entreprise </text:p>
          </table:table-cell>
          <table:table-cell office:value-type="float" office:value="510">
            <text:p>510</text:p>
          </table:table-cell>
          <table:table-cell table:style-name="ce11" table:number-columns-repeated="1006"/>
        </table:table-row>
        <table:table-row table:style-name="ro3">
          <table:table-cell table:style-name="ce4" office:value-type="string">
            <text:p>GBIAAL5</text:p>
          </table:table-cell>
          <table:table-cell table:style-name="ce11" office:value-type="string">
            <text:p>2011-2012</text:p>
          </table:table-cell>
          <table:table-cell table:style-name="ce17" office:value-type="string">
            <text:p>Mlle</text:p>
          </table:table-cell>
          <table:table-cell table:style-name="ce17" office:value-type="string">
            <text:p>NGALEU Francine-Gabrielle</text:p>
          </table:table-cell>
          <table:table-cell table:style-name="ce17"/>
          <table:table-cell table:number-columns-repeated="2" table:style-name="ce17"/>
          <table:table-cell table:style-name="ce25" table:formula="of:=IF(ISBLANK([.F149]);&quot;&quot;;[.G149]-[.F149])">
            <text:p/>
          </table:table-cell>
          <table:table-cell table:style-name="ce17" table:number-columns-repeated="2"/>
          <table:table-cell table:style-name="ce9"/>
          <table:table-cell office:value-type="string">
            <text:p>Canada</text:p>
          </table:table-cell>
          <table:table-cell office:value-type="string">
            <text:p>McGill University</text:p>
          </table:table-cell>
          <table:table-cell office:value-type="string">
            <text:p>Dr</text:p>
          </table:table-cell>
          <table:table-cell office:value-type="string">
            <text:p>Professeure Adjointe</text:p>
          </table:table-cell>
          <table:table-cell office:value-type="string">
            <text:p>St Anne de Bellevue</text:p>
          </table:table-cell>
          <table:table-cell office:value-type="string">
            <text:p>Développement des approches biocatalytiques pour la synthèse des composes bioactives a grand potentiel comme ingrédients fonctionnelles et nutraceutiques</text:p>
          </table:table-cell>
          <table:table-cell/>
          <table:table-cell table:style-name="ce11" table:number-columns-repeated="1006"/>
        </table:table-row>
        <table:table-row table:style-name="ro3">
          <table:table-cell office:value-type="string">
            <text:p>Dep</text:p>
          </table:table-cell>
          <table:table-cell table:style-name="ce13" office:value-type="string">
            <text:p>Année</text:p>
          </table:table-cell>
          <table:table-cell table:style-name="ce13" office:value-type="string">
            <text:p>Civilite</text:p>
          </table:table-cell>
          <table:table-cell table:style-name="ce15" office:value-type="string">
            <text:p>Nom </text:p>
          </table:table-cell>
          <table:table-cell table:style-name="ce15" office:value-type="string">
            <text:p>Prénom</text:p>
          </table:table-cell>
          <table:table-cell table:style-name="ce23" office:value-type="string">
            <text:p>date début</text:p>
          </table:table-cell>
          <table:table-cell table:style-name="ce23" office:value-type="string">
            <text:p>date fin</text:p>
          </table:table-cell>
          <table:table-cell table:style-name="ce15" office:value-type="string">
            <text:p>durée (en jours)</text:p>
          </table:table-cell>
          <table:table-cell table:style-name="ce15" office:value-type="string">
            <text:p>Job</text:p>
          </table:table-cell>
          <table:table-cell table:style-name="ce15" office:value-type="string">
            <text:p>fax signé le </text:p>
          </table:table-cell>
          <table:table-cell table:style-name="ce23" office:value-type="string">
            <text:p>convention signée le</text:p>
          </table:table-cell>
          <table:table-cell table:style-name="ce15" office:value-type="string">
            <text:p>pays</text:p>
          </table:table-cell>
          <table:table-cell table:style-name="ce15" office:value-type="string">
            <text:p>entreprise</text:p>
          </table:table-cell>
          <table:table-cell table:style-name="ce15"/>
          <table:table-cell table:style-name="ce15" office:value-type="string">
            <text:p>Fonction</text:p>
          </table:table-cell>
          <table:table-cell table:style-name="ce15" office:value-type="string">
            <text:p>ville</text:p>
          </table:table-cell>
          <table:table-cell table:style-name="ce15"/>
          <table:table-cell/>
          <table:table-cell table:style-name="ce11"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NOREST Auror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4-18">
            <text:p>18/04/2010</text:p>
          </table:table-cell>
          <table:table-cell table:style-name="ce25" table:formula="of:=IF(ISBLANK([.F151]);&quot;&quot;;[.G151]-[.F151])" office:value-type="float" office:value="7">
            <text:p>7</text:p>
          </table:table-cell>
          <table:table-cell/>
          <table:table-cell table:style-name="ce21"/>
          <table:table-cell table:style-name="ce21" office:value-type="date" office:date-value="2010-03-11">
            <text:p>11/03/2010</text:p>
          </table:table-cell>
          <table:table-cell table:style-name="ce33" office:value-type="string">
            <text:p>Angleterre</text:p>
          </table:table-cell>
          <table:table-cell table:style-name="ce40" office:value-type="string">
            <text:p>ULN Bongrain 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Westbury</text:p>
          </table:table-cell>
          <table:table-cell table:style-name="ce10" office:value-type="string">
            <text:p>Suivi du contrôle qualité de la production et réorganisation des données de la production</text:p>
          </table:table-cell>
          <table:table-cell table:style-name="ce44" office:value-type="float" office:value="160">
            <text:p>160</text:p>
          </table:table-cell>
          <table:table-cell table:style-name="ce11" table:number-columns-repeated="1006"/>
        </table:table-row>
        <table:table-row table:style-name="ro1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PASTOR</text:p>
          </table:table-cell>
          <table:table-cell office:value-type="string">
            <text:p>Emmanuel</text:p>
          </table:table-cell>
          <table:table-cell table:style-name="ce19"/>
          <table:table-cell/>
          <table:table-cell table:style-name="ce25" table:formula="of:=IF(ISBLANK([.F152]);&quot;&quot;;[.G152]-[.F152])">
            <text:p/>
          </table:table-cell>
          <table:table-cell table:number-columns-repeated="3"/>
          <table:table-cell office:value-type="string">
            <text:p>ETATS UNIS</text:p>
          </table:table-cell>
          <table:table-cell office:value-type="string">
            <text:p>Florida Institute of technology </text:p>
          </table:table-cell>
          <table:table-cell office:value-type="string">
            <text:p>M</text:p>
          </table:table-cell>
          <table:table-cell office:value-type="string">
            <text:p>Assistant Director </text:p>
          </table:table-cell>
          <table:table-cell office:value-type="string">
            <text:p>MELBOURNE </text:p>
          </table:table-cell>
          <table:table-cell office:value-type="string">
            <text:p>Design and implementation of a blended braking system for an electric car </text:p>
          </table:table-cell>
          <table:table-cell office:value-type="float" office:value="440">
            <text:p>440</text:p>
          </table:table-cell>
          <table:table-cell table:style-name="ce11" table:number-columns-repeated="1006"/>
        </table:table-row>
        <table:table-row table:style-name="ro1">
          <table:table-cell table:style-name="ce6" office:value-type="string">
            <text:p>CM5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PAUREAU</text:p>
          </table:table-cell>
          <table:table-cell office:value-type="string">
            <text:p>VINCENT</text:p>
          </table:table-cell>
          <table:table-cell table:style-name="ce19" office:value-type="date" office:date-value="2012-04-16">
            <text:p>16/04/2012</text:p>
          </table:table-cell>
          <table:table-cell office:value-type="date" office:date-value="2012-08-31">
            <text:p>31/08/2012</text:p>
          </table:table-cell>
          <table:table-cell table:style-name="ce25" table:formula="of:=IF(ISBLANK([.F153]);&quot;&quot;;[.G153]-[.F153])" office:value-type="float" office:value="137">
            <text:p>137</text:p>
          </table:table-cell>
          <table:table-cell table:number-columns-repeated="3"/>
          <table:table-cell table:style-name="ce34" office:value-type="string">
            <text:p>CANADA</text:p>
          </table:table-cell>
          <table:table-cell office:value-type="string">
            <text:p>Corporation Mac Donald, Dettwiler et associés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Sainte Anne de Bellevue</text:p>
          </table:table-cell>
          <table:table-cell/>
          <table:table-cell office:value-type="float" office:value="650">
            <text:p>650</text:p>
          </table:table-cell>
          <table:table-cell table:style-name="ce11"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PESQUEUX </text:p>
          </table:table-cell>
          <table:table-cell office:value-type="string">
            <text:p>QUENTIN </text:p>
          </table:table-cell>
          <table:table-cell/>
          <table:table-cell table:style-name="ce9"/>
          <table:table-cell office:value-type="float" office:value="33">
            <text:p>33</text:p>
          </table:table-cell>
          <table:table-cell table:number-columns-repeated="2"/>
          <table:table-cell table:style-name="ce9"/>
          <table:table-cell table:style-name="ce36" office:value-type="string">
            <text:p>angleterre </text:p>
          </table:table-cell>
          <table:table-cell office:value-type="string">
            <text:p>UNVIERSITY HULL</text:p>
          </table:table-cell>
          <table:table-cell office:value-type="string">
            <text:p>dr </text:p>
          </table:table-cell>
          <table:table-cell/>
          <table:table-cell office:value-type="string">
            <text:p>HULL</text:p>
          </table:table-cell>
          <table:table-cell office:value-type="string">
            <text:p>Conception, dév et intégration d'un module d'alerte à la ligne de produits Involy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1" office:value-type="string">
            <text:p>PINTE</text:p>
          </table:table-cell>
          <table:table-cell table:style-name="ce14" office:value-type="string">
            <text:p>Marion</text:p>
          </table:table-cell>
          <table:table-cell table:style-name="ce21" office:value-type="date" office:date-value="2010-04-18">
            <text:p>18/04/2010</text:p>
          </table:table-cell>
          <table:table-cell table:style-name="ce21" office:value-type="date" office:date-value="2010-08-14">
            <text:p>14/08/2010</text:p>
          </table:table-cell>
          <table:table-cell table:style-name="ce25" table:formula="of:=IF(ISBLANK([.F155]);&quot;&quot;;[.G155]-[.F155])" office:value-type="float" office:value="118">
            <text:p>118</text:p>
          </table:table-cell>
          <table:table-cell table:style-name="ce27"/>
          <table:table-cell table:style-name="ce21" office:value-type="date" office:date-value="2010-04-17">
            <text:p>17/04/2010</text:p>
          </table:table-cell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Angleterre</text:p>
          </table:table-cell>
          <table:table-cell table:style-name="ce40" office:value-type="string">
            <text:p>bristol Myers Squibb Pharmaceuticals Ltd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Vice présidente EMEA disease Arca Lead Cardiovascular and Metabolic</text:p>
          </table:table-cell>
          <table:table-cell table:style-name="ce14" office:value-type="string">
            <text:p>Uxbridge</text:p>
          </table:table-cell>
          <table:table-cell table:style-name="ce10" office:value-type="string">
            <text:p>stage découverte d'entreprise</text:p>
          </table:table-cell>
          <table:table-cell table:style-name="ce11" office:value-type="string">
            <text:p>840 £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GBIAAL3</text:p>
          </table:table-cell>
          <table:table-cell table:style-name="ce11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1" office:value-type="string">
            <text:p>PODGORSKI</text:p>
          </table:table-cell>
          <table:table-cell table:style-name="ce14" office:value-type="string">
            <text:p>Jennifer</text:p>
          </table:table-cell>
          <table:table-cell table:style-name="ce21" office:value-type="date" office:date-value="2010-07-01">
            <text:p>01/07/2010</text:p>
          </table:table-cell>
          <table:table-cell table:style-name="ce21" office:value-type="date" office:date-value="2010-07-31">
            <text:p>31/07/2010</text:p>
          </table:table-cell>
          <table:table-cell table:style-name="ce25" table:formula="of:=IF(ISBLANK([.F156]);&quot;&quot;;[.G156]-[.F156])" office:value-type="float" office:value="30">
            <text:p>30</text:p>
          </table:table-cell>
          <table:table-cell table:style-name="ce27"/>
          <table:table-cell table:style-name="ce21" office:value-type="date" office:date-value="2010-06-04">
            <text:p>04/06/2010</text:p>
          </table:table-cell>
          <table:table-cell table:style-name="ce21" office:value-type="date" office:date-value="2010-04-07">
            <text:p>07/04/2010</text:p>
          </table:table-cell>
          <table:table-cell table:style-name="ce33" office:value-type="string">
            <text:p>Canada</text:p>
          </table:table-cell>
          <table:table-cell table:style-name="ce40" office:value-type="string">
            <text:p>Nutra Canada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Directrice Générale</text:p>
          </table:table-cell>
          <table:table-cell table:style-name="ce14" office:value-type="string">
            <text:p>Champlain</text:p>
          </table:table-cell>
          <table:table-cell table:style-name="ce10" office:value-type="string">
            <text:p>Etude de la production du conditionnement et de la commercialisation d'extraits de haute qualité de fruits et de légumes d'origine nordique</text:p>
          </table:table-cell>
          <table:table-cell table:style-name="ce11" office:value-type="float" office:value="580">
            <text:p>5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POLLET Clémentin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09">
            <text:p>09/07/2010</text:p>
          </table:table-cell>
          <table:table-cell table:style-name="ce25" table:formula="of:=IF(ISBLANK([.F157]);&quot;&quot;;[.G157]-[.F157])" office:value-type="float" office:value="89">
            <text:p>89</text:p>
          </table:table-cell>
          <table:table-cell/>
          <table:table-cell table:style-name="ce21" office:value-type="date" office:date-value="2010-04-09">
            <text:p>09/04/2010</text:p>
          </table:table-cell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Angleterre</text:p>
          </table:table-cell>
          <table:table-cell table:style-name="ce40" office:value-type="string">
            <text:p>ULN UK LTD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Westbury</text:p>
          </table:table-cell>
          <table:table-cell table:style-name="ce10" office:value-type="string">
            <text:p>Optimisation des contrats de date fromages importées</text:p>
          </table:table-cell>
          <table:table-cell table:style-name="ce44" office:value-type="float" office:value="540">
            <text:p>5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GBIAAL5</text:p>
          </table:table-cell>
          <table:table-cell table:style-name="ce11" office:value-type="string">
            <text:p>2010-2011</text:p>
          </table:table-cell>
          <table:table-cell table:style-name="ce17" office:value-type="string">
            <text:p>Mlle</text:p>
          </table:table-cell>
          <table:table-cell table:style-name="ce17" office:value-type="string">
            <text:p>POLLET Clémentine</text:p>
          </table:table-cell>
          <table:table-cell table:style-name="ce17"/>
          <table:table-cell table:number-columns-repeated="2" table:style-name="ce17"/>
          <table:table-cell table:style-name="ce25" table:formula="of:=IF(ISBLANK([.F158]);&quot;&quot;;[.G158]-[.F158])">
            <text:p/>
          </table:table-cell>
          <table:table-cell table:style-name="ce17" table:number-columns-repeated="2"/>
          <table:table-cell table:style-name="ce9"/>
          <table:table-cell office:value-type="string">
            <text:p>Espagne</text:p>
          </table:table-cell>
          <table:table-cell office:value-type="string">
            <text:p>Anecoop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Valencia</text:p>
          </table:table-cell>
          <table:table-cell office:value-type="string">
            <text:p>Participation au processus de vendte dans une salle de marché et étude d'amélioration du processus de vent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table:style-name="ce10" office:value-type="string">
            <text:p>Mademoiselle</text:p>
          </table:table-cell>
          <table:table-cell table:style-name="ce18" office:value-type="string">
            <text:p>POTDEVIN</text:p>
          </table:table-cell>
          <table:table-cell table:style-name="ce18" office:value-type="string">
            <text:p>Alexia</text:p>
          </table:table-cell>
          <table:table-cell table:style-name="ce21" office:value-type="date" office:date-value="2012-07-15">
            <text:p>15/07/2012</text:p>
          </table:table-cell>
          <table:table-cell table:style-name="ce21" office:value-type="date" office:date-value="2012-08-14">
            <text:p>14/08/2012</text:p>
          </table:table-cell>
          <table:table-cell table:style-name="ce25" table:formula="of:=IF(ISBLANK([.F159]);&quot;&quot;;[.G159]-[.F159])" office:value-type="float" office:value="30">
            <text:p>30</text:p>
          </table:table-cell>
          <table:table-cell table:style-name="ce27"/>
          <table:table-cell table:style-name="ce21" office:value-type="date" office:date-value="2012-04-13">
            <text:p>13/04/2012</text:p>
          </table:table-cell>
          <table:table-cell table:style-name="ce21" office:value-type="date" office:date-value="2012-04-17">
            <text:p>17/04/2012</text:p>
          </table:table-cell>
          <table:table-cell table:style-name="ce38" office:value-type="string">
            <text:p>Chypre</text:p>
          </table:table-cell>
          <table:table-cell table:style-name="ce40" office:value-type="string">
            <text:p>CORINA SANCKS LTD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 des opérations</text:p>
          </table:table-cell>
          <table:table-cell table:style-name="ce14" office:value-type="string">
            <text:p>Limassol</text:p>
          </table:table-cell>
          <table:table-cell table:style-name="ce10" office:value-type="string">
            <text:p>contrôle qualité sur une chaine de production de biscuits apéritifs</text:p>
          </table:table-cell>
          <table:table-cell table:style-name="ce11" office:value-type="float" office:value="500">
            <text:p>500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PU Mingzhu</text:p>
          </table:table-cell>
          <table:table-cell/>
          <table:table-cell/>
          <table:table-cell table:style-name="ce9"/>
          <table:table-cell table:style-name="ce25" table:formula="of:=IF(ISBLANK([.F160]);&quot;&quot;;[.G160]-[.F160])">
            <text:p/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Laboratoire microbiologique de Nankin agriculture université en Chine</text:p>
          </table:table-cell>
          <table:table-cell table:number-columns-repeated="2" office:value-type="string">
            <text:p>Professeur</text:p>
          </table:table-cell>
          <table:table-cell office:value-type="string">
            <text:p>Weigang</text:p>
          </table:table-cell>
          <table:table-cell office:value-type="string">
            <text:p>enzymes production from lactobacilus helveticus MB1-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RAKOTOZANANY Edwige</text:p>
          </table:table-cell>
          <table:table-cell/>
          <table:table-cell/>
          <table:table-cell table:style-name="ce9"/>
          <table:table-cell table:style-name="ce25" table:formula="of:=IF(ISBLANK([.F161]);&quot;&quot;;[.G161]-[.F161])">
            <text:p/>
          </table:table-cell>
          <table:table-cell table:number-columns-repeated="2"/>
          <table:table-cell table:style-name="ce9"/>
          <table:table-cell table:style-name="ce30" office:value-type="string">
            <text:p>Brésil</text:p>
          </table:table-cell>
          <table:table-cell office:value-type="string">
            <text:p>Universidade Federal de Sergipe</text:p>
          </table:table-cell>
          <table:table-cell/>
          <table:table-cell office:value-type="string">
            <text:p>Chef du département d'ingénierie Alimentaire</text:p>
          </table:table-cell>
          <table:table-cell office:value-type="string">
            <text:p>Saint Kitts, en Ontario </text:p>
          </table:table-cell>
          <table:table-cell office:value-type="string">
            <text:p>l'activité antimicrobienne de l'huile essentielle lippia gracillis contre les bactéries contaminantes des aliment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 office:value-type="string">
            <text:p>Mademoiselle</text:p>
          </table:table-cell>
          <table:table-cell office:value-type="string">
            <text:p>RENAU </text:p>
          </table:table-cell>
          <table:table-cell office:value-type="string">
            <text:p>Claire </text:p>
          </table:table-cell>
          <table:table-cell table:style-name="ce19"/>
          <table:table-cell/>
          <table:table-cell table:style-name="ce25" table:formula="of:=IF(ISBLANK([.F162]);&quot;&quot;;[.G162]-[.F162]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34" office:value-type="string">
            <text:p>ANGLETERRE</text:p>
          </table:table-cell>
          <table:table-cell office:value-type="string">
            <text:p>Pavilion Gardens café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BRIGHTON</text:p>
          </table:table-cell>
          <table:table-cell office:value-type="string">
            <text:p>Modeling and designing of controllable granular damper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ROSALES</text:p>
          </table:table-cell>
          <table:table-cell office:value-type="string">
            <text:p>Celine</text:p>
          </table:table-cell>
          <table:table-cell/>
          <table:table-cell table:style-name="ce9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9"/>
          <table:table-cell table:style-name="ce30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620">
            <text:p>62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ROSENER </text:p>
          </table:table-cell>
          <table:table-cell office:value-type="string">
            <text:p>SAMUEL </text:p>
          </table:table-cell>
          <table:table-cell/>
          <table:table-cell table:style-name="ce9"/>
          <table:table-cell office:value-type="float" office:value="47">
            <text:p>47</text:p>
          </table:table-cell>
          <table:table-cell table:number-columns-repeated="2"/>
          <table:table-cell table:style-name="ce9"/>
          <table:table-cell table:style-name="ce36" office:value-type="string">
            <text:p>chine</text:p>
          </table:table-cell>
          <table:table-cell office:value-type="string">
            <text:p>LABORATORY AUTOMATION</text:p>
          </table:table-cell>
          <table:table-cell office:value-type="string">
            <text:p>monsieur</text:p>
          </table:table-cell>
          <table:table-cell office:value-type="string">
            <text:p>PROFESSOR</text:p>
          </table:table-cell>
          <table:table-cell office:value-type="string">
            <text:p>NANJING</text:p>
          </table:table-cell>
          <table:table-cell office:value-type="string">
            <text:p>Intern Remote Automation Solutions Middle East &amp; Africa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RUIZ-HUIDOBRO</text:p>
          </table:table-cell>
          <table:table-cell office:value-type="string">
            <text:p>Sylvain</text:p>
          </table:table-cell>
          <table:table-cell table:style-name="ce19" office:value-type="date" office:date-value="2011-05-10">
            <text:p>10/05/2011</text:p>
          </table:table-cell>
          <table:table-cell office:value-type="date" office:date-value="2011-07-14">
            <text:p>14/07/2011</text:p>
          </table:table-cell>
          <table:table-cell table:style-name="ce25" table:formula="of:=IF(ISBLANK([.F165]);&quot;&quot;;[.G165]-[.F165])" office:value-type="float" office:value="65">
            <text:p>6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 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lUKASIEWICZA</text:p>
          </table:table-cell>
          <table:table-cell office:value-type="string">
            <text:p>Minimizing of vibration impact on the ral construction – controlling conception </text:p>
          </table:table-cell>
          <table:table-cell office:value-type="float" office:value="170">
            <text:p>17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RUIZ-HUIDOBRO</text:p>
          </table:table-cell>
          <table:table-cell office:value-type="string">
            <text:p>Sylvain</text:p>
          </table:table-cell>
          <table:table-cell table:style-name="ce19" office:value-type="date" office:date-value="2012-07-18">
            <text:p>18/07/2012</text:p>
          </table:table-cell>
          <table:table-cell table:style-name="ce21" office:value-type="date" office:date-value="2012-08-30">
            <text:p>30/08/20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/>
          <table:table-cell table:style-name="ce9"/>
          <table:table-cell table:style-name="ce30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330">
            <text:p>33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SAADANE </text:p>
          </table:table-cell>
          <table:table-cell office:value-type="string">
            <text:p>OMAR </text:p>
          </table:table-cell>
          <table:table-cell/>
          <table:table-cell table:style-name="ce9"/>
          <table:table-cell office:value-type="float" office:value="15">
            <text:p>15</text:p>
          </table:table-cell>
          <table:table-cell table:number-columns-repeated="2"/>
          <table:table-cell table:style-name="ce9"/>
          <table:table-cell table:style-name="ce36" office:value-type="string">
            <text:p>Maroc</text:p>
          </table:table-cell>
          <table:table-cell office:value-type="string">
            <text:p>EURAFRIC </text:p>
          </table:table-cell>
          <table:table-cell office:value-type="string">
            <text:p>monsieur</text:p>
          </table:table-cell>
          <table:table-cell office:value-type="string">
            <text:p>président </text:p>
          </table:table-cell>
          <table:table-cell office:value-type="string">
            <text:p>CASABLANCA 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SELLES Camill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68]);&quot;&quot;;[.G168]-[.F168])" office:value-type="float" office:value="88">
            <text:p>88</text:p>
          </table:table-cell>
          <table:table-cell/>
          <table:table-cell table:style-name="ce21" office:value-type="date" office:date-value="2012-04-13">
            <text:p>13/04/2012</text:p>
          </table:table-cell>
          <table:table-cell table:style-name="ce21"/>
          <table:table-cell table:style-name="ce31" office:value-type="string">
            <text:p>Chine</text:p>
          </table:table-cell>
          <table:table-cell table:style-name="ce40" office:value-type="string">
            <text:p>Nanjing Agricultural University </text:p>
          </table:table-cell>
          <table:table-cell/>
          <table:table-cell table:style-name="ce40"/>
          <table:table-cell table:style-name="ce14" office:value-type="string">
            <text:p>Nanjing</text:p>
          </table:table-cell>
          <table:table-cell table:style-name="ce42" office:value-type="string">
            <text:p>rôle of u-calpain and lysosomal enzymes in postmortem tenderization in chicken breast muscle with different treatments</text:p>
          </table:table-cell>
          <table:table-cell table:style-name="ce43"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SHA Xiang</text:p>
          </table:table-cell>
          <table:table-cell/>
          <table:table-cell/>
          <table:table-cell table:style-name="ce9"/>
          <table:table-cell table:style-name="ce25" table:formula="of:=IF(ISBLANK([.F169]);&quot;&quot;;[.G169]-[.F169])">
            <text:p/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Service de quarantaine de Jingjinag</text:p>
          </table:table-cell>
          <table:table-cell/>
          <table:table-cell office:value-type="string">
            <text:p>Vice-directice</text:p>
          </table:table-cell>
          <table:table-cell office:value-type="string">
            <text:p>Jingjiang</text:p>
          </table:table-cell>
          <table:table-cell office:value-type="string">
            <text:p>study and optimization of the detecting process of some new products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>
            <text:p>GBIAAL5</text:p>
          </table:table-cell>
          <table:table-cell table:style-name="ce12" office:value-type="string">
            <text:p>2009-2010</text:p>
          </table:table-cell>
          <table:table-cell table:style-name="ce14" office:value-type="string">
            <text:p>Mademoiselle</text:p>
          </table:table-cell>
          <table:table-cell table:style-name="ce14" office:value-type="string">
            <text:p>SOUILLET</text:p>
          </table:table-cell>
          <table:table-cell table:style-name="ce12" office:value-type="string">
            <text:p>Marine</text:p>
          </table:table-cell>
          <table:table-cell table:style-name="ce21" office:value-type="date" office:date-value="2010-01-01">
            <text:p>01/01/2010</text:p>
          </table:table-cell>
          <table:table-cell table:style-name="ce21" office:value-type="date" office:date-value="2010-07-14">
            <text:p>14/07/2010</text:p>
          </table:table-cell>
          <table:table-cell table:style-name="ce25" table:formula="of:=IF(ISBLANK([.F170]);&quot;&quot;;[.G170]-[.F170])" office:value-type="float" office:value="194">
            <text:p>194</text:p>
          </table:table-cell>
          <table:table-cell table:style-name="ce11"/>
          <table:table-cell table:style-name="ce21"/>
          <table:table-cell table:style-name="ce21" office:value-type="date" office:date-value="2010-01-11">
            <text:p>11/01/2010</text:p>
          </table:table-cell>
          <table:table-cell table:style-name="ce33" office:value-type="string">
            <text:p>Angleterre</text:p>
          </table:table-cell>
          <table:table-cell table:style-name="ce40" office:value-type="string">
            <text:p>Nestle Purina Petcare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DG</text:p>
          </table:table-cell>
          <table:table-cell table:style-name="ce14" office:value-type="string">
            <text:p>Cambs</text:p>
          </table:table-cell>
          <table:table-cell table:style-name="ce40" office:value-type="string">
            <text:p>Production planning</text:p>
          </table:table-cell>
          <table:table-cell office:value-type="string">
            <text:p>4500 £ pr 4 moi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STOTZ Vivian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71]);&quot;&quot;;[.G171]-[.F171])" office:value-type="float" office:value="88">
            <text:p>88</text:p>
          </table:table-cell>
          <table:table-cell/>
          <table:table-cell table:style-name="ce21"/>
          <table:table-cell table:style-name="ce21" office:value-type="date" office:date-value="2012-03-07">
            <text:p>07/03/2012</text:p>
          </table:table-cell>
          <table:table-cell table:style-name="ce31" office:value-type="string">
            <text:p>Canada</text:p>
          </table:table-cell>
          <table:table-cell table:style-name="ce40" office:value-type="string">
            <text:p>INRS – Institut Armand Frappier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eur</text:p>
          </table:table-cell>
          <table:table-cell table:style-name="ce14" office:value-type="string">
            <text:p>Laval (québec)</text:p>
          </table:table-cell>
          <table:table-cell table:style-name="ce42" office:value-type="string">
            <text:p>production de métabolites bacteriens antimicrobiens et caracterisation</text:p>
          </table:table-cell>
          <table:table-cell table:style-name="ce43" office:value-type="float" office:value="290">
            <text:p>29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AIEB </text:p>
          </table:table-cell>
          <table:table-cell office:value-type="string">
            <text:p>ZAKARIA </text:p>
          </table:table-cell>
          <table:table-cell/>
          <table:table-cell table:style-name="ce9"/>
          <table:table-cell office:value-type="float" office:value="19">
            <text:p>19</text:p>
          </table:table-cell>
          <table:table-cell table:number-columns-repeated="2"/>
          <table:table-cell table:style-name="ce9"/>
          <table:table-cell table:style-name="ce36" office:value-type="string">
            <text:p>MAROC</text:p>
          </table:table-cell>
          <table:table-cell office:value-type="string">
            <text:p>TEST NDT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MOHAMMEDIA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THIAM</text:p>
          </table:table-cell>
          <table:table-cell table:style-name="ce16" office:value-type="string">
            <text:p>Mamadou Masseck</text:p>
          </table:table-cell>
          <table:table-cell table:style-name="ce24" office:value-type="date" office:date-value="2010-07-01">
            <text:p>01/07/2010</text:p>
          </table:table-cell>
          <table:table-cell table:style-name="ce24" office:value-type="date" office:date-value="2010-07-31">
            <text:p>31/07/2010</text:p>
          </table:table-cell>
          <table:table-cell table:style-name="ce25" table:formula="of:=IF(ISBLANK([.F173]);&quot;&quot;;[.G173]-[.F173])" office:value-type="float" office:value="30">
            <text:p>30</text:p>
          </table:table-cell>
          <table:table-cell table:style-name="ce26"/>
          <table:table-cell table:style-name="ce28"/>
          <table:table-cell table:style-name="ce24" office:value-type="date" office:date-value="2010-04-11">
            <text:p>11/04/2010</text:p>
          </table:table-cell>
          <table:table-cell table:style-name="ce28" office:value-type="string">
            <text:p>SENEGAL</text:p>
          </table:table-cell>
          <table:table-cell table:style-name="ce41" office:value-type="string">
            <text:p>CSE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Directeur Général</text:p>
          </table:table-cell>
          <table:table-cell table:style-name="ce28" office:value-type="string">
            <text:p>DAKAR-SENEGAL</text:p>
          </table:table-cell>
          <table:table-cell office:value-type="string">
            <text:p>Gestion de matériel </text:p>
          </table:table-cell>
          <table:table-cell office:value-type="float" office:value="460">
            <text:p>46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HIELLEUX</text:p>
          </table:table-cell>
          <table:table-cell office:value-type="string">
            <text:p>Romain</text:p>
          </table:table-cell>
          <table:table-cell table:style-name="ce19" office:value-type="date" office:date-value="2012-05-07">
            <text:p>07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TUNISIE</text:p>
          </table:table-cell>
          <table:table-cell office:value-type="string">
            <text:p>HYDRO EXPERT INTERNATIONAL</text:p>
          </table:table-cell>
          <table:table-cell office:value-type="string">
            <text:p>Monsieur</text:p>
          </table:table-cell>
          <table:table-cell office:value-type="string">
            <text:p>Directeur <text:s/>Général</text:p>
          </table:table-cell>
          <table:table-cell office:value-type="string">
            <text:p>Tunis Aéroport</text:p>
          </table:table-cell>
          <table:table-cell office:value-type="string">
            <text:p>Concevoir une gamme standard d'étuves de feuilletage <text:s/>de verre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THIELLEUX </text:p>
          </table:table-cell>
          <table:table-cell table:style-name="ce16" office:value-type="string">
            <text:p>Romain </text:p>
          </table:table-cell>
          <table:table-cell table:style-name="ce24" office:value-type="date" office:date-value="2010-07-05">
            <text:p>05/07/2010</text:p>
          </table:table-cell>
          <table:table-cell table:style-name="ce24" office:value-type="date" office:date-value="2010-08-15">
            <text:p>15/08/2010</text:p>
          </table:table-cell>
          <table:table-cell table:style-name="ce25" table:formula="of:=IF(ISBLANK([.F175]);&quot;&quot;;[.G175]-[.F175])" office:value-type="float" office:value="41">
            <text:p>41</text:p>
          </table:table-cell>
          <table:table-cell table:style-name="ce26"/>
          <table:table-cell table:style-name="ce28"/>
          <table:table-cell table:style-name="ce24" office:value-type="date" office:date-value="2010-05-31">
            <text:p>31/05/2010</text:p>
          </table:table-cell>
          <table:table-cell table:style-name="ce28" office:value-type="string">
            <text:p>Angleterre </text:p>
          </table:table-cell>
          <table:table-cell table:style-name="ce41" office:value-type="string">
            <text:p>Total Maintenance § Engineering 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Fluid Power Manager </text:p>
          </table:table-cell>
          <table:table-cell table:style-name="ce28" office:value-type="string">
            <text:p>RYTON NE40 3EX</text:p>
          </table:table-cell>
          <table:table-cell office:value-type="string">
            <text:p>Stage en entreprise en angleterre axé sur la mécanique : design et conception industriel, contrôle, prévention, installation de système </text:p>
          </table:table-cell>
          <table:table-cell office:value-type="float" office:value="680">
            <text:p>68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table:style-name="ce10" office:value-type="string">
            <text:p>Mademoiselle</text:p>
          </table:table-cell>
          <table:table-cell table:style-name="ce18" office:value-type="string">
            <text:p>THOMINE</text:p>
          </table:table-cell>
          <table:table-cell table:style-name="ce18" office:value-type="string">
            <text:p>Mathilde</text:p>
          </table:table-cell>
          <table:table-cell table:style-name="ce21" office:value-type="date" office:date-value="2012-07-04">
            <text:p>04/07/2012</text:p>
          </table:table-cell>
          <table:table-cell table:style-name="ce21" office:value-type="date" office:date-value="2012-08-19">
            <text:p>19/08/2012</text:p>
          </table:table-cell>
          <table:table-cell table:style-name="ce25" table:formula="of:=IF(ISBLANK([.F176]);&quot;&quot;;[.G176]-[.F176])" office:value-type="float" office:value="46">
            <text:p>46</text:p>
          </table:table-cell>
          <table:table-cell table:style-name="ce27"/>
          <table:table-cell table:style-name="ce14"/>
          <table:table-cell table:style-name="ce21" office:value-type="date" office:date-value="2012-05-03">
            <text:p>03/05/2012</text:p>
          </table:table-cell>
          <table:table-cell table:style-name="ce38" office:value-type="string">
            <text:p>Angleterre</text:p>
          </table:table-cell>
          <table:table-cell table:style-name="ce40" office:value-type="string">
            <text:p>Meantime Brewing Compagny Ltd</text:p>
          </table:table-cell>
          <table:table-cell table:style-name="ce14"/>
          <table:table-cell table:style-name="ce40" office:value-type="string">
            <text:p>Quality manager</text:p>
          </table:table-cell>
          <table:table-cell table:style-name="ce14" office:value-type="string">
            <text:p>London</text:p>
          </table:table-cell>
          <table:table-cell table:style-name="ce10"/>
          <table:table-cell table:style-name="ce11" office:value-type="float" office:value="760">
            <text:p>76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IRMANT</text:p>
          </table:table-cell>
          <table:table-cell office:value-type="string">
            <text:p>Rémi</text:p>
          </table:table-cell>
          <table:table-cell/>
          <table:table-cell table:style-name="ce9"/>
          <table:table-cell office:value-type="float" office:value="74">
            <text:p>74</text:p>
          </table:table-cell>
          <table:table-cell table:number-columns-repeated="2"/>
          <table:table-cell table:style-name="ce9"/>
          <table:table-cell office:value-type="string">
            <text:p>angleterre</text:p>
          </table:table-cell>
          <table:table-cell office:value-type="string">
            <text:p>LIVERPOOL MOORES UNIVERSITY</text:p>
          </table:table-cell>
          <table:table-cell office:value-type="string">
            <text:p>Monsieur</text:p>
          </table:table-cell>
          <table:table-cell office:value-type="string">
            <text:p>pROFESSEUR </text:p>
          </table:table-cell>
          <table:table-cell office:value-type="string">
            <text:p>LIVERPOOL 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TISSOT Fanny</text:p>
          </table:table-cell>
          <table:table-cell/>
          <table:table-cell/>
          <table:table-cell table:style-name="ce9"/>
          <table:table-cell table:style-name="ce25" table:formula="of:=IF(ISBLANK([.F178]);&quot;&quot;;[.G178]-[.F178])">
            <text:p/>
          </table:table-cell>
          <table:table-cell table:number-columns-repeated="2"/>
          <table:table-cell table:style-name="ce9"/>
          <table:table-cell table:style-name="ce30" office:value-type="string">
            <text:p>Inde</text:p>
          </table:table-cell>
          <table:table-cell office:value-type="string">
            <text:p>IIT DE KHARAGPUR</text:p>
          </table:table-cell>
          <table:table-cell office:value-type="string">
            <text:p>Professor </text:p>
          </table:table-cell>
          <table:table-cell office:value-type="string">
            <text:p>Indian institute of technology</text:p>
          </table:table-cell>
          <table:table-cell office:value-type="string">
            <text:p>KHARAGPUR</text:p>
          </table:table-cell>
          <table:table-cell office:value-type="string">
            <text:p>détermination of freshness index of mango using elecronic nose</text:p>
          </table:table-cell>
          <table:table-cell office:value-type="float" office:value="420">
            <text:p>42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TORRENT Charlotte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79]);&quot;&quot;;[.G179]-[.F179])" office:value-type="float" office:value="88">
            <text:p>88</text:p>
          </table:table-cell>
          <table:table-cell/>
          <table:table-cell table:style-name="ce21" office:value-type="date" office:date-value="2012-04-04">
            <text:p>04/04/2012</text:p>
          </table:table-cell>
          <table:table-cell table:style-name="ce21" office:value-type="date" office:date-value="2012-04-11">
            <text:p>11/04/2012</text:p>
          </table:table-cell>
          <table:table-cell table:style-name="ce31" office:value-type="string">
            <text:p>Belgique</text:p>
          </table:table-cell>
          <table:table-cell table:style-name="ce40" office:value-type="string">
            <text:p>CARGILL</text:p>
          </table:table-cell>
          <table:table-cell table:style-name="ce14" office:value-type="string">
            <text:p>Mademoiselle</text:p>
          </table:table-cell>
          <table:table-cell table:style-name="ce40" office:value-type="string">
            <text:p>Quality manager</text:p>
          </table:table-cell>
          <table:table-cell table:style-name="ce14" office:value-type="string">
            <text:p>Mouscron</text:p>
          </table:table-cell>
          <table:table-cell table:style-name="ce42" office:value-type="string">
            <text:p>rhéologie du chocolat : étude comparative de deux méthodes de mesure pour le domaine du chocolat</text:p>
          </table:table-cell>
          <table:table-cell table:style-name="ce43" office:value-type="float" office:value="310">
            <text:p>310</text:p>
          </table:table-cell>
          <table:table-cell table:number-columns-repeated="1006"/>
        </table:table-row>
        <table:table-row table:style-name="ro2">
          <table:table-cell table:style-name="ce8" office:value-type="string">
            <text:p>IMA3</text:p>
          </table:table-cell>
          <table:table-cell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TSIMBA LILINGA </text:p>
          </table:table-cell>
          <table:table-cell office:value-type="string">
            <text:p>ROLAND </text:p>
          </table:table-cell>
          <table:table-cell/>
          <table:table-cell table:style-name="ce9"/>
          <table:table-cell office:value-type="float" office:value="31">
            <text:p>31</text:p>
          </table:table-cell>
          <table:table-cell office:value-type="string">
            <text:p>oui</text:p>
          </table:table-cell>
          <table:table-cell/>
          <table:table-cell table:style-name="ce9"/>
          <table:table-cell office:value-type="string">
            <text:p>GABON</text:p>
          </table:table-cell>
          <table:table-cell office:value-type="string">
            <text:p>COMILOG SA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MDANDA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ULMER </text:p>
          </table:table-cell>
          <table:table-cell office:value-type="string">
            <text:p>Aurélien</text:p>
          </table:table-cell>
          <table:table-cell table:style-name="ce19"/>
          <table:table-cell/>
          <table:table-cell table:style-name="ce25" table:formula="of:=IF(ISBLANK([.F181]);&quot;&quot;;[.G181]-[.F181])">
            <text:p/>
          </table:table-cell>
          <table:table-cell table:number-columns-repeated="3"/>
          <table:table-cell office:value-type="string">
            <text:p>Angleterre</text:p>
          </table:table-cell>
          <table:table-cell office:value-type="string">
            <text:p>Université de Bradford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BRADFORD </text:p>
          </table:table-cell>
          <table:table-cell office:value-type="string">
            <text:p>Sujet de stage : Tonnage Opérations 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VANDENDRIESSCHE</text:p>
          </table:table-cell>
          <table:table-cell office:value-type="string">
            <text:p>Rémy</text:p>
          </table:table-cell>
          <table:table-cell table:style-name="ce19" office:value-type="date" office:date-value="2011-05-05">
            <text:p>05/05/2011</text:p>
          </table:table-cell>
          <table:table-cell office:value-type="date" office:date-value="2011-07-31">
            <text:p>31/07/2011</text:p>
          </table:table-cell>
          <table:table-cell table:style-name="ce25" table:formula="of:=IF(ISBLANK([.F182]);&quot;&quot;;[.G182]-[.F182])" office:value-type="float" office:value="87">
            <text:p>87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 office:value-type="string">
            <text:p>Doyen</text:p>
          </table:table-cell>
          <table:table-cell office:value-type="string">
            <text:p>WARSZAWA</text:p>
          </table:table-cell>
          <table:table-cell office:value-type="string">
            <text:p>Modelling of experimental results for different materials using new</text:p>
          </table:table-cell>
          <table:table-cell office:value-type="string">
            <text:p>350 US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M4</text:p>
          </table:table-cell>
          <table:table-cell table:style-name="ce11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VANNESTE</text:p>
          </table:table-cell>
          <table:table-cell office:value-type="string">
            <text:p>Justine</text:p>
          </table:table-cell>
          <table:table-cell table:style-name="ce19" office:value-type="date" office:date-value="2012-05-07">
            <text:p>07/05/2012</text:p>
          </table:table-cell>
          <table:table-cell/>
          <table:table-cell table:style-name="ce25"/>
          <table:table-cell table:number-columns-repeated="3"/>
          <table:table-cell table:style-name="ce34" office:value-type="string">
            <text:p>BELGIQUE</text:p>
          </table:table-cell>
          <table:table-cell office:value-type="string">
            <text:p>SIMTECH</text:p>
          </table:table-cell>
          <table:table-cell office:value-type="string">
            <text:p>Monsieur</text:p>
          </table:table-cell>
          <table:table-cell office:value-type="string">
            <text:p>Ingénieur en Bureau d'études</text:p>
          </table:table-cell>
          <table:table-cell office:value-type="string">
            <text:p>FROYENNES</text:p>
          </table:table-cell>
          <table:table-cell office:value-type="string">
            <text:p>Modélisation Fabrication Stator Composite </text:p>
          </table:table-cell>
          <table:table-cell office:value-type="float" office:value="770">
            <text:p>770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VATUS Nathali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11">
            <text:p>11/07/2010</text:p>
          </table:table-cell>
          <table:table-cell table:style-name="ce25" table:formula="of:=IF(ISBLANK([.F184]);&quot;&quot;;[.G184]-[.F184])" office:value-type="float" office:value="91">
            <text:p>91</text:p>
          </table:table-cell>
          <table:table-cell/>
          <table:table-cell table:style-name="ce21"/>
          <table:table-cell table:style-name="ce21" office:value-type="date" office:date-value="2010-04-11">
            <text:p>11/04/2010</text:p>
          </table:table-cell>
          <table:table-cell table:style-name="ce33" office:value-type="string">
            <text:p>Chine</text:p>
          </table:table-cell>
          <table:table-cell table:style-name="ce40" office:value-type="string">
            <text:p>College of Food Science and Technology NANJING AGRICULTURAL UNIVERSITY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ofesseur</text:p>
          </table:table-cell>
          <table:table-cell table:style-name="ce14"/>
          <table:table-cell table:style-name="ce10" office:value-type="string">
            <text:p>Rapid determination for food nutrient components </text:p>
          </table:table-cell>
          <table:table-cell table:style-name="ce44" office:value-type="float" office:value="540">
            <text:p>54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10-2011</text:p>
          </table:table-cell>
          <table:table-cell/>
          <table:table-cell office:value-type="string">
            <text:p>VIGREUX </text:p>
          </table:table-cell>
          <table:table-cell office:value-type="string">
            <text:p>Antoine</text:p>
          </table:table-cell>
          <table:table-cell table:style-name="ce19" office:value-type="date" office:date-value="2011-08-01">
            <text:p>01/08/2011</text:p>
          </table:table-cell>
          <table:table-cell/>
          <table:table-cell table:style-name="ce25"/>
          <table:table-cell table:number-columns-repeated="2"/>
          <table:table-cell office:value-type="date" office:date-value="2011-04-08">
            <text:p>08/04/2011</text:p>
          </table:table-cell>
          <table:table-cell office:value-type="string">
            <text:p>USA</text:p>
          </table:table-cell>
          <table:table-cell office:value-type="string">
            <text:p>TUG Technologies Corporation 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KENNESAW</text:p>
          </table:table-cell>
          <table:table-cell office:value-type="string">
            <text:p>Découverte de l'entreprise </text:p>
          </table:table-cell>
          <table:table-cell office:value-type="float" office:value="450">
            <text:p>450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VIGUIER Johan</text:p>
          </table:table-cell>
          <table:table-cell/>
          <table:table-cell/>
          <table:table-cell table:style-name="ce9"/>
          <table:table-cell table:style-name="ce25" table:formula="of:=IF(ISBLANK([.F186]);&quot;&quot;;[.G186]-[.F186])">
            <text:p/>
          </table:table-cell>
          <table:table-cell table:number-columns-repeated="2"/>
          <table:table-cell table:style-name="ce9"/>
          <table:table-cell table:style-name="ce30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Laval, Québac</text:p>
          </table:table-cell>
          <table:table-cell office:value-type="string">
            <text:p>Évaluation des propriétés antimicrobiennes de films bioactifs</text:p>
          </table:table-cell>
          <table:table-cell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MA4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WALLET </text:p>
          </table:table-cell>
          <table:table-cell office:value-type="string">
            <text:p>XAVIER </text:p>
          </table:table-cell>
          <table:table-cell/>
          <table:table-cell table:style-name="ce9"/>
          <table:table-cell office:value-type="float" office:value="88">
            <text:p>88</text:p>
          </table:table-cell>
          <table:table-cell table:number-columns-repeated="2"/>
          <table:table-cell table:style-name="ce9"/>
          <table:table-cell table:style-name="ce36" office:value-type="string">
            <text:p>angleterre</text:p>
          </table:table-cell>
          <table:table-cell office:value-type="string">
            <text:p>UNIVERSITY HULLE</text:p>
          </table:table-cell>
          <table:table-cell office:value-type="string">
            <text:p>monsieur</text:p>
          </table:table-cell>
          <table:table-cell/>
          <table:table-cell office:value-type="string">
            <text:p>HULL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WANG</text:p>
          </table:table-cell>
          <table:table-cell table:style-name="ce16" office:value-type="string">
            <text:p>Yi</text:p>
          </table:table-cell>
          <table:table-cell table:style-name="ce24" office:value-type="date" office:date-value="2010-07-05">
            <text:p>05/07/2010</text:p>
          </table:table-cell>
          <table:table-cell table:style-name="ce24" office:value-type="date" office:date-value="2010-08-01">
            <text:p>01/08/2010</text:p>
          </table:table-cell>
          <table:table-cell table:style-name="ce25" table:formula="of:=IF(ISBLANK([.F188]);&quot;&quot;;[.G188]-[.F188])" office:value-type="float" office:value="27">
            <text:p>27</text:p>
          </table:table-cell>
          <table:table-cell table:style-name="ce26"/>
          <table:table-cell table:style-name="ce28"/>
          <table:table-cell table:style-name="ce24" office:value-type="date" office:date-value="2010-05-31">
            <text:p>31/05/2010</text:p>
          </table:table-cell>
          <table:table-cell table:style-name="ce28" office:value-type="string">
            <text:p>Chine</text:p>
          </table:table-cell>
          <table:table-cell table:style-name="ce41" office:value-type="string">
            <text:p>Groupe de Réducteur de GUOMAO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Directeur</text:p>
          </table:table-cell>
          <table:table-cell table:style-name="ce28" office:value-type="string">
            <text:p>CHANGZHAN JIANGSU </text:p>
          </table:table-cell>
          <table:table-cell office:value-type="string">
            <text:p>Stage ouvrier 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WANG </text:p>
          </table:table-cell>
          <table:table-cell office:value-type="string">
            <text:p>YUAN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CHINE</text:p>
          </table:table-cell>
          <table:table-cell office:value-type="string">
            <text:p>united telecommunications corporation </text:p>
          </table:table-cell>
          <table:table-cell office:value-type="string">
            <text:p>monsieur</text:p>
          </table:table-cell>
          <table:table-cell/>
          <table:table-cell office:value-type="string">
            <text:p>lianyungang </text:p>
          </table:table-cell>
          <table:table-cell office:value-type="string">
            <text:p>Research marketing for women in entrepreneurs – Collect data information on women in development – Exchange new lessons for social economic development in lao.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IMA3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WANG </text:p>
          </table:table-cell>
          <table:table-cell office:value-type="string">
            <text:p>QUANQUAN </text:p>
          </table:table-cell>
          <table:table-cell/>
          <table:table-cell table:style-name="ce9"/>
          <table:table-cell office:value-type="float" office:value="30">
            <text:p>30</text:p>
          </table:table-cell>
          <table:table-cell table:number-columns-repeated="2"/>
          <table:table-cell table:style-name="ce9"/>
          <table:table-cell office:value-type="string">
            <text:p>CHINE</text:p>
          </table:table-cell>
          <table:table-cell office:value-type="string">
            <text:p>Jiangsu renhe new technical industrial</text:p>
          </table:table-cell>
          <table:table-cell/>
          <table:table-cell office:value-type="string">
            <text:p>Directeur</text:p>
          </table:table-cell>
          <table:table-cell office:value-type="string">
            <text:p>nanjing</text:p>
          </table:table-cell>
          <table:table-cell/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table:style-name="ce14" office:value-type="string">
            <text:p>Monsieur</text:p>
          </table:table-cell>
          <table:table-cell table:style-name="ce18" office:value-type="string">
            <text:p>WANG Dahai</text:p>
          </table:table-cell>
          <table:table-cell table:style-name="ce18"/>
          <table:table-cell table:style-name="ce21" office:value-type="date" office:date-value="2012-05-01">
            <text:p>01/05/2012</text:p>
          </table:table-cell>
          <table:table-cell table:style-name="ce21" office:value-type="date" office:date-value="2012-07-19">
            <text:p>19/07/2012</text:p>
          </table:table-cell>
          <table:table-cell table:style-name="ce25" table:formula="of:=IF(ISBLANK([.F191]);&quot;&quot;;[.G191]-[.F191])" office:value-type="float" office:value="79">
            <text:p>79</text:p>
          </table:table-cell>
          <table:table-cell/>
          <table:table-cell table:style-name="ce21"/>
          <table:table-cell table:style-name="ce21" office:value-type="date" office:date-value="2012-04-17">
            <text:p>17/04/2012</text:p>
          </table:table-cell>
          <table:table-cell table:style-name="ce31" office:value-type="string">
            <text:p>Chine</text:p>
          </table:table-cell>
          <table:table-cell table:style-name="ce40" office:value-type="string">
            <text:p>Cheng Du Jiu Wine Trade Co Ltd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Director</text:p>
          </table:table-cell>
          <table:table-cell table:style-name="ce14" office:value-type="string">
            <text:p>Chengdu</text:p>
          </table:table-cell>
          <table:table-cell table:style-name="ce42" office:value-type="string">
            <text:p>Etude de marché du vin en chine</text:p>
          </table:table-cell>
          <table:table-cell table:style-name="ce43"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09-2010</text:p>
          </table:table-cell>
          <table:table-cell office:value-type="string">
            <text:p>Mlle</text:p>
          </table:table-cell>
          <table:table-cell table:style-name="ce12" office:value-type="string">
            <text:p>WILLEMS Marie</text:p>
          </table:table-cell>
          <table:table-cell table:style-name="ce14"/>
          <table:table-cell table:style-name="ce21" office:value-type="date" office:date-value="2010-04-11">
            <text:p>11/04/2010</text:p>
          </table:table-cell>
          <table:table-cell table:style-name="ce21" office:value-type="date" office:date-value="2010-07-09">
            <text:p>09/07/2010</text:p>
          </table:table-cell>
          <table:table-cell table:style-name="ce25" table:formula="of:=IF(ISBLANK([.F192]);&quot;&quot;;[.G192]-[.F192])" office:value-type="float" office:value="89">
            <text:p>89</text:p>
          </table:table-cell>
          <table:table-cell/>
          <table:table-cell table:style-name="ce14"/>
          <table:table-cell table:style-name="ce21" office:value-type="date" office:date-value="2010-03-05">
            <text:p>05/03/2010</text:p>
          </table:table-cell>
          <table:table-cell table:style-name="ce33" office:value-type="string">
            <text:p>Angleterre</text:p>
          </table:table-cell>
          <table:table-cell table:style-name="ce40" office:value-type="string">
            <text:p>Food and Bioprocessing Sciences Group</text:p>
          </table:table-cell>
          <table:table-cell table:style-name="ce14" office:value-type="string">
            <text:p>Monsieur</text:p>
          </table:table-cell>
          <table:table-cell table:style-name="ce40" office:value-type="string">
            <text:p>Prof</text:p>
          </table:table-cell>
          <table:table-cell table:style-name="ce14" office:value-type="string">
            <text:p>Reading</text:p>
          </table:table-cell>
          <table:table-cell table:style-name="ce10" office:value-type="string">
            <text:p>Investigation of a novel encapsulation method for bioactive peptides</text:p>
          </table:table-cell>
          <table:table-cell table:style-name="ce44" office:value-type="string">
            <text:p>700 USD 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CM3</text:p>
          </table:table-cell>
          <table:table-cell table:style-name="ce11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WONG</text:p>
          </table:table-cell>
          <table:table-cell table:style-name="ce16" office:value-type="string">
            <text:p>Chung-Han</text:p>
          </table:table-cell>
          <table:table-cell table:style-name="ce24" office:value-type="date" office:date-value="2010-04-18">
            <text:p>18/04/2010</text:p>
          </table:table-cell>
          <table:table-cell table:style-name="ce24" office:value-type="date" office:date-value="2010-07-30">
            <text:p>30/07/2010</text:p>
          </table:table-cell>
          <table:table-cell table:style-name="ce25" table:formula="of:=IF(ISBLANK([.F193]);&quot;&quot;;[.G193]-[.F193])" office:value-type="float" office:value="103">
            <text:p>103</text:p>
          </table:table-cell>
          <table:table-cell table:style-name="ce26"/>
          <table:table-cell table:style-name="ce28"/>
          <table:table-cell table:style-name="ce24" office:value-type="date" office:date-value="2010-04-07">
            <text:p>07/04/2010</text:p>
          </table:table-cell>
          <table:table-cell table:style-name="ce28" office:value-type="string">
            <text:p>Malaisie</text:p>
          </table:table-cell>
          <table:table-cell table:style-name="ce41" office:value-type="string">
            <text:p>Boccard (M) SDN. BHD</text:p>
          </table:table-cell>
          <table:table-cell table:style-name="ce28" office:value-type="string">
            <text:p>M</text:p>
          </table:table-cell>
          <table:table-cell table:style-name="ce41" office:value-type="string">
            <text:p>Directeur</text:p>
          </table:table-cell>
          <table:table-cell table:style-name="ce28" office:value-type="string">
            <text:p>KWANTAN, PAHANNG</text:p>
          </table:table-cell>
          <table:table-cell office:value-type="string">
            <text:p>Introduction au secteur du pétrole, de la pétrochimie, de la chimie et du gaz </text:p>
          </table:table-cell>
          <table:table-cell office:value-type="float" office:value="270">
            <text:p>270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IS4</text:p>
          </table:table-cell>
          <table:table-cell table:style-name="ce11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WONG </text:p>
          </table:table-cell>
          <table:table-cell office:value-type="string">
            <text:p>Chung Han </text:p>
          </table:table-cell>
          <table:table-cell table:style-name="ce19"/>
          <table:table-cell/>
          <table:table-cell table:style-name="ce25" table:formula="of:=IF(ISBLANK([.F194]);&quot;&quot;;[.G194]-[.F194])">
            <text:p/>
          </table:table-cell>
          <table:table-cell table:number-columns-repeated="3"/>
          <table:table-cell office:value-type="string">
            <text:p>Malaisie </text:p>
          </table:table-cell>
          <table:table-cell office:value-type="string">
            <text:p>MOX – LINDE Gases Sdn.Bhd</text:p>
          </table:table-cell>
          <table:table-cell office:value-type="string">
            <text:p>M</text:p>
          </table:table-cell>
          <table:table-cell office:value-type="string">
            <text:p>Responsable RH</text:p>
          </table:table-cell>
          <table:table-cell office:value-type="string">
            <text:p>SELANGOR </text:p>
          </table:table-cell>
          <table:table-cell office:value-type="string">
            <text:p>the object is to make e mobile bicycle which permits to reserve on electical energy for helping the rider to overcame difficulties when he is riding on uphill road</text:p>
          </table:table-cell>
          <table:table-cell office:value-type="float" office:value="440">
            <text:p>44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GBIAAL3</text:p>
          </table:table-cell>
          <table:table-cell table:style-name="ce10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WU</text:p>
          </table:table-cell>
          <table:table-cell office:value-type="string">
            <text:p>Han</text:p>
          </table:table-cell>
          <table:table-cell/>
          <table:table-cell table:style-name="ce9"/>
          <table:table-cell office:value-type="float" office:value="41">
            <text:p>41</text:p>
          </table:table-cell>
          <table:table-cell table:number-columns-repeated="2"/>
          <table:table-cell table:style-name="ce9"/>
          <table:table-cell table:style-name="ce30" office:value-type="string">
            <text:p>Chine</text:p>
          </table:table-cell>
          <table:table-cell office:value-type="string">
            <text:p>Jiangsu Zhongce product inspection &amp; service co, ltd</text:p>
          </table:table-cell>
          <table:table-cell/>
          <table:table-cell office:value-type="string">
            <text:p>Président of huai'an branch compagny</text:p>
          </table:table-cell>
          <table:table-cell office:value-type="string">
            <text:p>jiangsu province</text:p>
          </table:table-cell>
          <table:table-cell office:value-type="string">
            <text:p>to learn the technology of examining and analyzing the quality of food products 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IMA3</text:p>
          </table:table-cell>
          <table:table-cell table:style-name="ce11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XING </text:p>
          </table:table-cell>
          <table:table-cell office:value-type="string">
            <text:p>SHITAO </text:p>
          </table:table-cell>
          <table:table-cell/>
          <table:table-cell table:style-name="ce9"/>
          <table:table-cell table:number-columns-repeated="3"/>
          <table:table-cell table:style-name="ce9"/>
          <table:table-cell table:style-name="ce36" office:value-type="string">
            <text:p>chINE</text:p>
          </table:table-cell>
          <table:table-cell office:value-type="string">
            <text:p>GEELY AUTOMOBILE</text:p>
          </table:table-cell>
          <table:table-cell office:value-type="string">
            <text:p>monsieur</text:p>
          </table:table-cell>
          <table:table-cell/>
          <table:table-cell office:value-type="string">
            <text:p>JINAN</text:p>
          </table:table-cell>
          <table:table-cell office:value-type="string">
            <text:p>Connaissance des procédés de fabrication de l'acide Phosphorique et du matériel d'instrumentation et de mesures utilisé à cet effet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GBIAAL4</text:p>
          </table:table-cell>
          <table:table-cell table:style-name="ce11" office:value-type="string">
            <text:p>2011-2012</text:p>
          </table:table-cell>
          <table:table-cell office:value-type="string">
            <text:p>Mlle</text:p>
          </table:table-cell>
          <table:table-cell table:style-name="ce18" office:value-type="string">
            <text:p>YANG Peijei</text:p>
          </table:table-cell>
          <table:table-cell table:style-name="ce18"/>
          <table:table-cell table:style-name="ce21" office:value-type="date" office:date-value="2012-04-18">
            <text:p>18/04/2012</text:p>
          </table:table-cell>
          <table:table-cell table:style-name="ce21" office:value-type="date" office:date-value="2012-07-15">
            <text:p>15/07/2012</text:p>
          </table:table-cell>
          <table:table-cell table:style-name="ce25" table:formula="of:=IF(ISBLANK([.F197]);&quot;&quot;;[.G197]-[.F197])" office:value-type="float" office:value="88">
            <text:p>88</text:p>
          </table:table-cell>
          <table:table-cell/>
          <table:table-cell table:style-name="ce21"/>
          <table:table-cell table:style-name="ce21" office:value-type="date" office:date-value="2012-04-15">
            <text:p>15/04/2012</text:p>
          </table:table-cell>
          <table:table-cell table:style-name="ce31" office:value-type="string">
            <text:p>Italie / Suisse</text:p>
          </table:table-cell>
          <table:table-cell table:style-name="ce40" office:value-type="string">
            <text:p>United Nations World Food Programme</text:p>
          </table:table-cell>
          <table:table-cell table:style-name="ce14" office:value-type="string">
            <text:p>Madame</text:p>
          </table:table-cell>
          <table:table-cell table:style-name="ce40" office:value-type="string">
            <text:p>directrice</text:p>
          </table:table-cell>
          <table:table-cell table:style-name="ce14" office:value-type="string">
            <text:p>Italie</text:p>
          </table:table-cell>
          <table:table-cell table:style-name="ce40" office:value-type="string">
            <text:p>+39 04 45131553 ou +39 340 9944 443</text:p>
          </table:table-cell>
          <table:table-cell table:style-name="ce11" office:value-type="float" office:value="450">
            <text:p>450</text:p>
          </table:table-cell>
          <table:table-cell table:number-columns-repeated="1006"/>
        </table:table-row>
        <table:table-row table:style-name="ro7">
          <table:table-cell table:style-name="ce1" office:value-type="string">
            <text:p>IMA4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ZOUTE</text:p>
          </table:table-cell>
          <table:table-cell office:value-type="string">
            <text:p>Adrien</text:p>
          </table:table-cell>
          <table:table-cell/>
          <table:table-cell table:style-name="ce9"/>
          <table:table-cell table:number-columns-repeated="3"/>
          <table:table-cell table:style-name="ce9"/>
          <table:table-cell table:number-columns-repeated="1013"/>
        </table:table-row>
        <table:table-row table:style-name="ro7" table:number-rows-repeated="4">
          <table:table-cell table:number-columns-repeated="6"/>
          <table:table-cell table:style-name="ce9"/>
          <table:table-cell table:number-columns-repeated="3"/>
          <table:table-cell table:style-name="ce9"/>
          <table:table-cell table:number-columns-repeated="1013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Feuil1.A1:Feuil1.R19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3/11/2012</text:date>, <text:time>14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2-11-13T14:18:44</dc:date>
    <dc:creator>Anne Etien</dc:creator>
    <meta:editing-duration>PT15M31S</meta:editing-duration>
    <meta:editing-cycles>1</meta:editing-cycles>
    <meta:document-statistic meta:table-count="1" meta:cell-count="2666" meta:object-count="0"/>
  </office:meta>
</office:document-meta>
</file>